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50" manifest:media-type=""/>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4" manifest:media-type=""/>
  <manifest:file-entry manifest:full-path="ObjectReplacements/Object 34"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application/x-openoffice-gdimetafile;windows_formatname=&quot;GDIMetaFile&quot;"/>
  <manifest:file-entry manifest:full-path="ObjectReplacements/Object 59" manifest:media-type=""/>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
  <manifest:file-entry manifest:full-path="ObjectReplacements/Object 73" manifest:media-type=""/>
  <manifest:file-entry manifest:full-path="ObjectReplacements/Object 74" manifest:media-type="application/x-openoffice-gdimetafile;windows_formatname=&quot;GDIMetaFile&quot;"/>
  <manifest:file-entry manifest:full-path="ObjectReplacements/Object 75" manifest:media-type=""/>
  <manifest:file-entry manifest:full-path="ObjectReplacements/Object 7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
  <manifest:file-entry manifest:full-path="ObjectReplacements/Object 102" manifest:media-type="application/x-openoffice-gdimetafile;windows_formatname=&quot;GDIMetaFile&quot;"/>
  <manifest:file-entry manifest:full-path="ObjectReplacements/Object 103" manifest:media-type=""/>
  <manifest:file-entry manifest:full-path="ObjectReplacements/Object 104" manifest:media-type=""/>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
  <manifest:file-entry manifest:full-path="ObjectReplacements/Object 108" manifest:media-type="application/x-openoffice-gdimetafile;windows_formatname=&quot;GDIMetaFile&quot;"/>
  <manifest:file-entry manifest:full-path="ObjectReplacements/Object 109" manifest:media-type=""/>
  <manifest:file-entry manifest:full-path="ObjectReplacements/Object 110" manifest:media-type="application/x-openoffice-gdimetafile;windows_formatname=&quot;GDIMetaFile&quot;"/>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application/x-openoffice-gdimetafile;windows_formatname=&quot;GDIMetaFile&quot;"/>
  <manifest:file-entry manifest:full-path="ObjectReplacements/Object 128"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P1" style:family="paragraph" style:parent-style-name="Standard">
      <style:text-properties officeooo:paragraph-rsid="00031d9b"/>
    </style:style>
    <style:style style:name="P2" style:family="paragraph" style:parent-style-name="Standard">
      <style:text-properties officeooo:paragraph-rsid="000a252b"/>
    </style:style>
    <style:style style:name="P3" style:family="paragraph" style:parent-style-name="Standard">
      <style:text-properties officeooo:paragraph-rsid="000edd42"/>
    </style:style>
    <style:style style:name="P4" style:family="paragraph" style:parent-style-name="Standard">
      <style:text-properties officeooo:paragraph-rsid="00104cf8"/>
    </style:style>
    <style:style style:name="P5" style:family="paragraph" style:parent-style-name="Standard">
      <style:text-properties officeooo:paragraph-rsid="00115553"/>
    </style:style>
    <style:style style:name="P6" style:family="paragraph" style:parent-style-name="Standard">
      <style:text-properties officeooo:paragraph-rsid="0011914f"/>
    </style:style>
    <style:style style:name="P7" style:family="paragraph" style:parent-style-name="Standard">
      <style:text-properties officeooo:rsid="0011914f" officeooo:paragraph-rsid="0011914f"/>
    </style:style>
    <style:style style:name="P8" style:family="paragraph" style:parent-style-name="Standard">
      <style:text-properties officeooo:rsid="00127af5" officeooo:paragraph-rsid="00127af5"/>
    </style:style>
    <style:style style:name="P9" style:family="paragraph" style:parent-style-name="Standard">
      <style:text-properties officeooo:paragraph-rsid="0013ec15"/>
    </style:style>
    <style:style style:name="P10" style:family="paragraph" style:parent-style-name="Standard">
      <style:text-properties officeooo:paragraph-rsid="0013fad1"/>
    </style:style>
    <style:style style:name="P11" style:family="paragraph" style:parent-style-name="Standard">
      <style:text-properties officeooo:paragraph-rsid="0016618e"/>
    </style:style>
    <style:style style:name="P12" style:family="paragraph" style:parent-style-name="Standard">
      <style:text-properties officeooo:rsid="0016618e" officeooo:paragraph-rsid="0016618e"/>
    </style:style>
    <style:style style:name="P13" style:family="paragraph" style:parent-style-name="Standard">
      <style:text-properties officeooo:paragraph-rsid="00199839"/>
    </style:style>
    <style:style style:name="P14" style:family="paragraph" style:parent-style-name="Standard">
      <style:text-properties officeooo:rsid="00199839" officeooo:paragraph-rsid="00199839"/>
    </style:style>
    <style:style style:name="P15" style:family="paragraph" style:parent-style-name="Standard">
      <style:text-properties officeooo:paragraph-rsid="001ce76a"/>
    </style:style>
    <style:style style:name="P16" style:family="paragraph" style:parent-style-name="Standard">
      <style:text-properties officeooo:paragraph-rsid="001e2a76"/>
    </style:style>
    <style:style style:name="P17" style:family="paragraph" style:parent-style-name="Standard">
      <style:text-properties officeooo:rsid="001e2a76" officeooo:paragraph-rsid="001e2a76"/>
    </style:style>
    <style:style style:name="P18" style:family="paragraph" style:parent-style-name="Standard">
      <style:text-properties officeooo:paragraph-rsid="00212f21"/>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Standard">
      <style:text-properties officeooo:paragraph-rsid="00287688"/>
    </style:style>
    <style:style style:name="P22" style:family="paragraph">
      <loext:graphic-properties draw:opacity="0%"/>
    </style:style>
    <style:style style:name="T1" style:family="text">
      <style:text-properties officeooo:rsid="0003dba7"/>
    </style:style>
    <style:style style:name="T2" style:family="text">
      <style:text-properties officeooo:rsid="00061561"/>
    </style:style>
    <style:style style:name="T3" style:family="text">
      <style:text-properties officeooo:rsid="000a252b"/>
    </style:style>
    <style:style style:name="T4" style:family="text">
      <style:text-properties officeooo:rsid="000b51a6"/>
    </style:style>
    <style:style style:name="T5" style:family="text">
      <style:text-properties officeooo:rsid="000eb27e"/>
    </style:style>
    <style:style style:name="T6" style:family="text">
      <style:text-properties officeooo:rsid="000edd42"/>
    </style:style>
    <style:style style:name="T7" style:family="text">
      <style:text-properties officeooo:rsid="00104cf8"/>
    </style:style>
    <style:style style:name="T8" style:family="text">
      <style:text-properties officeooo:rsid="0011009a"/>
    </style:style>
    <style:style style:name="T9" style:family="text">
      <style:text-properties officeooo:rsid="00115553"/>
    </style:style>
    <style:style style:name="T10" style:family="text">
      <style:text-properties officeooo:rsid="0011914f"/>
    </style:style>
    <style:style style:name="T11" style:family="text">
      <style:text-properties officeooo:rsid="0011dd45"/>
    </style:style>
    <style:style style:name="T12" style:family="text">
      <style:text-properties officeooo:rsid="00127af5"/>
    </style:style>
    <style:style style:name="T13" style:family="text">
      <style:text-properties officeooo:rsid="0013fad1"/>
    </style:style>
    <style:style style:name="T14" style:family="text">
      <style:text-properties officeooo:rsid="0015282a"/>
    </style:style>
    <style:style style:name="T15" style:family="text">
      <style:text-properties officeooo:rsid="0016618e"/>
    </style:style>
    <style:style style:name="T16" style:family="text">
      <style:text-properties officeooo:rsid="00170096"/>
    </style:style>
    <style:style style:name="T17" style:family="text">
      <style:text-properties style:text-position="super 58%" officeooo:rsid="00170096"/>
    </style:style>
    <style:style style:name="T18" style:family="text">
      <style:text-properties style:text-position="super 58%" officeooo:rsid="00199839"/>
    </style:style>
    <style:style style:name="T19" style:family="text">
      <style:text-properties style:text-position="super 58%" officeooo:rsid="001fe51d"/>
    </style:style>
    <style:style style:name="T20" style:family="text">
      <style:text-properties officeooo:rsid="00199839"/>
    </style:style>
    <style:style style:name="T21" style:family="text">
      <style:text-properties officeooo:rsid="001a4c5d"/>
    </style:style>
    <style:style style:name="T22" style:family="text">
      <style:text-properties officeooo:rsid="001b4c13"/>
    </style:style>
    <style:style style:name="T23" style:family="text">
      <style:text-properties officeooo:rsid="001ce76a"/>
    </style:style>
    <style:style style:name="T24" style:family="text">
      <style:text-properties officeooo:rsid="001e2a76"/>
    </style:style>
    <style:style style:name="T25" style:family="text">
      <style:text-properties officeooo:rsid="001e693a"/>
    </style:style>
    <style:style style:name="T26" style:family="text">
      <style:text-properties officeooo:rsid="001ee349"/>
    </style:style>
    <style:style style:name="T27" style:family="text">
      <style:text-properties officeooo:rsid="001fe51d"/>
    </style:style>
    <style:style style:name="T28" style:family="text">
      <style:text-properties officeooo:rsid="00212f21"/>
    </style:style>
    <style:style style:name="T29" style:family="text">
      <style:text-properties officeooo:rsid="002386a2"/>
    </style:style>
    <style:style style:name="T30" style:family="text">
      <style:text-properties officeooo:rsid="0026dea7"/>
    </style:style>
    <style:style style:name="T31" style:family="text">
      <style:text-properties officeooo:rsid="00287688"/>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frame" style:horizontal-pos="from-left" style:horizontal-rel="frame" draw:ole-draw-aspect="1"/>
    </style:style>
    <style:style style:name="gr1" style:family="graphic">
      <style:graphic-properties draw:opacity="0%" draw:textarea-horizontal-align="justify" draw:textarea-vertical-align="middle" draw:auto-grow-height="false" fo:min-height="0.322in" fo:min-width="0.242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5402in" fo:min-width="0.751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opacity="0%" draw:textarea-horizontal-align="justify" draw:textarea-vertical-align="middle" draw:auto-grow-height="false" fo:min-height="0.3917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justify" draw:textarea-vertical-align="middle" draw:auto-grow-height="false" fo:min-height="0.5571in" fo:min-width="0.7575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opacity="0%" draw:textarea-horizontal-align="justify" draw:textarea-vertical-align="middle" draw:auto-grow-height="false" fo:min-height="0.3772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PRpQMxzG92o" text:style-name="Internet_20_link" text:visited-style-name="Visited_20_Internet_20_Link">Geometric Algebra 7: Multivector Addition</text:a></text:p>
      <text:p text:style-name="P1"/>
      <text:p text:style-name="P2"><text:span text:style-name="T3">W</text:span>e are going to proceed with our study of <text:a xlink:type="simple" xlink:href="https://en.wikipedia.org/wiki/Geometric_algebra" text:style-name="Internet_20_link" text:visited-style-name="Visited_20_Internet_20_Link">Geometric algebra</text:a>, we're getting ready to review this section on multi-vectors, we've actually jumped ahead with a deep dive into the multi-vectors by constructing this chart:</text:p>
      <text:p text:style-name="P3"><draw:frame draw:style-name="fr1" draw:name="Frame1" text:anchor-type="paragraph" svg:width="2.5in" draw:z-index="2"><draw:text-box fo:min-height="1.972in"><draw:frame draw:style-name="fr4" draw:name="Object35" text:anchor-type="frame" svg:x="1.4299in" svg:y="0.3091in" svg:width="0.172in" svg:height="0.1228in" draw:z-index="9"><draw:object xlink:href="./Object 26" xlink:type="simple" xlink:show="embed" xlink:actuate="onLoad"/><draw:image xlink:href="./ObjectReplacements/Object 26" xlink:type="simple" xlink:show="embed" xlink:actuate="onLoad"/><svg:desc>formula</svg:desc></draw:frame><draw:frame draw:style-name="fr4" draw:name="Object36" text:anchor-type="frame" svg:x="1.9008in" svg:y="0.8228in" svg:width="0.172in" svg:height="0.1228in" draw:z-index="13"><draw:object xlink:href="./Object 27" xlink:type="simple" xlink:show="embed" xlink:actuate="onLoad"/><draw:image xlink:href="./ObjectReplacements/Object 27" xlink:type="simple" xlink:show="embed" xlink:actuate="onLoad"/><svg:desc>formula</svg:desc></draw:frame><draw:frame draw:style-name="fr4" draw:name="Object37" text:anchor-type="frame" svg:x="1.411in" svg:y="1.1866in" svg:width="0.172in" svg:height="0.1228in" draw:z-index="14"><draw:object xlink:href="./Object 28" xlink:type="simple" xlink:show="embed" xlink:actuate="onLoad"/><draw:image xlink:href="./ObjectReplacements/Object 28" xlink:type="simple" xlink:show="embed" xlink:actuate="onLoad"/><svg:desc>formula</svg:desc></draw:frame><draw:frame draw:style-name="fr4" draw:name="Object38" text:anchor-type="frame" svg:x="0.5047in" svg:y="0.3945in" svg:width="0.172in" svg:height="0.1228in" draw:z-index="24"><draw:object xlink:href="./Object 29" xlink:type="simple" xlink:show="embed" xlink:actuate="onLoad"/><draw:image xlink:href="./ObjectReplacements/Object 29" xlink:type="simple" xlink:show="embed" xlink:actuate="onLoad"/><svg:desc>formula</svg:desc></draw:frame><draw:frame draw:style-name="fr4" draw:name="Object39" text:anchor-type="frame" svg:x="0.7689in" svg:y="0.2146in" svg:width="0.2917in" svg:height="0.139in" draw:z-index="26"><draw:object xlink:href="./Object 30" xlink:type="simple" xlink:show="embed" xlink:actuate="onLoad"/><draw:image xlink:href="./ObjectReplacements/Object 30" xlink:type="simple" xlink:show="embed" xlink:actuate="onLoad"/><svg:desc>formula</svg:desc></draw:frame><draw:frame draw:style-name="fr4" draw:name="Object40" text:anchor-type="frame" svg:x="0.8083in" svg:y="0.4091in" svg:width="0.5354in" svg:height="0.1047in" draw:z-index="27"><draw:object xlink:href="./Object 31" xlink:type="simple" xlink:show="embed" xlink:actuate="onLoad"/><draw:image xlink:href="./ObjectReplacements/Object 31" xlink:type="simple" xlink:show="embed" xlink:actuate="onLoad"/><svg:desc>formula</svg:desc></draw:frame><draw:frame draw:style-name="fr4" draw:name="Object41" text:anchor-type="frame" svg:x="0.2327in" svg:y="0.2984in" svg:width="0.1638in" svg:height="0.1008in" draw:z-index="28"><draw:object xlink:href="./Object 32" xlink:type="simple" xlink:show="embed" xlink:actuate="onLoad"/><draw:image xlink:href="./ObjectReplacements/Object 32" xlink:type="simple" xlink:show="embed" xlink:actuate="onLoad"/><svg:desc>formula</svg:desc></draw:frame><draw:frame draw:style-name="fr4" draw:name="Object42" text:anchor-type="frame" svg:x="0.2362in" svg:y="0.4752in" svg:width="0.1339in" svg:height="0.1228in" draw:z-index="29"><draw:object xlink:href="./Object 33" xlink:type="simple" xlink:show="embed" xlink:actuate="onLoad"/><draw:image xlink:href="./ObjectReplacements/Object 33" xlink:type="simple" xlink:show="embed" xlink:actuate="onLoad"/><svg:desc>formula</svg:desc></draw:frame><draw:frame draw:style-name="fr4" draw:name="Object45" text:anchor-type="frame" svg:x="0.75in" svg:y="1.252in" svg:width="0.6252in" svg:height="0.0819in" draw:z-index="30"><draw:object xlink:href="./Object 34" xlink:type="simple" xlink:show="embed" xlink:actuate="onLoad"/><draw:image xlink:href="./ObjectReplacements/Object 34" xlink:type="simple" xlink:show="embed" xlink:actuate="onLoad"/><svg:desc>formula</svg:desc></draw:frame><draw:frame draw:style-name="fr4" draw:name="Object46" text:anchor-type="frame" svg:x="0.3764in" svg:y="0.8in" svg:width="0.2626in" svg:height="0.1402in" draw:z-index="31"><draw:object xlink:href="./Object 35" xlink:type="simple" xlink:show="embed" xlink:actuate="onLoad"/><draw:image xlink:href="./ObjectReplacements/Object 35" xlink:type="simple" xlink:show="embed" xlink:actuate="onLoad"/><svg:desc>formula</svg:desc></draw:frame><draw:frame draw:style-name="fr4" draw:name="Object48" text:anchor-type="frame" svg:x="1.7346in" svg:y="0.4228in" svg:width="0.3193in" svg:height="0.0819in" draw:z-index="33"><draw:object xlink:href="./Object 36" xlink:type="simple" xlink:show="embed" xlink:actuate="onLoad"/><draw:image xlink:href="./ObjectReplacements/Object 36" xlink:type="simple" xlink:show="embed" xlink:actuate="onLoad"/><svg:desc>formula</svg:desc></draw:frame><draw:frame draw:style-name="fr4" draw:name="Object43" text:anchor-type="frame" svg:x="1.7228in" svg:y="0.2535in" svg:width="0.3189in" svg:height="0.0819in" draw:z-index="35"><draw:object xlink:href="./Object 37" xlink:type="simple" xlink:show="embed" xlink:actuate="onLoad"/><draw:image xlink:href="./ObjectReplacements/Object 37" xlink:type="simple" xlink:show="embed" xlink:actuate="onLoad"/><svg:desc>formula</svg:desc></draw:frame><draw:frame draw:style-name="fr4" draw:name="Object49" text:anchor-type="frame" svg:x="2.0602in" svg:y="0.2535in" svg:width="0.3189in" svg:height="0.0819in" draw:z-index="36"><draw:object xlink:href="./Object 38" xlink:type="simple" xlink:show="embed" xlink:actuate="onLoad"/><draw:image xlink:href="./ObjectReplacements/Object 38" xlink:type="simple" xlink:show="embed" xlink:actuate="onLoad"/><svg:desc>formula</svg:desc></draw:frame><draw:frame draw:style-name="fr4" draw:name="Object50" text:anchor-type="frame" svg:x="2.0772in" svg:y="0.6016in" svg:width="0.3181in" svg:height="0.0819in" draw:z-index="37"><draw:object xlink:href="./Object 39" xlink:type="simple" xlink:show="embed" xlink:actuate="onLoad"/><draw:image xlink:href="./ObjectReplacements/Object 39" xlink:type="simple" xlink:show="embed" xlink:actuate="onLoad"/><svg:desc>formula</svg:desc></draw:frame><draw:frame draw:style-name="fr4" draw:name="Object51" text:anchor-type="frame" svg:x="2.0756in" svg:y="0.4201in" svg:width="0.3173in" svg:height="0.0819in" draw:z-index="38"><draw:object xlink:href="./Object 40" xlink:type="simple" xlink:show="embed" xlink:actuate="onLoad"/><draw:image xlink:href="./ObjectReplacements/Object 40" xlink:type="simple" xlink:show="embed" xlink:actuate="onLoad"/><svg:desc>formula</svg:desc></draw:frame><draw:frame draw:style-name="fr4" draw:name="Object52" text:anchor-type="frame" svg:x="1.7417in" svg:y="0.6063in" svg:width="0.3181in" svg:height="0.0819in" draw:z-index="39"><draw:object xlink:href="./Object 41" xlink:type="simple" xlink:show="embed" xlink:actuate="onLoad"/><draw:image xlink:href="./ObjectReplacements/Object 41" xlink:type="simple" xlink:show="embed" xlink:actuate="onLoad"/><svg:desc>formula</svg:desc></draw:frame><draw:frame draw:style-name="fr4" draw:name="Object44" text:anchor-type="frame" svg:x="1.6819in" svg:y="1.0673in" svg:width="0.4717in" svg:height="0.0819in" draw:z-index="40"><draw:object xlink:href="./Object 42" xlink:type="simple" xlink:show="embed" xlink:actuate="onLoad"/><draw:image xlink:href="./ObjectReplacements/Object 42" xlink:type="simple" xlink:show="embed" xlink:actuate="onLoad"/><svg:desc>formula</svg:desc></draw:frame><draw:frame draw:style-name="fr4" draw:name="Object53" text:anchor-type="frame" svg:x="1.6846in" svg:y="1.1902in" svg:width="0.472in" svg:height="0.0819in" draw:z-index="41"><draw:object xlink:href="./Object 43" xlink:type="simple" xlink:show="embed" xlink:actuate="onLoad"/><draw:image xlink:href="./ObjectReplacements/Object 43" xlink:type="simple" xlink:show="embed" xlink:actuate="onLoad"/><svg:desc>formula</svg:desc></draw:frame><draw:frame draw:style-name="fr4" draw:name="Object54" text:anchor-type="frame" svg:x="1.6854in" svg:y="1.3138in" svg:width="0.472in" svg:height="0.0819in" draw:z-index="44"><draw:object xlink:href="./Object 44" xlink:type="simple" xlink:show="embed" xlink:actuate="onLoad"/><draw:image xlink:href="./ObjectReplacements/Object 44" xlink:type="simple" xlink:show="embed" xlink:actuate="onLoad"/><svg:desc>formula</svg:desc></draw:frame><draw:frame draw:style-name="fr4" draw:name="Object55" text:anchor-type="frame" svg:x="1.6882in" svg:y="1.4244in" svg:width="0.4709in" svg:height="0.0819in" draw:z-index="45"><draw:object xlink:href="./Object 45" xlink:type="simple" xlink:show="embed" xlink:actuate="onLoad"/><draw:image xlink:href="./ObjectReplacements/Object 45" xlink:type="simple" xlink:show="embed" xlink:actuate="onLoad"/><svg:desc>formula</svg:desc></draw:frame><draw:frame draw:style-name="fr4" draw:name="Object25" text:anchor-type="frame" svg:x="0.1417in" svg:y="0.1465in" svg:width="0.3965in" svg:height="0.1228in" draw:z-index="46"><draw:object xlink:href="./Object 46" xlink:type="simple" xlink:show="embed" xlink:actuate="onLoad"/><draw:image xlink:href="./ObjectReplacements/Object 46" xlink:type="simple" xlink:show="embed" xlink:actuate="onLoad"/><svg:desc>formula</svg:desc></draw:frame><draw:frame draw:style-name="fr4" draw:name="Object26" text:anchor-type="frame" svg:x="0.8075in" svg:y="0.078in" svg:width="0.3937in" svg:height="0.1228in" draw:z-index="47"><draw:object xlink:href="./Object 47" xlink:type="simple" xlink:show="embed" xlink:actuate="onLoad"/><draw:image xlink:href="./ObjectReplacements/Object 47" xlink:type="simple" xlink:show="embed" xlink:actuate="onLoad"/><svg:desc>formula</svg:desc></draw:frame><draw:frame draw:style-name="fr4" draw:name="Object27" text:anchor-type="frame" svg:x="1.8083in" svg:y="0.0839in" svg:width="0.3945in" svg:height="0.1228in" draw:z-index="48"><draw:object xlink:href="./Object 48" xlink:type="simple" xlink:show="embed" xlink:actuate="onLoad"/><draw:image xlink:href="./ObjectReplacements/Object 48" xlink:type="simple" xlink:show="embed" xlink:actuate="onLoad"/><svg:desc>formula</svg:desc></draw:frame><draw:frame draw:style-name="fr4" draw:name="Object28" text:anchor-type="frame" svg:x="1.7543in" svg:y="1.5575in" svg:width="0.3953in" svg:height="0.1228in" draw:z-index="49"><draw:object xlink:href="./Object 49" xlink:type="simple" xlink:show="embed" xlink:actuate="onLoad"/><draw:image xlink:href="./ObjectReplacements/Object 49" xlink:type="simple" xlink:show="embed" xlink:actuate="onLoad"/><svg:desc>formula</svg:desc></draw:frame><draw:frame draw:style-name="fr4" draw:name="Object29" text:anchor-type="frame" svg:x="0.8646in" svg:y="1.472in" svg:width="0.4008in" svg:height="0.1228in" draw:z-index="50"><draw:object xlink:href="./Object 50" xlink:type="simple" xlink:show="embed" xlink:actuate="onLoad"/><draw:image xlink:href="./ObjectReplacements/Object 50" xlink:type="simple" xlink:show="embed" xlink:actuate="onLoad"/><svg:desc>formula</svg:desc></draw:frame><text:p text:style-name="Frame_20_contents"><draw:custom-shape text:anchor-type="paragraph" draw:z-index="4" draw:name="Shape1" draw:style-name="gr5" draw:text-style-name="P22" svg:width="0.635in" svg:height="0.3776in" svg:x="0.6862in" svg:y="0.1547in"><text:p/><draw:enhanced-geometry svg:viewBox="0 0 21600 21600" draw:type="rectangle" draw:enhanced-path="M 0 0 L 21600 0 21600 21600 0 21600 0 0 Z N"/></draw:custom-shape><draw:custom-shape text:anchor-type="paragraph" draw:z-index="6" draw:name="Shape1_0" draw:style-name="gr4" draw:text-style-name="P22" svg:width="0.7579in" svg:height="0.5571in" svg:x="1.5819in" svg:y="0.1465in"><text:p/><draw:enhanced-geometry svg:viewBox="0 0 21600 21600" draw:type="rectangle" draw:enhanced-path="M 0 0 L 21600 0 21600 21600 0 21600 0 0 Z N"/></draw:custom-shape><draw:custom-shape text:anchor-type="paragraph" draw:z-index="7" draw:name="Shape1_1" draw:style-name="gr3" draw:text-style-name="P22" svg:width="0.635in" svg:height="0.3921in" svg:x="0.6799in" svg:y="1.0209in"><text:p/><draw:enhanced-geometry svg:viewBox="0 0 21600 21600" draw:type="rectangle" draw:enhanced-path="M 0 0 L 21600 0 21600 21600 0 21600 0 0 Z N"/></draw:custom-shape><draw:custom-shape text:anchor-type="paragraph" draw:z-index="8" draw:name="Shape1_2" draw:style-name="gr2" draw:text-style-name="P22" svg:width="0.7516in" svg:height="0.5406in" svg:x="1.5701in" svg:y="0.9575in"><text:p/><draw:enhanced-geometry svg:viewBox="0 0 21600 21600" draw:type="rectangle" draw:enhanced-path="M 0 0 L 21600 0 21600 21600 0 21600 0 0 Z N"/></draw:custom-shape><draw:custom-shape text:anchor-type="paragraph" draw:z-index="25" draw:name="Shape2" draw:style-name="gr1" draw:text-style-name="P22" svg:width="0.2433in" svg:height="0.3224in" svg:x="0.1465in" svg:y="0.2165in"><text:p/><draw:enhanced-geometry svg:viewBox="0 0 21600 21600" draw:type="rectangle" draw:enhanced-path="M 0 0 L 21600 0 21600 21600 0 21600 0 0 Z N"/></draw:custom-shape></text:p></draw:text-box></draw:frame><text:span text:style-name="T3">W</text:span>e <text:span text:style-name="T3">n</text:span>ow understand we have five vector sub-spaces that all are part of the <text:a xlink:type="simple" xlink:href="https://en.wikipedia.org/wiki/Clifford_algebra" text:style-name="Internet_20_link" text:visited-style-name="Visited_20_Internet_20_Link">Clifford algebra</text:a> the<draw:frame draw:style-name="fr3" draw:name="Object32" text:anchor-type="as-char" svg:y="-0.1508in" svg:width="0.3193in" svg:height="0.211in" draw:z-index="51"><draw:object xlink:href="./Object 8" xlink:type="simple" xlink:show="embed" xlink:actuate="onLoad"/><draw:image xlink:href="./ObjectReplacements/Object 8" xlink:type="simple" xlink:show="embed" xlink:actuate="onLoad"/><svg:desc>formula</svg:desc></draw:frame>and our key <text:span text:style-name="T1">s</text:span>ub-space is our Minkowski <text:span text:style-name="T3">s</text:span>ub-space<draw:frame draw:style-name="fr3" draw:name="Object17" text:anchor-type="as-char" svg:y="-0.1484in" svg:width="0.3984in" svg:height="0.2091in" draw:z-index="52"><draw:object xlink:href="./Object 1" xlink:type="simple" xlink:show="embed" xlink:actuate="onLoad"/><draw:image xlink:href="./ObjectReplacements/Object 1" xlink:type="simple" xlink:show="embed" xlink:actuate="onLoad"/><svg:desc>formula</svg:desc></draw:frame>this is also I should mention here that this is endowed with this metric the Minkowski metric which is so critical to the whole structure of things now we could have inserted any metric here and then we wouldn't be dealing with the Clifford algebra we'd be dealing with a different algebra. <text:span text:style-name="T3">T</text:span>he Clifford algebra does have <text:span text:style-name="T3">a </text:span><text:a xlink:type="simple" xlink:href="https://en.wikipedia.org/wiki/Minkowski_space" text:style-name="Internet_20_link" text:visited-style-name="Visited_20_Internet_20_Link">Minkowski metric</text:a> and that's all that it takes to bury space-time Special relativity into this mess.</text:p>
      <text:p text:style-name="P3"/>
      <text:p text:style-name="P3">I shouldn't even call it a mess that's very disrespectful, into this super-structure, this algebraic structure that we're creating here and we've discussed how to do all of the multiplications between the individual blades and each other so we can multiply any two blades o<text:span text:style-name="T3">r </text:span>blades of any two grades, grade zero blades, grade one blades, grade two blades, three and four and now once we can multiply blades together we can multiply entire multi-vectors together so I've been promising to talk about this addition concept<draw:frame draw:style-name="fr3" draw:name="Object30" text:anchor-type="as-char" svg:y="-0.1484in" svg:width="0.2181in" svg:height="0.1839in" draw:z-index="53"><draw:object xlink:href="./Object 51" xlink:type="simple" xlink:show="embed" xlink:actuate="onLoad"/><draw:image xlink:href="./ObjectReplacements/Object 51" xlink:type="simple" xlink:show="embed" xlink:actuate="onLoad"/><svg:desc>formula</svg:desc></draw:frame><text:span text:style-name="T3">with </text:span>a little bit more detail. <text:span text:style-name="T5">I</text:span>t's probably going to be a bit of an anti-climax but let's just dispense with this issue right away so let's begin there so we have to understand the notion of the <text:a xlink:type="simple" xlink:href="https://en.wikipedia.org/wiki/Direct_sum" text:style-name="Internet_20_link" text:visited-style-name="Visited_20_Internet_20_Link">Direct sum</text:a> which is actually very easy to understand. <text:span text:style-name="T4">W</text:span>e're going to take two vector spaces, I will call it vector space<draw:frame draw:style-name="fr3" draw:name="Object31" text:anchor-type="as-char" svg:y="-0.1484in" svg:width="0.2047in" svg:height="0.1839in" draw:z-index="54"><draw:object xlink:href="./Object 52" xlink:type="simple" xlink:show="embed" xlink:actuate="onLoad"/><draw:image xlink:href="./ObjectReplacements/Object 52" xlink:type="simple" xlink:show="embed" xlink:actuate="onLoad"/></draw:frame>and vector space <draw:frame draw:style-name="fr3" draw:name="Object33" text:anchor-type="as-char" svg:y="-0.1484in" svg:width="0.2382in" svg:height="0.1839in" draw:z-index="55"><draw:object xlink:href="./Object 53" xlink:type="simple" xlink:show="embed" xlink:actuate="onLoad"/><draw:image xlink:href="./ObjectReplacements/Object 53" xlink:type="simple" xlink:show="embed" xlink:actuate="onLoad"/></draw:frame>and those are any vector spaces real, complex, doesn't really matter, this is extremely generic process with this notion of the Direct sum of vector spaces. <text:span text:style-name="T6">T</text:span>he idea is that we have of two vector spaces and we want to create a third vector space I guess we could call our third vector space<draw:frame draw:style-name="fr3" draw:name="Object34" text:anchor-type="as-char" svg:y="-0.1484in" svg:width="0.1874in" svg:height="0.1839in" draw:z-index="57"><draw:object xlink:href="./Object 54" xlink:type="simple" xlink:show="embed" xlink:actuate="onLoad"/><draw:image xlink:href="./ObjectReplacements/Object 54" xlink:type="simple" xlink:show="embed" xlink:actuate="onLoad"/></draw:frame>so somehow<draw:frame draw:style-name="fr3" draw:name="Object47" text:anchor-type="as-char" svg:y="-0.1484in" svg:width="0.1874in" svg:height="0.1839in" draw:z-index="58"><draw:object xlink:href="./Object 55" xlink:type="simple" xlink:show="embed" xlink:actuate="onLoad"/><draw:image xlink:href="./ObjectReplacements/Object 55" xlink:type="simple" xlink:show="embed" xlink:actuate="onLoad"/></draw:frame>is built out of<draw:frame draw:style-name="fr3" draw:name="Object56" text:anchor-type="as-char" svg:y="-0.1484in" svg:width="0.2047in" svg:height="0.1839in" draw:z-index="59"><draw:object xlink:href="./Object 56" xlink:type="simple" xlink:show="embed" xlink:actuate="onLoad"/><draw:image xlink:href="./ObjectReplacements/Object 56" xlink:type="simple" xlink:show="embed" xlink:actuate="onLoad"/></draw:frame>and<draw:frame draw:style-name="fr3" draw:name="Object57" text:anchor-type="as-char" svg:y="-0.1484in" svg:width="0.2382in" svg:height="0.1839in" draw:z-index="60"><draw:object xlink:href="./Object 57" xlink:type="simple" xlink:show="embed" xlink:actuate="onLoad"/><draw:image xlink:href="./ObjectReplacements/Object 57" xlink:type="simple" xlink:show="embed" xlink:actuate="onLoad"/></draw:frame>and in fact we're going to just go ahead straight up and write:</text:p>
      <table:table table:name="Table1" table:style-name="Table1">
        <table:table-column table:style-name="Table1.A"/>
        <table:table-column table:style-name="Table1.B"/>
        <table:table-header-rows>
          <table:table-row>
            <table:table-cell table:style-name="Table1.A1" office:value-type="string">
              <text:p text:style-name="P19"><draw:frame draw:style-name="fr3" draw:name="Object58" text:anchor-type="as-char" svg:y="-0.1854in" svg:width="0.9173in" svg:height="0.2307in" draw:z-index="61"><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20">(<text:sequence text:ref-name="refText0" text:name="Text" text:formula="ooow:Text+1" style:num-format="1">1</text:sequence>)</text:p>
            </table:table-cell>
          </table:table-row>
        </table:table-header-rows>
      </table:table>
      <text:p text:style-name="Standard"/>
      <text:p text:style-name="Standard"><draw:frame draw:style-name="fr3" draw:name="Object59" text:anchor-type="as-char" svg:y="-0.1484in" svg:width="0.1874in" svg:height="0.1839in" draw:z-index="62"><draw:object xlink:href="./Object 59" xlink:type="simple" xlink:show="embed" xlink:actuate="onLoad"/><draw:image xlink:href="./ObjectReplacements/Object 59" xlink:type="simple" xlink:show="embed" xlink:actuate="onLoad"/></draw:frame>being the Direct sum of<draw:frame draw:style-name="fr3" draw:name="Object60" text:anchor-type="as-char" svg:y="-0.1484in" svg:width="0.2382in" svg:height="0.1839in" draw:z-index="63"><draw:object xlink:href="./Object 60" xlink:type="simple" xlink:show="embed" xlink:actuate="onLoad"/><draw:image xlink:href="./ObjectReplacements/Object 60" xlink:type="simple" xlink:show="embed" xlink:actuate="onLoad"/></draw:frame>and<draw:frame draw:style-name="fr3" draw:name="Object61" text:anchor-type="as-char" svg:y="-0.1484in" svg:width="0.2047in" svg:height="0.1839in" draw:z-index="64"><draw:object xlink:href="./Object 61" xlink:type="simple" xlink:show="embed" xlink:actuate="onLoad"/><draw:image xlink:href="./ObjectReplacements/Object 61" xlink:type="simple" xlink:show="embed" xlink:actuate="onLoad"/></draw:frame>means<draw:frame draw:style-name="fr3" draw:name="Object62" text:anchor-type="as-char" svg:y="-0.1484in" svg:width="0.1874in" svg:height="0.1839in" draw:z-index="65"><draw:object xlink:href="./Object 62" xlink:type="simple" xlink:show="embed" xlink:actuate="onLoad"/><draw:image xlink:href="./ObjectReplacements/Object 62" xlink:type="simple" xlink:show="embed" xlink:actuate="onLoad"/></draw:frame>is a vector space, <draw:frame draw:style-name="fr3" draw:name="Object63" text:anchor-type="as-char" svg:y="-0.1484in" svg:width="0.2047in" svg:height="0.1839in" draw:z-index="66"><draw:object xlink:href="./Object 63" xlink:type="simple" xlink:show="embed" xlink:actuate="onLoad"/><draw:image xlink:href="./ObjectReplacements/Object 63" xlink:type="simple" xlink:show="embed" xlink:actuate="onLoad"/></draw:frame>is a vector space and<draw:frame draw:style-name="fr3" draw:name="Object64" text:anchor-type="as-char" svg:y="-0.1484in" svg:width="0.2382in" svg:height="0.1839in" draw:z-index="67"><draw:object xlink:href="./Object 64" xlink:type="simple" xlink:show="embed" xlink:actuate="onLoad"/><draw:image xlink:href="./ObjectReplacements/Object 64" xlink:type="simple" xlink:show="embed" xlink:actuate="onLoad"/></draw:frame><text:span text:style-name="T6">is </text:span>a vector space so I take two vector spaces and I make a new vector space that's the idea here and for our work the Clifford algebra right as a vector space is supposed to equal the Direct sum of all of these vector sub-spaces:</text:p>
      <text:p text:style-name="Standard"/>
      <table:table table:name="Table2" table:style-name="Table2">
        <table:table-column table:style-name="Table2.A"/>
        <table:table-column table:style-name="Table2.B"/>
        <table:table-header-rows>
          <table:table-row>
            <table:table-cell table:style-name="Table2.A1" office:value-type="string">
              <text:p text:style-name="P19"><draw:frame draw:style-name="fr3" draw:name="Object65" text:anchor-type="as-char" svg:y="-0.1898in" svg:width="5.1811in" svg:height="0.2654in" draw:z-index="68"><draw:object xlink:href="./Object 65" xlink:type="simple" xlink:show="embed" xlink:actuate="onLoad"/><draw:image xlink:href="./ObjectReplacements/Object 65" xlink:type="simple" xlink:show="embed" xlink:actuate="onLoad"/><svg:desc>formula</svg:desc></draw:frame></text:p>
            </table:table-cell>
            <table:table-cell table:style-name="Table2.A1" office:value-type="string">
              <text:p text:style-name="P20">(<text:sequence text:ref-name="refText1" text:name="Text" text:formula="ooow:Text+1" style:num-format="1">2</text:sequence>)</text:p>
            </table:table-cell>
          </table:table-row>
        </table:table-header-rows>
      </table:table>
      <text:p text:style-name="Standard"/>
      <text:p text:style-name="Standard"><text:span text:style-name="T6">T</text:span>hat's understanding<draw:frame draw:style-name="fr3" draw:name="Object7" text:anchor-type="as-char" svg:y="-0.1508in" svg:width="0.3193in" svg:height="0.211in" draw:z-index="69"><draw:object xlink:href="./Object 9" xlink:type="simple" xlink:show="embed" xlink:actuate="onLoad"/><draw:image xlink:href="./ObjectReplacements/Object 9" xlink:type="simple" xlink:show="embed" xlink:actuate="onLoad"/><svg:desc>formula</svg:desc></draw:frame><text:span text:style-name="T6">a</text:span>s an algebra and writing it out this way you see the significance of<draw:frame draw:style-name="fr3" draw:name="Object66" text:anchor-type="as-char" svg:y="-0.1484in" svg:width="0.3984in" svg:height="0.2091in" draw:z-index="70"><draw:object xlink:href="./Object 66" xlink:type="simple" xlink:show="embed" xlink:actuate="onLoad"/><draw:image xlink:href="./ObjectReplacements/Object 66" xlink:type="simple" xlink:show="embed" xlink:actuate="onLoad"/><svg:desc>formula</svg:desc></draw:frame>here. <draw:frame draw:style-name="fr3" draw:name="Object1" text:anchor-type="as-char" svg:y="-0.1484in" svg:width="0.3984in" svg:height="0.2091in" draw:z-index="0"><draw:object xlink:href="./Object 2" xlink:type="simple" xlink:show="embed" xlink:actuate="onLoad"/><draw:image xlink:href="./ObjectReplacements/Object 2" xlink:type="simple" xlink:show="embed" xlink:actuate="onLoad"/><svg:desc>formula</svg:desc></draw:frame>is what brings along the metric so I'm going to keep reminding you why Geometric algebra works the way it does, the metric of space time<draw:frame draw:style-name="fr3" draw:name="Object67" text:anchor-type="as-char" svg:y="-0.1484in" svg:width="0.3984in" svg:height="0.2091in" draw:z-index="71"><draw:object xlink:href="./Object 67" xlink:type="simple" xlink:show="embed" xlink:actuate="onLoad"/><draw:image xlink:href="./ObjectReplacements/Object 67" xlink:type="simple" xlink:show="embed" xlink:actuate="onLoad"/><svg:desc>formula</svg:desc></draw:frame>, this is our vector space of four vectors and only four vectors are what Special relativity is built on but the only reason there are four vectors is because we have this Minkowski metric<draw:frame draw:style-name="fr3" draw:name="Object68" text:anchor-type="as-char" svg:y="-0.152in" svg:width="0.3744in" svg:height="0.1992in" draw:z-index="72"><draw:object xlink:href="./Object 68" xlink:type="simple" xlink:show="embed" xlink:actuate="onLoad"/><draw:image xlink:href="./ObjectReplacements/Object 68" xlink:type="simple" xlink:show="embed" xlink:actuate="onLoad"/></draw:frame>that is relevant only to four vectors so<draw:frame draw:style-name="fr3" draw:name="Object2" text:anchor-type="as-char" svg:y="-0.1484in" svg:width="0.3984in" svg:height="0.2091in" draw:z-index="11"><draw:object xlink:href="./Object 3" xlink:type="simple" xlink:show="embed" xlink:actuate="onLoad"/><draw:image xlink:href="./ObjectReplacements/Object 3" xlink:type="simple" xlink:show="embed" xlink:actuate="onLoad"/><svg:desc>formula</svg:desc></draw:frame>really brings along this metric, it's an inner product space<draw:frame draw:style-name="fr3" draw:name="Object3" text:anchor-type="as-char" svg:y="-0.1484in" svg:width="0.3984in" svg:height="0.2091in" draw:z-index="1"><draw:object xlink:href="./Object 4" xlink:type="simple" xlink:show="embed" xlink:actuate="onLoad"/><draw:image xlink:href="./ObjectReplacements/Object 4" xlink:type="simple" xlink:show="embed" xlink:actuate="onLoad"/><svg:desc>formula</svg:desc></draw:frame>is actually an inner product space, it's a metric space, it's a vector space that comes with a metric. <text:span text:style-name="T7">N</text:span>ow the significance of that is this particular <text:span text:style-name="T7">s</text:span>ub-space that's part of this this sum actually this is<draw:frame draw:style-name="fr3" draw:name="Object4" text:anchor-type="as-char" svg:y="-0.152in" svg:width="1.1201in" svg:height="0.2126in" draw:z-index="10"><draw:object xlink:href="./Object 5" xlink:type="simple" xlink:show="embed" xlink:actuate="onLoad"/><draw:image xlink:href="./ObjectReplacements/Object 5" xlink:type="simple" xlink:show="embed" xlink:actuate="onLoad"/><svg:desc>formula</svg:desc></draw:frame>as a vector <text:span text:style-name="T7">space</text:span> but this Direct sum it doesn't <text:soft-page-break/>really care about the metric it only cares about the fact that these guys are vector spaces. <text:span text:style-name="T7">T</text:span>he fact that this is an algebra that is equal to this sum is really only a statement that this set as a vector space is the Direct sum of all of these vector spaces. <text:span text:style-name="T7">T</text:span>he algebraic properties of<draw:frame draw:style-name="fr3" draw:name="Object69" text:anchor-type="as-char" svg:y="-0.1508in" svg:width="0.2083in" svg:height="0.1862in" draw:z-index="73"><draw:object xlink:href="./Object 69" xlink:type="simple" xlink:show="embed" xlink:actuate="onLoad"/><draw:image xlink:href="./ObjectReplacements/Object 69" xlink:type="simple" xlink:show="embed" xlink:actuate="onLoad"/></draw:frame><text:span text:style-name="T7">are </text:span>not literally derived from this Direct sum you still have to deliver to<draw:frame draw:style-name="fr3" draw:name="Object70" text:anchor-type="as-char" svg:y="-0.1508in" svg:width="0.2083in" svg:height="0.1862in" draw:z-index="74"><draw:object xlink:href="./Object 70" xlink:type="simple" xlink:show="embed" xlink:actuate="onLoad"/><draw:image xlink:href="./ObjectReplacements/Object 70" xlink:type="simple" xlink:show="embed" xlink:actuate="onLoad"/><svg:desc>formula</svg:desc></draw:frame>it's space-time multiplication. <text:span text:style-name="T7">T</text:span>his idea of a space-time multiplication does not flow from this Direct sum at all, this Direct sum provides the vectors that live in the algebra<draw:frame draw:style-name="fr3" draw:name="Object8" text:anchor-type="as-char" svg:y="-0.1508in" svg:width="0.3193in" svg:height="0.211in" draw:z-index="43"><draw:object xlink:href="./Object 10" xlink:type="simple" xlink:show="embed" xlink:actuate="onLoad"/><draw:image xlink:href="./ObjectReplacements/Object 10" xlink:type="simple" xlink:show="embed" xlink:actuate="onLoad"/><svg:desc>formula</svg:desc></draw:frame>but then we have to create the space-time algebra and we have to create the space-time multiplication and add that to<draw:frame draw:style-name="fr3" draw:name="Object71" text:anchor-type="as-char" svg:y="-0.1508in" svg:width="0.3193in" svg:height="0.211in" draw:z-index="75"><draw:object xlink:href="./Object 71" xlink:type="simple" xlink:show="embed" xlink:actuate="onLoad"/><draw:image xlink:href="./ObjectReplacements/Object 71" xlink:type="simple" xlink:show="embed" xlink:actuate="onLoad"/><svg:desc>formula</svg:desc></draw:frame>and finally when you do all of those things you really get<draw:frame draw:style-name="fr3" draw:name="Object9" text:anchor-type="as-char" svg:y="-0.1508in" svg:width="0.3193in" svg:height="0.211in" draw:z-index="56"><draw:object xlink:href="./Object 11" xlink:type="simple" xlink:show="embed" xlink:actuate="onLoad"/><draw:image xlink:href="./ObjectReplacements/Object 11" xlink:type="simple" xlink:show="embed" xlink:actuate="onLoad"/><svg:desc>formula</svg:desc></draw:frame>.</text:p>
      <text:p text:style-name="P4"/>
      <text:p text:style-name="P4"><text:span text:style-name="T7">T</text:span>his equality is really a vector space equality so that's one thing to understand but we still let's unpeel how we understand the Direct sum so let's begin there. <text:span text:style-name="T8">I</text:span>'ll start by giving you a little picture of the vector space<draw:frame draw:style-name="fr3" draw:name="Object72" text:anchor-type="as-char" svg:y="-0.1484in" svg:width="0.2047in" svg:height="0.1839in" draw:z-index="110"><draw:object xlink:href="./Object 72" xlink:type="simple" xlink:show="embed" xlink:actuate="onLoad"/><draw:image xlink:href="./ObjectReplacements/Object 72" xlink:type="simple" xlink:show="embed" xlink:actuate="onLoad"/></draw:frame>so the vector space is named<draw:frame draw:style-name="fr3" draw:name="Object73" text:anchor-type="as-char" svg:y="-0.1484in" svg:width="0.2047in" svg:height="0.1839in" draw:z-index="111"><draw:object xlink:href="./Object 73" xlink:type="simple" xlink:show="embed" xlink:actuate="onLoad"/><draw:image xlink:href="./ObjectReplacements/Object 73" xlink:type="simple" xlink:show="embed" xlink:actuate="onLoad"/></draw:frame>it has a bin of scalars that is some field<draw:frame draw:style-name="fr3" draw:name="Object74" text:anchor-type="as-char" svg:y="-0.1484in" svg:width="0.2492in" svg:height="0.2091in" draw:z-index="112"><draw:object xlink:href="./Object 74" xlink:type="simple" xlink:show="embed" xlink:actuate="onLoad"/><draw:image xlink:href="./ObjectReplacements/Object 74" xlink:type="simple" xlink:show="embed" xlink:actuate="onLoad"/></draw:frame>and the dimensionality of<draw:frame draw:style-name="fr3" draw:name="Object75" text:anchor-type="as-char" svg:y="-0.1484in" svg:width="0.2047in" svg:height="0.1839in" draw:z-index="113"><draw:object xlink:href="./Object 75" xlink:type="simple" xlink:show="embed" xlink:actuate="onLoad"/><draw:image xlink:href="./ObjectReplacements/Object 75" xlink:type="simple" xlink:show="embed" xlink:actuate="onLoad"/></draw:frame>is some number<draw:frame draw:style-name="fr3" draw:name="Object76" text:anchor-type="as-char" svg:y="-0.152in" svg:width="0.8783in" svg:height="0.1992in" draw:z-index="114"><draw:object xlink:href="./Object 76" xlink:type="simple" xlink:show="embed" xlink:actuate="onLoad"/><draw:image xlink:href="./ObjectReplacements/Object 76" xlink:type="simple" xlink:show="embed" xlink:actuate="onLoad"/></draw:frame>and we'll just talk about it as well it has a basis, it's a finite dimension and it's not <text:span text:style-name="T8">i</text:span>nfinity so it has some basis<draw:frame draw:style-name="fr3" draw:name="Object82" text:anchor-type="as-char" svg:y="-0.1484in" svg:width="0.2291in" svg:height="0.2063in" draw:z-index="115"><draw:object xlink:href="./Object 82" xlink:type="simple" xlink:show="embed" xlink:actuate="onLoad"/><draw:image xlink:href="./ObjectReplacements/Object 82" xlink:type="simple" xlink:show="embed" xlink:actuate="onLoad"/><svg:desc>formula</svg:desc></draw:frame>, the same exact thing can be said for<draw:frame draw:style-name="fr3" draw:name="Object77" text:anchor-type="as-char" svg:y="-0.1484in" svg:width="0.2382in" svg:height="0.1839in" draw:z-index="116"><draw:object xlink:href="./Object 77" xlink:type="simple" xlink:show="embed" xlink:actuate="onLoad"/><draw:image xlink:href="./ObjectReplacements/Object 77" xlink:type="simple" xlink:show="embed" xlink:actuate="onLoad"/></draw:frame>so it has its own dimensionality<draw:frame draw:style-name="fr3" draw:name="Object78" text:anchor-type="as-char" svg:y="-0.152in" svg:width="0.9402in" svg:height="0.1992in" draw:z-index="117"><draw:object xlink:href="./Object 78" xlink:type="simple" xlink:show="embed" xlink:actuate="onLoad"/><draw:image xlink:href="./ObjectReplacements/Object 78" xlink:type="simple" xlink:show="embed" xlink:actuate="onLoad"/><svg:desc>formula</svg:desc></draw:frame>, it has a different a field<draw:frame draw:style-name="fr3" draw:name="Object79" text:anchor-type="as-char" svg:y="-0.1484in" svg:width="0.2492in" svg:height="0.2091in" draw:z-index="118"><draw:object xlink:href="./Object 79" xlink:type="simple" xlink:show="embed" xlink:actuate="onLoad"/><draw:image xlink:href="./ObjectReplacements/Object 79" xlink:type="simple" xlink:show="embed" xlink:actuate="onLoad"/></draw:frame>that may be different from<draw:frame draw:style-name="fr3" draw:name="Object80" text:anchor-type="as-char" svg:y="-0.1484in" svg:width="0.2492in" svg:height="0.2091in" draw:z-index="119"><draw:object xlink:href="./Object 80" xlink:type="simple" xlink:show="embed" xlink:actuate="onLoad"/><draw:image xlink:href="./ObjectReplacements/Object 80" xlink:type="simple" xlink:show="embed" xlink:actuate="onLoad"/><svg:desc>formula</svg:desc></draw:frame>. <draw:frame draw:style-name="fr3" draw:name="Object81" text:anchor-type="as-char" svg:y="-0.1484in" svg:width="0.2382in" svg:height="0.1839in" draw:z-index="120"><draw:object xlink:href="./Object 81" xlink:type="simple" xlink:show="embed" xlink:actuate="onLoad"/><draw:image xlink:href="./ObjectReplacements/Object 81" xlink:type="simple" xlink:show="embed" xlink:actuate="onLoad"/></draw:frame>may have a different field of scalars and <text:span text:style-name="T8">different basis vectors</text:span><text:span text:style-name="T8"><draw:frame draw:style-name="fr3" draw:name="Object83" text:anchor-type="as-char" svg:y="-0.1484in" svg:width="0.2209in" svg:height="0.1866in" draw:z-index="121"><draw:object xlink:href="./Object 83" xlink:type="simple" xlink:show="embed" xlink:actuate="onLoad"/><draw:image xlink:href="./ObjectReplacements/Object 83" xlink:type="simple" xlink:show="embed" xlink:actuate="onLoad"/><svg:desc>formula</svg:desc></draw:frame></text:span><text:span text:style-name="T8">. N</text:span>ow we are going to talk about</text:p>
      <text:p text:style-name="P5">creating a new vector space which is the Direct sum and that new vector space is defined the following way, it is a set and it's a set of ordered pairs right so every element every vector in the set<draw:frame draw:style-name="fr3" draw:name="Object84" text:anchor-type="as-char" svg:y="-0.1484in" svg:width="0.1874in" svg:height="0.1839in" draw:z-index="122"><draw:object xlink:href="./Object 84" xlink:type="simple" xlink:show="embed" xlink:actuate="onLoad"/><draw:image xlink:href="./ObjectReplacements/Object 84" xlink:type="simple" xlink:show="embed" xlink:actuate="onLoad"/></draw:frame>is an ordered pair and the first slot of the ordered pair is an element<draw:frame draw:style-name="fr3" draw:name="Object85" text:anchor-type="as-char" svg:y="-0.1484in" svg:width="0.4244in" svg:height="0.1839in" draw:z-index="123"><draw:object xlink:href="./Object 85" xlink:type="simple" xlink:show="embed" xlink:actuate="onLoad"/><draw:image xlink:href="./ObjectReplacements/Object 85" xlink:type="simple" xlink:show="embed" xlink:actuate="onLoad"/></draw:frame>and the second <text:span text:style-name="T9">slot</text:span> is an element <draw:frame draw:style-name="fr3" draw:name="Object86" text:anchor-type="as-char" svg:y="-0.1484in" svg:width="0.5043in" svg:height="0.1839in" draw:z-index="124"><draw:object xlink:href="./Object 86" xlink:type="simple" xlink:show="embed" xlink:actuate="onLoad"/><draw:image xlink:href="./ObjectReplacements/Object 86" xlink:type="simple" xlink:show="embed" xlink:actuate="onLoad"/><svg:desc>formula</svg:desc></draw:frame>which I'll put with a Greek letter in this case I'll put<draw:frame draw:style-name="fr3" draw:name="Object87" text:anchor-type="as-char" svg:y="-0.0854in" svg:width="0.2138in" svg:height="0.0953in" draw:z-index="125"><draw:object xlink:href="./Object 87" xlink:type="simple" xlink:show="embed" xlink:actuate="onLoad"/><draw:image xlink:href="./ObjectReplacements/Object 87" xlink:type="simple" xlink:show="embed" xlink:actuate="onLoad"/></draw:frame>and every ordered pair that's possible meaning every vector from<draw:frame draw:style-name="fr3" draw:name="Object88" text:anchor-type="as-char" svg:y="-0.1484in" svg:width="0.2382in" svg:height="0.1839in" draw:z-index="126"><draw:object xlink:href="./Object 88" xlink:type="simple" xlink:show="embed" xlink:actuate="onLoad"/><draw:image xlink:href="./ObjectReplacements/Object 88" xlink:type="simple" xlink:show="embed" xlink:actuate="onLoad"/></draw:frame>and every vector from<draw:frame draw:style-name="fr3" draw:name="Object89" text:anchor-type="as-char" svg:y="-0.1484in" svg:width="0.2047in" svg:height="0.1839in" draw:z-index="127"><draw:object xlink:href="./Object 89" xlink:type="simple" xlink:show="embed" xlink:actuate="onLoad"/><draw:image xlink:href="./ObjectReplacements/Object 89" xlink:type="simple" xlink:show="embed" xlink:actuate="onLoad"/></draw:frame>, you create all the possible order Pairs and you get the vectors that live in the vector space<draw:frame draw:style-name="fr3" draw:name="Object90" text:anchor-type="as-char" svg:y="-0.1484in" svg:width="0.1874in" svg:height="0.1839in" draw:z-index="128"><draw:object xlink:href="./Object 90" xlink:type="simple" xlink:show="embed" xlink:actuate="onLoad"/><draw:image xlink:href="./ObjectReplacements/Object 90" xlink:type="simple" xlink:show="embed" xlink:actuate="onLoad"/></draw:frame>.</text:p>
      <text:p text:style-name="P5"/>
      <text:p text:style-name="P6"><text:span text:style-name="T9">N</text:span>ow, I didn't put it in here but<draw:frame draw:style-name="fr3" draw:name="Object91" text:anchor-type="as-char" svg:y="-0.1484in" svg:width="0.2047in" svg:height="0.1839in" draw:z-index="129"><draw:object xlink:href="./Object 91" xlink:type="simple" xlink:show="embed" xlink:actuate="onLoad"/><draw:image xlink:href="./ObjectReplacements/Object 91" xlink:type="simple" xlink:show="embed" xlink:actuate="onLoad"/></draw:frame>, being a vector space has an addition property and that's an addition property in<draw:frame draw:style-name="fr3" draw:name="Object92" text:anchor-type="as-char" svg:y="-0.1484in" svg:width="0.2047in" svg:height="0.1839in" draw:z-index="130"><draw:object xlink:href="./Object 92" xlink:type="simple" xlink:show="embed" xlink:actuate="onLoad"/><draw:image xlink:href="./ObjectReplacements/Object 92" xlink:type="simple" xlink:show="embed" xlink:actuate="onLoad"/></draw:frame>so in order to specify that this addition is an addition just for the<draw:frame draw:style-name="fr3" draw:name="Object93" text:anchor-type="as-char" svg:y="-0.1484in" svg:width="0.2047in" svg:height="0.1839in" draw:z-index="131"><draw:object xlink:href="./Object 93" xlink:type="simple" xlink:show="embed" xlink:actuate="onLoad"/><draw:image xlink:href="./ObjectReplacements/Object 93" xlink:type="simple" xlink:show="embed" xlink:actuate="onLoad"/></draw:frame>vector space, I'm going to give it a little<draw:frame draw:style-name="fr3" draw:name="Object94" text:anchor-type="as-char" svg:y="-0.1484in" svg:width="0.2555in" svg:height="0.2091in" draw:z-index="132"><draw:object xlink:href="./Object 94" xlink:type="simple" xlink:show="embed" xlink:actuate="onLoad"/><draw:image xlink:href="./ObjectReplacements/Object 94" xlink:type="simple" xlink:show="embed" xlink:actuate="onLoad"/></draw:frame>there and likewise<draw:frame draw:style-name="fr3" draw:name="Object95" text:anchor-type="as-char" svg:y="-0.1484in" svg:width="0.2382in" svg:height="0.1839in" draw:z-index="133"><draw:object xlink:href="./Object 95" xlink:type="simple" xlink:show="embed" xlink:actuate="onLoad"/><draw:image xlink:href="./ObjectReplacements/Object 95" xlink:type="simple" xlink:show="embed" xlink:actuate="onLoad"/></draw:frame>has its addition property and I'll give it a little<draw:frame draw:style-name="fr3" draw:name="Object96" text:anchor-type="as-char" svg:y="-0.1484in" svg:width="0.2811in" svg:height="0.2091in" draw:z-index="134"><draw:object xlink:href="./Object 96" xlink:type="simple" xlink:show="embed" xlink:actuate="onLoad"/><draw:image xlink:href="./ObjectReplacements/Object 96" xlink:type="simple" xlink:show="embed" xlink:actuate="onLoad"/><svg:desc>formula</svg:desc></draw:frame>and <draw:frame draw:style-name="fr3" draw:name="Object97" text:anchor-type="as-char" svg:y="-0.1484in" svg:width="0.1874in" svg:height="0.1839in" draw:z-index="135"><draw:object xlink:href="./Object 97" xlink:type="simple" xlink:show="embed" xlink:actuate="onLoad"/><draw:image xlink:href="./ObjectReplacements/Object 97" xlink:type="simple" xlink:show="embed" xlink:actuate="onLoad"/></draw:frame>is a vector space <text:span text:style-name="T10">a</text:span>lso so<draw:frame draw:style-name="fr3" draw:name="Object98" text:anchor-type="as-char" svg:y="-0.1484in" svg:width="0.1874in" svg:height="0.1839in" draw:z-index="136"><draw:object xlink:href="./Object 98" xlink:type="simple" xlink:show="embed" xlink:actuate="onLoad"/><draw:image xlink:href="./ObjectReplacements/Object 98" xlink:type="simple" xlink:show="embed" xlink:actuate="onLoad"/></draw:frame>just like<draw:frame draw:style-name="fr3" draw:name="Object99" text:anchor-type="as-char" svg:y="-0.1484in" svg:width="0.2047in" svg:height="0.1839in" draw:z-index="137"><draw:object xlink:href="./Object 99" xlink:type="simple" xlink:show="embed" xlink:actuate="onLoad"/><draw:image xlink:href="./ObjectReplacements/Object 99" xlink:type="simple" xlink:show="embed" xlink:actuate="onLoad"/></draw:frame>and<draw:frame draw:style-name="fr3" draw:name="Object100" text:anchor-type="as-char" svg:y="-0.1484in" svg:width="0.2382in" svg:height="0.1839in" draw:z-index="138"><draw:object xlink:href="./Object 100" xlink:type="simple" xlink:show="embed" xlink:actuate="onLoad"/><draw:image xlink:href="./ObjectReplacements/Object 100" xlink:type="simple" xlink:show="embed" xlink:actuate="onLoad"/></draw:frame>it has a field of scalars and it has a dimensionality of <draw:frame draw:style-name="fr3" draw:name="Object101" text:anchor-type="as-char" svg:y="-0.1484in" svg:width="0.1874in" svg:height="0.1839in" draw:z-index="139"><draw:object xlink:href="./Object 101" xlink:type="simple" xlink:show="embed" xlink:actuate="onLoad"/><draw:image xlink:href="./ObjectReplacements/Object 101" xlink:type="simple" xlink:show="embed" xlink:actuate="onLoad"/></draw:frame>and it has a<text:span text:style-name="T10">n</text:span> addition property and its addition property is the addition property<draw:frame draw:style-name="fr3" draw:name="Object102" text:anchor-type="as-char" svg:y="-0.1484in" svg:width="0.2508in" svg:height="0.2091in" draw:z-index="140"><draw:object xlink:href="./Object 102" xlink:type="simple" xlink:show="embed" xlink:actuate="onLoad"/><draw:image xlink:href="./ObjectReplacements/Object 102" xlink:type="simple" xlink:show="embed" xlink:actuate="onLoad"/><svg:desc>formula</svg:desc></draw:frame>so we know right away that that addition property for<draw:frame draw:style-name="fr3" draw:name="Object103" text:anchor-type="as-char" svg:y="-0.1484in" svg:width="0.1874in" svg:height="0.1839in" draw:z-index="141"><draw:object xlink:href="./Object 103" xlink:type="simple" xlink:show="embed" xlink:actuate="onLoad"/><draw:image xlink:href="./ObjectReplacements/Object 103" xlink:type="simple" xlink:show="embed" xlink:actuate="onLoad"/></draw:frame>means you take a vector in<draw:frame draw:style-name="fr3" draw:name="Object104" text:anchor-type="as-char" svg:y="-0.1484in" svg:width="0.1874in" svg:height="0.1839in" draw:z-index="142"><draw:object xlink:href="./Object 104" xlink:type="simple" xlink:show="embed" xlink:actuate="onLoad"/><draw:image xlink:href="./ObjectReplacements/Object 104" xlink:type="simple" xlink:show="embed" xlink:actuate="onLoad"/></draw:frame>such as<draw:frame draw:style-name="fr3" draw:name="Object105" text:anchor-type="as-char" svg:y="-0.152in" svg:width="0.5008in" svg:height="0.1992in" draw:z-index="143"><draw:object xlink:href="./Object 105" xlink:type="simple" xlink:show="embed" xlink:actuate="onLoad"/><draw:image xlink:href="./ObjectReplacements/Object 105" xlink:type="simple" xlink:show="embed" xlink:actuate="onLoad"/></draw:frame>and you add to it using the<draw:frame draw:style-name="fr3" draw:name="Object106" text:anchor-type="as-char" svg:y="-0.1484in" svg:width="0.2508in" svg:height="0.2091in" draw:z-index="144"><draw:object xlink:href="./Object 106" xlink:type="simple" xlink:show="embed" xlink:actuate="onLoad"/><draw:image xlink:href="./ObjectReplacements/Object 106" xlink:type="simple" xlink:show="embed" xlink:actuate="onLoad"/><svg:desc>formula</svg:desc></draw:frame>property another vector in<draw:frame draw:style-name="fr3" draw:name="Object107" text:anchor-type="as-char" svg:y="-0.1484in" svg:width="0.1874in" svg:height="0.1839in" draw:z-index="145"><draw:object xlink:href="./Object 107" xlink:type="simple" xlink:show="embed" xlink:actuate="onLoad"/><draw:image xlink:href="./ObjectReplacements/Object 107" xlink:type="simple" xlink:show="embed" xlink:actuate="onLoad"/></draw:frame>which I would call, let's say<draw:frame draw:style-name="fr3" draw:name="Object108" text:anchor-type="as-char" svg:y="-0.152in" svg:width="0.4783in" svg:height="0.1992in" draw:z-index="146"><draw:object xlink:href="./Object 108" xlink:type="simple" xlink:show="embed" xlink:actuate="onLoad"/><draw:image xlink:href="./ObjectReplacements/Object 108" xlink:type="simple" xlink:show="embed" xlink:actuate="onLoad"/></draw:frame>and we should get another ordered pair which is a vector in<draw:frame draw:style-name="fr3" draw:name="Object109" text:anchor-type="as-char" svg:y="-0.1484in" svg:width="0.1874in" svg:height="0.1839in" draw:z-index="147"><draw:object xlink:href="./Object 109" xlink:type="simple" xlink:show="embed" xlink:actuate="onLoad"/><draw:image xlink:href="./ObjectReplacements/Object 109" xlink:type="simple" xlink:show="embed" xlink:actuate="onLoad"/></draw:frame>also and it's pretty obvious what we're going to do we're going to say this new ordered pair is:</text:p>
      <text:p text:style-name="P7"/>
      <table:table table:name="Table3" table:style-name="Table3">
        <table:table-column table:style-name="Table3.A"/>
        <table:table-column table:style-name="Table3.B"/>
        <table:table-header-rows>
          <table:table-row>
            <table:table-cell table:style-name="Table3.A1" office:value-type="string">
              <text:p text:style-name="P19"><draw:frame draw:style-name="fr3" draw:name="Object110" text:anchor-type="as-char" svg:y="-0.1898in" svg:width="2.8693in" svg:height="0.2654in" draw:z-index="157"><draw:object xlink:href="./Object 110" xlink:type="simple" xlink:show="embed" xlink:actuate="onLoad"/><draw:image xlink:href="./ObjectReplacements/Object 110" xlink:type="simple" xlink:show="embed" xlink:actuate="onLoad"/><svg:desc>formula</svg:desc></draw:frame></text:p>
            </table:table-cell>
            <table:table-cell table:style-name="Table3.A1" office:value-type="string">
              <text:p text:style-name="P20">(<text:sequence text:ref-name="refText2" text:name="Text" text:formula="ooow:Text+1" style:num-format="1">3</text:sequence>)</text:p>
            </table:table-cell>
          </table:table-row>
        </table:table-header-rows>
      </table:table>
      <text:p text:style-name="P6"/>
      <text:p text:style-name="P6"><text:span text:style-name="T10">T</text:span>hat is how we <text:span text:style-name="T10">d</text:span>efine the sum of two vectors in<draw:frame draw:style-name="fr3" draw:name="Object111" text:anchor-type="as-char" svg:y="-0.1484in" svg:width="0.1874in" svg:height="0.1839in" draw:z-index="148"><draw:object xlink:href="./Object 111" xlink:type="simple" xlink:show="embed" xlink:actuate="onLoad"/><draw:image xlink:href="./ObjectReplacements/Object 111" xlink:type="simple" xlink:show="embed" xlink:actuate="onLoad"/></draw:frame>which is the Direct sum of the vector space<draw:frame draw:style-name="fr3" draw:name="Object112" text:anchor-type="as-char" svg:y="-0.1484in" svg:width="0.2047in" svg:height="0.1839in" draw:z-index="149"><draw:object xlink:href="./Object 112" xlink:type="simple" xlink:show="embed" xlink:actuate="onLoad"/><draw:image xlink:href="./ObjectReplacements/Object 112" xlink:type="simple" xlink:show="embed" xlink:actuate="onLoad"/></draw:frame>and<draw:frame draw:style-name="fr3" draw:name="Object113" text:anchor-type="as-char" svg:y="-0.1484in" svg:width="0.2382in" svg:height="0.1839in" draw:z-index="164"><draw:object xlink:href="./Object 113" xlink:type="simple" xlink:show="embed" xlink:actuate="onLoad"/><draw:image xlink:href="./ObjectReplacements/Object 113" xlink:type="simple" xlink:show="embed" xlink:actuate="onLoad"/></draw:frame>. <text:span text:style-name="T10">I</text:span>t's this ordered pair rule and the key is that everything in<draw:frame draw:style-name="fr3" draw:name="Object114" text:anchor-type="as-char" svg:y="-0.1484in" svg:width="0.1874in" svg:height="0.1839in" draw:z-index="165"><draw:object xlink:href="./Object 114" xlink:type="simple" xlink:show="embed" xlink:actuate="onLoad"/><draw:image xlink:href="./ObjectReplacements/Object 114" xlink:type="simple" xlink:show="embed" xlink:actuate="onLoad"/></draw:frame>is an ordered pair. <draw:frame draw:style-name="fr3" draw:name="Object115" text:anchor-type="as-char" svg:y="-0.1484in" svg:width="0.1874in" svg:height="0.1839in" draw:z-index="166"><draw:object xlink:href="./Object 115" xlink:type="simple" xlink:show="embed" xlink:actuate="onLoad"/><draw:image xlink:href="./ObjectReplacements/Object 115" xlink:type="simple" xlink:show="embed" xlink:actuate="onLoad"/></draw:frame>is a completely legit vector space now. <text:span text:style-name="T11">W</text:span>hat about the basis of<draw:frame draw:style-name="fr3" draw:name="Object116" text:anchor-type="as-char" svg:y="-0.1484in" svg:width="0.1874in" svg:height="0.1839in" draw:z-index="167"><draw:object xlink:href="./Object 116" xlink:type="simple" xlink:show="embed" xlink:actuate="onLoad"/><draw:image xlink:href="./ObjectReplacements/Object 116" xlink:type="simple" xlink:show="embed" xlink:actuate="onLoad"/></draw:frame>? <text:span text:style-name="T11">W</text:span>ell the basis of<draw:frame draw:style-name="fr3" draw:name="Object117" text:anchor-type="as-char" svg:y="-0.1484in" svg:width="0.1874in" svg:height="0.1839in" draw:z-index="168"><draw:object xlink:href="./Object 117" xlink:type="simple" xlink:show="embed" xlink:actuate="onLoad"/><draw:image xlink:href="./ObjectReplacements/Object 117" xlink:type="simple" xlink:show="embed" xlink:actuate="onLoad"/></draw:frame>is pretty obvious if you look at this ordered pair idea you have<draw:frame draw:style-name="fr3" draw:name="Object118" text:anchor-type="as-char" svg:y="-0.152in" svg:width="1.8709in" svg:height="0.2126in" draw:z-index="169"><draw:object xlink:href="./Object 118" xlink:type="simple" xlink:show="embed" xlink:actuate="onLoad"/><draw:image xlink:href="./ObjectReplacements/Object 118" xlink:type="simple" xlink:show="embed" xlink:actuate="onLoad"/></draw:frame>, it should be all zeros and then you also have the basis vectors<draw:frame draw:style-name="fr3" draw:name="Object119" text:anchor-type="as-char" svg:y="-0.152in" svg:width="1.822in" svg:height="0.2126in" draw:z-index="170"><draw:object xlink:href="./Object 119" xlink:type="simple" xlink:show="embed" xlink:actuate="onLoad"/><draw:image xlink:href="./ObjectReplacements/Object 119" xlink:type="simple" xlink:show="embed" xlink:actuate="onLoad"/></draw:frame>and these are the basis vectors for the vector space<draw:frame draw:style-name="fr3" draw:name="Object120" text:anchor-type="as-char" svg:y="-0.1484in" svg:width="0.1874in" svg:height="0.1839in" draw:z-index="171"><draw:object xlink:href="./Object 120" xlink:type="simple" xlink:show="embed" xlink:actuate="onLoad"/><draw:image xlink:href="./ObjectReplacements/Object 120" xlink:type="simple" xlink:show="embed" xlink:actuate="onLoad"/></draw:frame> <text:span text:style-name="T12">O</text:span>bviously any vector in<draw:frame draw:style-name="fr3" draw:name="Object121" text:anchor-type="as-char" svg:y="-0.1484in" svg:width="0.1874in" svg:height="0.1839in" draw:z-index="172"><draw:object xlink:href="./Object 121" xlink:type="simple" xlink:show="embed" xlink:actuate="onLoad"/><draw:image xlink:href="./ObjectReplacements/Object 121" xlink:type="simple" xlink:show="embed" xlink:actuate="onLoad"/></draw:frame>that's expressible as<draw:frame draw:style-name="fr3" draw:name="Object122" text:anchor-type="as-char" svg:y="-0.152in" svg:width="0.5008in" svg:height="0.1992in" draw:z-index="178"><draw:object xlink:href="./Object 122" xlink:type="simple" xlink:show="embed" xlink:actuate="onLoad"/><draw:image xlink:href="./ObjectReplacements/Object 122" xlink:type="simple" xlink:show="embed" xlink:actuate="onLoad"/></draw:frame>can be expressed as:</text:p>
      <text:p text:style-name="P8"/>
      <table:table table:name="Table4" table:style-name="Table4">
        <table:table-column table:style-name="Table4.A"/>
        <table:table-column table:style-name="Table4.B"/>
        <table:table-header-rows>
          <table:table-row>
            <table:table-cell table:style-name="Table4.A1" office:value-type="string">
              <text:p text:style-name="P19"><draw:frame draw:style-name="fr3" draw:name="Object123" text:anchor-type="as-char" svg:y="-0.2154in" svg:width="3.6181in" svg:height="0.2902in" draw:z-index="173"><draw:object xlink:href="./Object 123" xlink:type="simple" xlink:show="embed" xlink:actuate="onLoad"/><draw:image xlink:href="./ObjectReplacements/Object 123" xlink:type="simple" xlink:show="embed" xlink:actuate="onLoad"/><svg:desc>formula</svg:desc></draw:frame></text:p>
            </table:table-cell>
            <table:table-cell table:style-name="Table4.A1" office:value-type="string">
              <text:p text:style-name="P20">(<text:sequence text:ref-name="refText3" text:name="Text" text:formula="ooow:Text+1" style:num-format="1">4</text:sequence>)</text:p>
            </table:table-cell>
          </table:table-row>
        </table:table-header-rows>
      </table:table>
      <text:p text:style-name="P9"/>
      <text:p text:style-name="P10"><text:span text:style-name="T12">W</text:span>e can immediately split that up and it's not too hard to see that this is just going to be the<draw:frame draw:style-name="fr3" draw:name="Object124" text:anchor-type="as-char" svg:y="-0.1484in" svg:width="0.2154in" svg:height="0.1839in" draw:z-index="174"><draw:object xlink:href="./Object 124" xlink:type="simple" xlink:show="embed" xlink:actuate="onLoad"/><draw:image xlink:href="./ObjectReplacements/Object 124" xlink:type="simple" xlink:show="embed" xlink:actuate="onLoad"/></draw:frame>basis vectors of the vector space<draw:frame draw:style-name="fr3" draw:name="Object125" text:anchor-type="as-char" svg:y="-0.1484in" svg:width="0.2047in" svg:height="0.1839in" draw:z-index="175"><draw:object xlink:href="./Object 125" xlink:type="simple" xlink:show="embed" xlink:actuate="onLoad"/><draw:image xlink:href="./ObjectReplacements/Object 125" xlink:type="simple" xlink:show="embed" xlink:actuate="onLoad"/></draw:frame>and this is going to be the<draw:frame draw:style-name="fr3" draw:name="Object126" text:anchor-type="as-char" svg:y="-0.1484in" svg:width="0.2437in" svg:height="0.1839in" draw:z-index="176"><draw:object xlink:href="./Object 126" xlink:type="simple" xlink:show="embed" xlink:actuate="onLoad"/><draw:image xlink:href="./ObjectReplacements/Object 126" xlink:type="simple" xlink:show="embed" xlink:actuate="onLoad"/></draw:frame>basis vectors of the vector space<draw:frame draw:style-name="fr3" draw:name="Object127" text:anchor-type="as-char" svg:y="-0.1484in" svg:width="0.2382in" svg:height="0.1839in" draw:z-index="177"><draw:object xlink:href="./Object 127" xlink:type="simple" xlink:show="embed" xlink:actuate="onLoad"/><draw:image xlink:href="./ObjectReplacements/Object 127" xlink:type="simple" xlink:show="embed" xlink:actuate="onLoad"/></draw:frame>and so <text:soft-page-break/>the dimensionality of<draw:frame draw:style-name="fr3" draw:name="Object128" text:anchor-type="as-char" svg:y="-0.1484in" svg:width="0.1874in" svg:height="0.1839in" draw:z-index="88"><draw:object xlink:href="./Object 128" xlink:type="simple" xlink:show="embed" xlink:actuate="onLoad"/><draw:image xlink:href="./ObjectReplacements/Object 128" xlink:type="simple" xlink:show="embed" xlink:actuate="onLoad"/></draw:frame>is going to be<draw:frame draw:style-name="fr3" draw:name="Object129" text:anchor-type="as-char" svg:y="-0.152in" svg:width="1.1909in" svg:height="0.1992in" draw:z-index="89"><draw:object xlink:href="./Object 129" xlink:type="simple" xlink:show="embed" xlink:actuate="onLoad"/><draw:image xlink:href="./ObjectReplacements/Object 129" xlink:type="simple" xlink:show="embed" xlink:actuate="onLoad"/><svg:desc>formula</svg:desc></draw:frame>and the basis vectors themselves are just exactly as I described so this is actually all pretty easy stuff and it also is very obvious to extend to additional vector products meaning if a vector of sums meaning if I add another one up on the front here, if I added a vector space<draw:frame draw:style-name="fr3" draw:name="Object130" text:anchor-type="as-char" svg:y="-0.1484in" svg:width="0.2043in" svg:height="0.1839in" draw:z-index="90"><draw:object xlink:href="./Object 130" xlink:type="simple" xlink:show="embed" xlink:actuate="onLoad"/><draw:image xlink:href="./ObjectReplacements/Object 130" xlink:type="simple" xlink:show="embed" xlink:actuate="onLoad"/></draw:frame>with all of its stuff you would end up with an ordered triplet where you have an element of<draw:frame draw:style-name="fr3" draw:name="Object131" text:anchor-type="as-char" svg:y="-0.1484in" svg:width="0.2043in" svg:height="0.1839in" draw:z-index="91"><draw:object xlink:href="./Object 131" xlink:type="simple" xlink:show="embed" xlink:actuate="onLoad"/><draw:image xlink:href="./ObjectReplacements/Object 131" xlink:type="simple" xlink:show="embed" xlink:actuate="onLoad"/></draw:frame>here, an element of<draw:frame draw:style-name="fr3" draw:name="Object132" text:anchor-type="as-char" svg:y="-0.1484in" svg:width="0.2047in" svg:height="0.1839in" draw:z-index="92"><draw:object xlink:href="./Object 132" xlink:type="simple" xlink:show="embed" xlink:actuate="onLoad"/><draw:image xlink:href="./ObjectReplacements/Object 132" xlink:type="simple" xlink:show="embed" xlink:actuate="onLoad"/></draw:frame>here and an element of<draw:frame draw:style-name="fr3" draw:name="Object133" text:anchor-type="as-char" svg:y="-0.1484in" svg:width="0.2382in" svg:height="0.1839in" draw:z-index="93"><draw:object xlink:href="./Object 133" xlink:type="simple" xlink:show="embed" xlink:actuate="onLoad"/><draw:image xlink:href="./ObjectReplacements/Object 133" xlink:type="simple" xlink:show="embed" xlink:actuate="onLoad"/></draw:frame>here, the ordering does matter otherwise you can't <text:span text:style-name="T13">d</text:span>efine this addition very well, the ordering is relevant now it doesn't really matter what order you do it in every any ordering will be isometric to any other ordering isometric as a vector space so the ordering doesn't matter in that sense but once you've decided the ordering you know to really zero in on what<draw:frame draw:style-name="fr3" draw:name="Object134" text:anchor-type="as-char" svg:y="-0.1484in" svg:width="0.1874in" svg:height="0.1839in" draw:z-index="97"><draw:object xlink:href="./Object 134" xlink:type="simple" xlink:show="embed" xlink:actuate="onLoad"/><draw:image xlink:href="./ObjectReplacements/Object 134" xlink:type="simple" xlink:show="embed" xlink:actuate="onLoad"/></draw:frame>is, you better remember what order we're doing.</text:p>
      <text:p text:style-name="P10"/>
      <text:p text:style-name="P10"><text:span text:style-name="T13">N</text:span>ow we can look at this and we can immediately understand what<draw:frame draw:style-name="fr3" draw:name="Object135" text:anchor-type="as-char" svg:y="-0.1508in" svg:width="0.3193in" svg:height="0.211in" draw:z-index="98"><draw:object xlink:href="./Object 135" xlink:type="simple" xlink:show="embed" xlink:actuate="onLoad"/><draw:image xlink:href="./ObjectReplacements/Object 135" xlink:type="simple" xlink:show="embed" xlink:actuate="onLoad"/><svg:desc>formula</svg:desc></draw:frame>here so when we look at<draw:frame draw:style-name="fr3" draw:name="Object10" text:anchor-type="as-char" svg:y="-0.1508in" svg:width="0.3193in" svg:height="0.211in" draw:z-index="12"><draw:object xlink:href="./Object 12" xlink:type="simple" xlink:show="embed" xlink:actuate="onLoad"/><draw:image xlink:href="./ObjectReplacements/Object 12" xlink:type="simple" xlink:show="embed" xlink:actuate="onLoad"/><svg:desc>formula</svg:desc></draw:frame><text:span text:style-name="T14">in </text:span><text:span text:style-name="T14"><text:sequence-ref text:reference-format="text" text:ref-name="refText1">(2)</text:sequence-ref></text:span><text:span text:style-name="T14"><text:s/></text:span>we see wow so<draw:frame draw:style-name="fr3" draw:name="Object11" text:anchor-type="as-char" svg:y="-0.1508in" svg:width="0.3193in" svg:height="0.211in" draw:z-index="15"><draw:object xlink:href="./Object 13" xlink:type="simple" xlink:show="embed" xlink:actuate="onLoad"/><draw:image xlink:href="./ObjectReplacements/Object 13" xlink:type="simple" xlink:show="embed" xlink:actuate="onLoad"/><svg:desc>formula</svg:desc></draw:frame>is a vector space of order quintets so every element of<draw:frame draw:style-name="fr3" draw:name="Object136" text:anchor-type="as-char" svg:y="-0.1508in" svg:width="0.3193in" svg:height="0.211in" draw:z-index="94"><draw:object xlink:href="./Object 136" xlink:type="simple" xlink:show="embed" xlink:actuate="onLoad"/><draw:image xlink:href="./ObjectReplacements/Object 136" xlink:type="simple" xlink:show="embed" xlink:actuate="onLoad"/><svg:desc>formula</svg:desc></draw:frame>looks like this it has <text:span text:style-name="T14">five </text:span>slots, the first slot that's where you have to put in a real number, the second slot that's where you have to put in a vector, the third slot that's where you have to put in a bi-vector, the fourth slot that's where you put in a tri-vector<draw:frame draw:style-name="fr3" draw:name="Object137" text:anchor-type="as-char" svg:y="-0.1484in" svg:width="0.648in" svg:height="0.1839in" draw:z-index="95"><draw:object xlink:href="./Object 137" xlink:type="simple" xlink:show="embed" xlink:actuate="onLoad"/><draw:image xlink:href="./ObjectReplacements/Object 137" xlink:type="simple" xlink:show="embed" xlink:actuate="onLoad"/></draw:frame>, you put that here and then the fifth slot you put a quad-vector</text:p>
      <text:p text:style-name="Standard">which we're going to call pseudo-scalar so that would that last <text:span text:style-name="T14">s</text:span>lot is<draw:frame draw:style-name="fr3" draw:name="Object138" text:anchor-type="as-char" svg:y="-0.1484in" svg:width="0.8772in" svg:height="0.1839in" draw:z-index="96"><draw:object xlink:href="./Object 138" xlink:type="simple" xlink:show="embed" xlink:actuate="onLoad"/><draw:image xlink:href="./ObjectReplacements/Object 138" xlink:type="simple" xlink:show="embed" xlink:actuate="onLoad"/><svg:desc>formula</svg:desc></draw:frame>and it's in that order so everything in<draw:frame draw:style-name="fr3" draw:name="Object12" text:anchor-type="as-char" svg:y="-0.1508in" svg:width="0.3193in" svg:height="0.211in" draw:z-index="21"><draw:object xlink:href="./Object 14" xlink:type="simple" xlink:show="embed" xlink:actuate="onLoad"/><draw:image xlink:href="./ObjectReplacements/Object 14" xlink:type="simple" xlink:show="embed" xlink:actuate="onLoad"/><svg:desc>formula</svg:desc></draw:frame>ultimately if we take seriously, the formal definition of this Direct sum is this product, actually if you got really super formal, the second sum would be once you add two together and you get a<text:span text:style-name="T14">n</text:span> ordered pair, if you add three together in principle if you really were a stickler you would have an ordered pair where the first slot is an ordered pair from the first sum and then the second one is an ordered pair from the third and then the fourth inner product would be an object that takes an ordered pair from the first pairing and combines it with a second and you start building stuff up like that but unpacking that is isomorphic to this idea of just having an unordered quintet of objects. <text:span text:style-name="T15">N</text:span>ow we understand how to add things together because whenever we add things we're actually using the addition property of the Direct sum space so the addition property for<draw:frame draw:style-name="fr3" draw:name="Object13" text:anchor-type="as-char" svg:y="-0.1508in" svg:width="0.3193in" svg:height="0.211in" draw:z-index="22"><draw:object xlink:href="./Object 15" xlink:type="simple" xlink:show="embed" xlink:actuate="onLoad"/><draw:image xlink:href="./ObjectReplacements/Object 15" xlink:type="simple" xlink:show="embed" xlink:actuate="onLoad"/><svg:desc>formula</svg:desc></draw:frame>actually looks like this:</text:p>
      <text:p text:style-name="P12"/>
      <table:table table:name="Table5" table:style-name="Table5">
        <table:table-column table:style-name="Table5.A"/>
        <table:table-column table:style-name="Table5.B"/>
        <table:table-header-rows>
          <table:table-row>
            <table:table-cell table:style-name="Table5.A1" office:value-type="string">
              <text:p text:style-name="P19"><draw:frame draw:style-name="fr3" draw:name="Object140" text:anchor-type="as-char" svg:y="-0.1882in" svg:width="0.8598in" svg:height="0.2638in" draw:z-index="163"><draw:object xlink:href="./Object 140" xlink:type="simple" xlink:show="embed" xlink:actuate="onLoad"/><draw:image xlink:href="./ObjectReplacements/Object 140" xlink:type="simple" xlink:show="embed" xlink:actuate="onLoad"/><svg:desc>formula</svg:desc></draw:frame><draw:frame draw:style-name="fr3" draw:name="Object139" text:anchor-type="as-char" svg:y="-0.2917in" svg:width="4.8689in" svg:height="0.5402in" draw:z-index="161"><draw:object xlink:href="./Object 139" xlink:type="simple" xlink:show="embed" xlink:actuate="onLoad"/><draw:image xlink:href="./ObjectReplacements/Object 139" xlink:type="simple" xlink:show="embed" xlink:actuate="onLoad"/><svg:desc>formula</svg:desc></draw:frame></text:p>
            </table:table-cell>
            <table:table-cell table:style-name="Table5.A1" office:value-type="string">
              <text:p text:style-name="P20">(<text:sequence text:ref-name="refText4" text:name="Text" text:formula="ooow:Text+1" style:num-format="1">5</text:sequence>)</text:p>
            </table:table-cell>
          </table:table-row>
        </table:table-header-rows>
      </table:table>
      <text:p text:style-name="P11"/>
      <text:p text:style-name="P13"><draw:frame draw:style-name="fr3" draw:name="Object14" text:anchor-type="as-char" svg:y="-0.1508in" svg:width="0.3193in" svg:height="0.211in" draw:z-index="42"><draw:object xlink:href="./Object 16" xlink:type="simple" xlink:show="embed" xlink:actuate="onLoad"/><draw:image xlink:href="./ObjectReplacements/Object 16" xlink:type="simple" xlink:show="embed" xlink:actuate="onLoad"/><svg:desc>formula</svg:desc></draw:frame>is this long Direct sum <text:sequence-ref text:reference-format="text" text:ref-name="refText1">(2)</text:sequence-ref><text:s/>so if I have two elements of the<draw:frame draw:style-name="fr3" draw:name="Object15" text:anchor-type="as-char" svg:y="-0.1508in" svg:width="0.3193in" svg:height="0.211in" draw:z-index="32"><draw:object xlink:href="./Object 17" xlink:type="simple" xlink:show="embed" xlink:actuate="onLoad"/><draw:image xlink:href="./ObjectReplacements/Object 17" xlink:type="simple" xlink:show="embed" xlink:actuate="onLoad"/><svg:desc>formula</svg:desc></draw:frame>they look like this, element<draw:frame draw:style-name="fr3" draw:name="Object141" text:anchor-type="as-char" svg:y="-0.1484in" svg:width="0.1673in" svg:height="0.1839in" draw:z-index="158"><draw:object xlink:href="./Object 141" xlink:type="simple" xlink:show="embed" xlink:actuate="onLoad"/><draw:image xlink:href="./ObjectReplacements/Object 141" xlink:type="simple" xlink:show="embed" xlink:actuate="onLoad"/></draw:frame>well the <text:span text:style-name="T16">1</text:span><text:span text:style-name="T17">st</text:span><text:span text:style-name="T16"> </text:span>slot comes out of the <text:span text:style-name="T16">0</text:span><text:span text:style-name="T17">th</text:span><text:span text:style-name="T16"> </text:span>exterior power<draw:frame draw:style-name="fr3" draw:name="Object142" text:anchor-type="as-char" svg:y="-0.152in" svg:width="0.7138in" svg:height="0.2126in" draw:z-index="159"><draw:object xlink:href="./Object 142" xlink:type="simple" xlink:show="embed" xlink:actuate="onLoad"/><draw:image xlink:href="./ObjectReplacements/Object 142" xlink:type="simple" xlink:show="embed" xlink:actuate="onLoad"/></draw:frame>which we know is just real scalars, the <text:span text:style-name="T16">2</text:span><text:span text:style-name="T17">nd</text:span><text:span text:style-name="T16"> </text:span>slot that's the slot that draws from the <text:span text:style-name="T16">1</text:span><text:span text:style-name="T17">st</text:span><text:span text:style-name="T16"> </text:span>exterior power<draw:frame draw:style-name="fr3" draw:name="Object143" text:anchor-type="as-char" svg:y="-0.152in" svg:width="0.7118in" svg:height="0.2126in" draw:z-index="160"><draw:object xlink:href="./Object 143" xlink:type="simple" xlink:show="embed" xlink:actuate="onLoad"/><draw:image xlink:href="./ObjectReplacements/Object 143" xlink:type="simple" xlink:show="embed" xlink:actuate="onLoad"/><svg:desc>formula</svg:desc></draw:frame>which is basically just our underlying vector space which is<draw:frame draw:style-name="fr3" draw:name="Object5" text:anchor-type="as-char" svg:y="-0.1484in" svg:width="0.3984in" svg:height="0.2091in" draw:z-index="3"><draw:object xlink:href="./Object 6" xlink:type="simple" xlink:show="embed" xlink:actuate="onLoad"/><draw:image xlink:href="./ObjectReplacements/Object 6" xlink:type="simple" xlink:show="embed" xlink:actuate="onLoad"/><svg:desc>formula</svg:desc></draw:frame>so this slot here is vectors in<draw:frame draw:style-name="fr3" draw:name="Object6" text:anchor-type="as-char" svg:y="-0.1484in" svg:width="0.3984in" svg:height="0.2091in" draw:z-index="5"><draw:object xlink:href="./Object 7" xlink:type="simple" xlink:show="embed" xlink:actuate="onLoad"/><draw:image xlink:href="./ObjectReplacements/Object 7" xlink:type="simple" xlink:show="embed" xlink:actuate="onLoad"/><svg:desc>formula</svg:desc></draw:frame>. <text:span text:style-name="T16">T</text:span>his <text:span text:style-name="T16">3</text:span><text:span text:style-name="T17">rd</text:span><text:span text:style-name="T16"> </text:span>slot are bi-vectors, the <text:span text:style-name="T16">4</text:span><text:span text:style-name="T17">th</text:span><text:span text:style-name="T16"> </text:span>slot are tri-vectors and the <text:span text:style-name="T16">5</text:span><text:span text:style-name="T17">th</text:span><text:span text:style-name="T16"> </text:span>slot is pseudo-scal<text:span text:style-name="T2">a</text:span>rs which we'll introduce the word, pseudo-scalar for this last one soon but it's a quad-vector so that's what a member of<draw:frame draw:style-name="fr3" draw:name="Object16" text:anchor-type="as-char" svg:y="-0.1508in" svg:width="0.3193in" svg:height="0.211in" draw:z-index="16"><draw:object xlink:href="./Object 18" xlink:type="simple" xlink:show="embed" xlink:actuate="onLoad"/><draw:image xlink:href="./ObjectReplacements/Object 18" xlink:type="simple" xlink:show="embed" xlink:actuate="onLoad"/><svg:desc>formula</svg:desc></draw:frame>looks like and if I have another member of<draw:frame draw:style-name="fr3" draw:name="Object18" text:anchor-type="as-char" svg:y="-0.1508in" svg:width="0.3193in" svg:height="0.211in" draw:z-index="17"><draw:object xlink:href="./Object 19" xlink:type="simple" xlink:show="embed" xlink:actuate="onLoad"/><draw:image xlink:href="./ObjectReplacements/Object 19" xlink:type="simple" xlink:show="embed" xlink:actuate="onLoad"/><svg:desc>formula</svg:desc></draw:frame>which may look like<draw:frame draw:style-name="fr3" draw:name="Object144" text:anchor-type="as-char" svg:y="-0.1484in" svg:width="0.1673in" svg:height="0.1839in" draw:z-index="150"><draw:object xlink:href="./Object 144" xlink:type="simple" xlink:show="embed" xlink:actuate="onLoad"/><draw:image xlink:href="./ObjectReplacements/Object 144" xlink:type="simple" xlink:show="embed" xlink:actuate="onLoad"/></draw:frame>, it's the same idea, they're different I have them written as blades but they could be elaborate sums right you could have the sum of blades in fact you're going to see that in a moment because if the sum we were now interested in what do we mean by<draw:frame draw:style-name="fr3" draw:name="Object145" text:anchor-type="as-char" svg:y="-0.1484in" svg:width="0.3701in" svg:height="0.1839in" draw:z-index="155"><draw:object xlink:href="./Object 145" xlink:type="simple" xlink:show="embed" xlink:actuate="onLoad"/><draw:image xlink:href="./ObjectReplacements/Object 145" xlink:type="simple" xlink:show="embed" xlink:actuate="onLoad"/></draw:frame>, well the first thing we mean is we're talking about the plus, <draw:frame draw:style-name="fr3" draw:name="Object146" text:anchor-type="as-char" svg:y="-0.1484in" svg:width="0.1673in" svg:height="0.1839in" draw:z-index="156"><draw:object xlink:href="./Object 146" xlink:type="simple" xlink:show="embed" xlink:actuate="onLoad"/><draw:image xlink:href="./ObjectReplacements/Object 146" xlink:type="simple" xlink:show="embed" xlink:actuate="onLoad"/></draw:frame>is a member of the vector space<draw:frame draw:style-name="fr3" draw:name="Object19" text:anchor-type="as-char" svg:y="-0.1508in" svg:width="0.3193in" svg:height="0.211in" draw:z-index="18"><draw:object xlink:href="./Object 20" xlink:type="simple" xlink:show="embed" xlink:actuate="onLoad"/><draw:image xlink:href="./ObjectReplacements/Object 20" xlink:type="simple" xlink:show="embed" xlink:actuate="onLoad"/><svg:desc>formula</svg:desc></draw:frame>and<draw:frame draw:style-name="fr3" draw:name="Object20" text:anchor-type="as-char" svg:y="-0.1508in" svg:width="0.3193in" svg:height="0.211in" draw:z-index="19"><draw:object xlink:href="./Object 21" xlink:type="simple" xlink:show="embed" xlink:actuate="onLoad"/><draw:image xlink:href="./ObjectReplacements/Object 21" xlink:type="simple" xlink:show="embed" xlink:actuate="onLoad"/><svg:desc>formula</svg:desc></draw:frame>addition property is symbolized by<draw:frame draw:style-name="fr3" draw:name="Object147" text:anchor-type="as-char" svg:y="-0.1484in" svg:width="0.2701in" svg:height="0.2091in" draw:z-index="151"><draw:object xlink:href="./Object 147" xlink:type="simple" xlink:show="embed" xlink:actuate="onLoad"/><draw:image xlink:href="./ObjectReplacements/Object 147" xlink:type="simple" xlink:show="embed" xlink:actuate="onLoad"/></draw:frame>so whenever I write a plus I mean that, now we can also use the computer science method of looking at this which I actually like which is, look we know<draw:frame draw:style-name="fr3" draw:name="Object148" text:anchor-type="as-char" svg:y="-0.1484in" svg:width="0.1673in" svg:height="0.1839in" draw:z-index="152"><draw:object xlink:href="./Object 148" xlink:type="simple" xlink:show="embed" xlink:actuate="onLoad"/><draw:image xlink:href="./ObjectReplacements/Object 148" xlink:type="simple" xlink:show="embed" xlink:actuate="onLoad"/></draw:frame>and<draw:frame draw:style-name="fr3" draw:name="Object149" text:anchor-type="as-char" svg:y="-0.1484in" svg:width="0.1673in" svg:height="0.1839in" draw:z-index="154"><draw:object xlink:href="./Object 149" xlink:type="simple" xlink:show="embed" xlink:actuate="onLoad"/><draw:image xlink:href="./ObjectReplacements/Object 149" xlink:type="simple" xlink:show="embed" xlink:actuate="onLoad"/></draw:frame>are members of<draw:frame draw:style-name="fr3" draw:name="Object21" text:anchor-type="as-char" svg:y="-0.1508in" svg:width="0.3193in" svg:height="0.211in" draw:z-index="20"><draw:object xlink:href="./Object 22" xlink:type="simple" xlink:show="embed" xlink:actuate="onLoad"/><draw:image xlink:href="./ObjectReplacements/Object 22" xlink:type="simple" xlink:show="embed" xlink:actuate="onLoad"/><svg:desc>formula</svg:desc></draw:frame>we know that so since we know since that fact was given, you don't need to waste your energy with a<draw:frame draw:style-name="fr3" draw:name="Object150" text:anchor-type="as-char" svg:y="-0.1484in" svg:width="0.1874in" svg:height="0.1839in" draw:z-index="153"><draw:object xlink:href="./Object 150" xlink:type="simple" xlink:show="embed" xlink:actuate="onLoad"/><draw:image xlink:href="./ObjectReplacements/Object 150" xlink:type="simple" xlink:show="embed" xlink:actuate="onLoad"/></draw:frame>, it can only be that, there's no other you're not making a mistake by leaving it off because we're informed of what addition we're using by what's on both sides of the addition symbol so it's implied and it can only be one thing, given that what is this? <text:span text:style-name="T20">W</text:span>ell it's now going to be:</text:p>
      <text:p text:style-name="P14"/>
      <table:table table:name="Table6" table:style-name="Table6">
        <table:table-column table:style-name="Table6.A"/>
        <table:table-column table:style-name="Table6.B"/>
        <table:table-header-rows>
          <text:soft-page-break/>
          <table:table-row>
            <table:table-cell table:style-name="Table6.A1" office:value-type="string">
              <text:p text:style-name="P19"><draw:frame draw:style-name="fr3" draw:name="Object151" text:anchor-type="as-char" svg:y="-0.4555in" svg:width="4.0035in" svg:height="0.861in" draw:z-index="182"><draw:object xlink:href="./Object 151" xlink:type="simple" xlink:show="embed" xlink:actuate="onLoad"/><draw:image xlink:href="./ObjectReplacements/Object 151" xlink:type="simple" xlink:show="embed" xlink:actuate="onLoad"/><svg:desc>formula</svg:desc></draw:frame></text:p>
            </table:table-cell>
            <table:table-cell table:style-name="Table6.A1" office:value-type="string">
              <text:p text:style-name="P20">(<text:sequence text:ref-name="refText5" text:name="Text" text:formula="ooow:Text+1" style:num-format="1">6</text:sequence>)</text:p>
            </table:table-cell>
          </table:table-row>
        </table:table-header-rows>
      </table:table>
      <text:p text:style-name="P13"/>
      <text:p text:style-name="P15"><draw:frame draw:style-name="fr3" draw:name="Object152" text:anchor-type="as-char" svg:y="-0.1484in" svg:width="0.3634in" svg:height="0.1839in" draw:z-index="84"><draw:object xlink:href="./Object 152" xlink:type="simple" xlink:show="embed" xlink:actuate="onLoad"/><draw:image xlink:href="./ObjectReplacements/Object 152" xlink:type="simple" xlink:show="embed" xlink:actuate="onLoad"/></draw:frame><text:span text:style-name="T20">on the 1</text:span><text:span text:style-name="T18">st</text:span><text:span text:style-name="T20"> slot</text:span> but what is this<draw:frame draw:style-name="fr3" draw:name="Object153" text:anchor-type="as-char" svg:y="-0.1484in" svg:width="0.1937in" svg:height="0.1839in" draw:z-index="85"><draw:object xlink:href="./Object 153" xlink:type="simple" xlink:show="embed" xlink:actuate="onLoad"/><draw:image xlink:href="./ObjectReplacements/Object 153" xlink:type="simple" xlink:show="embed" xlink:actuate="onLoad"/></draw:frame>? <text:span text:style-name="T20">W</text:span>ell thi<text:span text:style-name="T20">s</text:span><draw:frame draw:style-name="fr3" draw:name="Object154" text:anchor-type="as-char" svg:y="-0.1484in" svg:width="0.1937in" svg:height="0.1839in" draw:z-index="86"><draw:object xlink:href="./Object 154" xlink:type="simple" xlink:show="embed" xlink:actuate="onLoad"/><draw:image xlink:href="./ObjectReplacements/Object 154" xlink:type="simple" xlink:show="embed" xlink:actuate="onLoad"/><svg:desc>formula</svg:desc></draw:frame>has to be the<draw:frame draw:style-name="fr3" draw:name="Object155" text:anchor-type="as-char" svg:y="-0.1484in" svg:width="0.1937in" svg:height="0.1839in" draw:z-index="87"><draw:object xlink:href="./Object 155" xlink:type="simple" xlink:show="embed" xlink:actuate="onLoad"/><draw:image xlink:href="./ObjectReplacements/Object 155" xlink:type="simple" xlink:show="embed" xlink:actuate="onLoad"/><svg:desc>formula</svg:desc></draw:frame>from<draw:frame draw:style-name="fr3" draw:name="Object156" text:anchor-type="as-char" svg:y="-0.1201in" svg:width="0.2575in" svg:height="0.1811in" draw:z-index="99"><draw:object xlink:href="./Object 156" xlink:type="simple" xlink:show="embed" xlink:actuate="onLoad"/><draw:image xlink:href="./ObjectReplacements/Object 156" xlink:type="simple" xlink:show="embed" xlink:actuate="onLoad"/></draw:frame>, <text:span text:style-name="T20">th</text:span>at's the<draw:frame draw:style-name="fr3" draw:name="Object157" text:anchor-type="as-char" svg:y="-0.1201in" svg:width="0.2575in" svg:height="0.1811in" draw:z-index="100"><draw:object xlink:href="./Object 157" xlink:type="simple" xlink:show="embed" xlink:actuate="onLoad"/><draw:image xlink:href="./ObjectReplacements/Object 157" xlink:type="simple" xlink:show="embed" xlink:actuate="onLoad"/><svg:desc>formula</svg:desc></draw:frame><draw:frame draw:style-name="fr3" draw:name="Object159" text:anchor-type="as-char" svg:y="-0.1484in" svg:width="0.1937in" svg:height="0.1839in" draw:z-index="101"><draw:object xlink:href="./Object 159" xlink:type="simple" xlink:show="embed" xlink:actuate="onLoad"/><draw:image xlink:href="./ObjectReplacements/Object 159" xlink:type="simple" xlink:show="embed" xlink:actuate="onLoad"/><svg:desc>formula</svg:desc></draw:frame> and what about the next<draw:frame draw:style-name="fr3" draw:name="Object158" text:anchor-type="as-char" svg:y="-0.1484in" svg:width="0.1937in" svg:height="0.1839in" draw:z-index="102"><draw:object xlink:href="./Object 158" xlink:type="simple" xlink:show="embed" xlink:actuate="onLoad"/><draw:image xlink:href="./ObjectReplacements/Object 158" xlink:type="simple" xlink:show="embed" xlink:actuate="onLoad"/><svg:desc>formula</svg:desc></draw:frame>? <text:span text:style-name="T20">W</text:span>ell, that's going to be<draw:frame draw:style-name="fr3" draw:name="Object160" text:anchor-type="as-char" svg:y="-0.1484in" svg:width="0.8016in" svg:height="0.2091in" draw:z-index="103"><draw:object xlink:href="./Object 160" xlink:type="simple" xlink:show="embed" xlink:actuate="onLoad"/><draw:image xlink:href="./ObjectReplacements/Object 160" xlink:type="simple" xlink:show="embed" xlink:actuate="onLoad"/></draw:frame>where this<draw:frame draw:style-name="fr3" draw:name="Object161" text:anchor-type="as-char" svg:y="-0.1484in" svg:width="0.1937in" svg:height="0.1839in" draw:z-index="104"><draw:object xlink:href="./Object 161" xlink:type="simple" xlink:show="embed" xlink:actuate="onLoad"/><draw:image xlink:href="./ObjectReplacements/Object 161" xlink:type="simple" xlink:show="embed" xlink:actuate="onLoad"/><svg:desc>formula</svg:desc></draw:frame>comes from the<draw:frame draw:style-name="fr3" draw:name="Object162" text:anchor-type="as-char" svg:y="-0.1201in" svg:width="0.2555in" svg:height="0.1811in" draw:z-index="105"><draw:object xlink:href="./Object 162" xlink:type="simple" xlink:show="embed" xlink:actuate="onLoad"/><draw:image xlink:href="./ObjectReplacements/Object 162" xlink:type="simple" xlink:show="embed" xlink:actuate="onLoad"/><svg:desc>formula</svg:desc></draw:frame><text:span text:style-name="T20">s</text:span>ub-space. <text:span text:style-name="T21">T</text:span>hen the next one is<draw:frame draw:style-name="fr3" draw:name="Object163" text:anchor-type="as-char" svg:y="-0.1484in" svg:width="1.3098in" svg:height="0.2091in" draw:z-index="106"><draw:object xlink:href="./Object 163" xlink:type="simple" xlink:show="embed" xlink:actuate="onLoad"/><draw:image xlink:href="./ObjectReplacements/Object 163" xlink:type="simple" xlink:show="embed" xlink:actuate="onLoad"/></draw:frame>, it's a bi-vector. <text:span text:style-name="T21">W</text:span>hat about this<draw:frame draw:style-name="fr3" draw:name="Object164" text:anchor-type="as-char" svg:y="-0.1484in" svg:width="0.2181in" svg:height="0.1839in" draw:z-index="107"><draw:object xlink:href="./Object 164" xlink:type="simple" xlink:show="embed" xlink:actuate="onLoad"/><draw:image xlink:href="./ObjectReplacements/Object 164" xlink:type="simple" xlink:show="embed" xlink:actuate="onLoad"/></draw:frame>sign? <text:span text:style-name="T21">W</text:span>ell the<draw:frame draw:style-name="fr3" draw:name="Object165" text:anchor-type="as-char" svg:y="-0.1484in" svg:width="0.2181in" svg:height="0.1839in" draw:z-index="108"><draw:object xlink:href="./Object 165" xlink:type="simple" xlink:show="embed" xlink:actuate="onLoad"/><draw:image xlink:href="./ObjectReplacements/Object 165" xlink:type="simple" xlink:show="embed" xlink:actuate="onLoad"/><svg:desc>formula</svg:desc></draw:frame>sign <text:span text:style-name="T21">is </text:span>a bi-vector<draw:frame draw:style-name="fr3" draw:name="Object166" text:anchor-type="as-char" svg:y="-0.1484in" svg:width="0.2181in" svg:height="0.1839in" draw:z-index="109"><draw:object xlink:href="./Object 166" xlink:type="simple" xlink:show="embed" xlink:actuate="onLoad"/><draw:image xlink:href="./ObjectReplacements/Object 166" xlink:type="simple" xlink:show="embed" xlink:actuate="onLoad"/><svg:desc>formula</svg:desc></draw:frame>sign and if you're unhappy, you just make it a<draw:frame draw:style-name="fr3" draw:name="Object167" text:anchor-type="as-char" svg:y="-0.1484in" svg:width="0.1937in" svg:height="0.1839in" draw:z-index="162"><draw:object xlink:href="./Object 167" xlink:type="simple" xlink:show="embed" xlink:actuate="onLoad"/><draw:image xlink:href="./ObjectReplacements/Object 167" xlink:type="simple" xlink:show="embed" xlink:actuate="onLoad"/><svg:desc>formula</svg:desc></draw:frame>sign and you keep the<draw:frame draw:style-name="fr3" draw:name="Object168" text:anchor-type="as-char" svg:y="-0.1484in" svg:width="0.2181in" svg:height="0.1839in" draw:z-index="179"><draw:object xlink:href="./Object 168" xlink:type="simple" xlink:show="embed" xlink:actuate="onLoad"/><draw:image xlink:href="./ObjectReplacements/Object 168" xlink:type="simple" xlink:show="embed" xlink:actuate="onLoad"/><svg:desc>formula</svg:desc></draw:frame>sign <text:span text:style-name="T21">inside parenthesis, </text:span>that's fine. <text:span text:style-name="T21">T</text:span>hen the next two are pretty obvious. <text:span text:style-name="T22">T</text:span>ake note of how painful it was to write that down because one thing we're going to do pretty quickly is create notation to simplify all of that but you can see we have <text:span text:style-name="T23">all the slots </text:span>and that's scalars, vectors, b<text:span text:style-name="T23">i-</text:span>vectors, tri-vector<text:span text:style-name="T23">s, </text:span>quad-vector<text:span text:style-name="T23">s</text:span> <text:span text:style-name="T23">(pseudo-scalars) </text:span>and each addition comes from the underlying vector space. <text:span text:style-name="T23">W</text:span>e could write that like this every time but this is what it means to add a vector to a bi-vector, literally the addition of a vector to a bi-vector is going to be:</text:p>
      <text:p text:style-name="P15"/>
      <table:table table:name="Table7" table:style-name="Table7">
        <table:table-column table:style-name="Table7.A"/>
        <table:table-column table:style-name="Table7.B"/>
        <table:table-header-rows>
          <table:table-row>
            <table:table-cell table:style-name="Table7.A1" office:value-type="string">
              <text:p text:style-name="P19"><draw:frame draw:style-name="fr3" draw:name="Object169" text:anchor-type="as-char" svg:y="-0.1992in" svg:width="3.9598in" svg:height="0.2862in" draw:z-index="183"><draw:object xlink:href="./Object 169" xlink:type="simple" xlink:show="embed" xlink:actuate="onLoad"/><draw:image xlink:href="./ObjectReplacements/Object 169" xlink:type="simple" xlink:show="embed" xlink:actuate="onLoad"/><svg:desc>formula</svg:desc></draw:frame></text:p>
            </table:table-cell>
            <table:table-cell table:style-name="Table7.A1" office:value-type="string">
              <text:p text:style-name="P20">(<text:sequence text:ref-name="refText6" text:name="Text" text:formula="ooow:Text+1" style:num-format="1">7</text:sequence>)</text:p>
            </table:table-cell>
          </table:table-row>
        </table:table-header-rows>
      </table:table>
      <text:p text:style-name="P15"/>
      <text:p text:style-name="Standard"><text:span text:style-name="T24">T</text:span>hat is the technical way of adding a vector to a bi vector, by the way, when I write down this notation</text:p>
      <text:p text:style-name="P16">for a bi-vector I need to be a little careful, this is anti-symmetric and there's usually a one-half that is a part <text:span text:style-name="T24">of it </text:span>because you double count. <text:span text:style-name="T24">T</text:span>he number of independent vectors is half of what you would get if you you did all this and of course the<draw:frame draw:style-name="fr3" draw:name="Object170" text:anchor-type="as-char" svg:y="-0.0827in" svg:width="0.1929in" svg:height="0.1244in" draw:z-index="180"><draw:object xlink:href="./Object 170" xlink:type="simple" xlink:show="embed" xlink:actuate="onLoad"/><draw:image xlink:href="./ObjectReplacements/Object 170" xlink:type="simple" xlink:show="embed" xlink:actuate="onLoad"/></draw:frame>equals<draw:frame draw:style-name="fr3" draw:name="Object171" text:anchor-type="as-char" svg:y="-0.0862in" svg:width="0.1929in" svg:height="0.0957in" draw:z-index="181"><draw:object xlink:href="./Object 171" xlink:type="simple" xlink:show="embed" xlink:actuate="onLoad"/><draw:image xlink:href="./ObjectReplacements/Object 171" xlink:type="simple" xlink:show="embed" xlink:actuate="onLoad"/></draw:frame>b<text:span text:style-name="T24">i-</text:span>vector is zero so you end up double counting so there's usually a one-half here, I didn't use that in the last lesson but I don't think it mattered in the last lesson, I think it would have all flowed okay without it but say you're adding those two together well the result is the obvious thing it's:</text:p>
      <text:p text:style-name="P17"/>
      <table:table table:name="Table8" table:style-name="Table8">
        <table:table-column table:style-name="Table8.A"/>
        <table:table-column table:style-name="Table8.B"/>
        <table:table-header-rows>
          <table:table-row>
            <table:table-cell table:style-name="Table8.A1" office:value-type="string">
              <text:p text:style-name="P19"><draw:frame draw:style-name="fr3" draw:name="Object172" text:anchor-type="as-char" svg:y="-0.2102in" svg:width="2.6319in" svg:height="0.298in" draw:z-index="184"><draw:object xlink:href="./Object 172" xlink:type="simple" xlink:show="embed" xlink:actuate="onLoad"/><draw:image xlink:href="./ObjectReplacements/Object 172" xlink:type="simple" xlink:show="embed" xlink:actuate="onLoad"/><svg:desc>formula</svg:desc></draw:frame></text:p>
            </table:table-cell>
            <table:table-cell table:style-name="Table8.A1" office:value-type="string">
              <text:p text:style-name="P20">(<text:sequence text:ref-name="refText7" text:name="Text" text:formula="ooow:Text+1" style:num-format="1">8</text:sequence>)</text:p>
            </table:table-cell>
          </table:table-row>
        </table:table-header-rows>
      </table:table>
      <text:p text:style-name="P16"/>
      <text:p text:style-name="Standard"><text:span text:style-name="T25">J</text:span>ust to be clear let me change this so it's<draw:frame draw:style-name="fr3" draw:name="Object173" text:anchor-type="as-char" svg:y="-0.0846in" svg:width="0.2055in" svg:height="0.0953in" draw:z-index="188"><draw:object xlink:href="./Object 173" xlink:type="simple" xlink:show="embed" xlink:actuate="onLoad"/><draw:image xlink:href="./ObjectReplacements/Object 173" xlink:type="simple" xlink:show="embed" xlink:actuate="onLoad"/></draw:frame>, <draw:frame draw:style-name="fr3" draw:name="Object174" text:anchor-type="as-char" svg:y="-0.1228in" svg:width="0.2043in" svg:height="0.1646in" draw:z-index="189"><draw:object xlink:href="./Object 174" xlink:type="simple" xlink:show="embed" xlink:actuate="onLoad"/><draw:image xlink:href="./ObjectReplacements/Object 174" xlink:type="simple" xlink:show="embed" xlink:actuate="onLoad"/></draw:frame>because just so we're not reusing<draw:frame draw:style-name="fr3" draw:name="Object175" text:anchor-type="as-char" svg:y="-0.0827in" svg:width="0.1929in" svg:height="0.1244in" draw:z-index="190"><draw:object xlink:href="./Object 175" xlink:type="simple" xlink:show="embed" xlink:actuate="onLoad"/><draw:image xlink:href="./ObjectReplacements/Object 175" xlink:type="simple" xlink:show="embed" xlink:actuate="onLoad"/></draw:frame>. I guess I'm now introducing this one half. <text:span text:style-name="T26">T</text:span>his ordered quintet is now that is what it means to add a vector to a bi-vector you literally create this ordered quintet, that's the mathematical <text:span text:style-name="T26">m</text:span>achinery behind all of this. <text:span text:style-name="T26">O</text:span>bviously this applies to tri-vectors and quad-vectors, the pseudo-scalar, bi-vector and that's the <text:span text:style-name="T2">m</text:span>achinery that's under the hood so when we are writing so now you can understand that if we write a vector say <text:span text:style-name="T26">a vector </text:span>plus a bi-vector which might be<draw:frame draw:style-name="fr3" draw:name="Object176" text:anchor-type="as-char" svg:y="-0.1484in" svg:width="0.628in" svg:height="0.1839in" draw:z-index="191"><draw:object xlink:href="./Object 176" xlink:type="simple" xlink:show="embed" xlink:actuate="onLoad"/><draw:image xlink:href="./ObjectReplacements/Object 176" xlink:type="simple" xlink:show="embed" xlink:actuate="onLoad"/></draw:frame>what we're really doing is we are creating this entire operation here we're taking the<draw:frame draw:style-name="fr3" draw:name="Object177" text:anchor-type="as-char" svg:y="-0.1484in" svg:width="0.1665in" svg:height="0.1839in" draw:z-index="192"><draw:object xlink:href="./Object 177" xlink:type="simple" xlink:show="embed" xlink:actuate="onLoad"/><draw:image xlink:href="./ObjectReplacements/Object 177" xlink:type="simple" xlink:show="embed" xlink:actuate="onLoad"/></draw:frame>, we're stuffing it in the second slot of an ordered quintet because that's the only way to make it a member of the Clifford algebra, we're taking the <text:span text:style-name="T1">w</text:span>edge, we're stuffing it in the third slot of the ordered quintet of<draw:frame draw:style-name="fr3" draw:name="Object22" text:anchor-type="as-char" svg:y="-0.1508in" svg:width="0.3193in" svg:height="0.211in" draw:z-index="34"><draw:object xlink:href="./Object 23" xlink:type="simple" xlink:show="embed" xlink:actuate="onLoad"/><draw:image xlink:href="./ObjectReplacements/Object 23" xlink:type="simple" xlink:show="embed" xlink:actuate="onLoad"/><svg:desc>formula</svg:desc></draw:frame>and then we're adding it together and we're producing a</text:p>
      <text:p text:style-name="Standard">ordered quintet that has them both in there, that's the literal Machinery behind all of this.</text:p>
      <text:p text:style-name="Standard"/>
      <text:p text:style-name="Standard"><text:span text:style-name="T27">H</text:span>owever, once we appreciate that we can take radical shortcuts and we can just say, you know what? <text:span text:style-name="T27">T</text:span>hat means <text:sequence-ref text:reference-format="text" text:ref-name="refText7">(8)</text:sequence-ref>, you know what else means? <text:span text:style-name="T27">T</text:span>hat<draw:frame draw:style-name="fr3" draw:name="Object178" text:anchor-type="as-char" svg:y="-0.1484in" svg:width="0.628in" svg:height="0.1839in" draw:z-index="193"><draw:object xlink:href="./Object 178" xlink:type="simple" xlink:show="embed" xlink:actuate="onLoad"/><draw:image xlink:href="./ObjectReplacements/Object 178" xlink:type="simple" xlink:show="embed" xlink:actuate="onLoad"/><svg:desc>formula</svg:desc></draw:frame>, that means and this<draw:frame draw:style-name="fr3" draw:name="Object179" text:anchor-type="as-char" svg:y="-0.1484in" svg:width="0.1937in" svg:height="0.1839in" draw:z-index="194"><draw:object xlink:href="./Object 179" xlink:type="simple" xlink:show="embed" xlink:actuate="onLoad"/><draw:image xlink:href="./ObjectReplacements/Object 179" xlink:type="simple" xlink:show="embed" xlink:actuate="onLoad"/><svg:desc>formula</svg:desc></draw:frame>sign that's always means<draw:frame draw:style-name="fr3" draw:name="Object180" text:anchor-type="as-char" svg:y="-0.1484in" svg:width="0.3374in" svg:height="0.2252in" draw:z-index="195"><draw:object xlink:href="./Object 180" xlink:type="simple" xlink:show="embed" xlink:actuate="onLoad"/><draw:image xlink:href="./ObjectReplacements/Object 180" xlink:type="simple" xlink:show="embed" xlink:actuate="onLoad"/><svg:desc>formula</svg:desc></draw:frame>, it's always the Clifford algebra <text:span text:style-name="T27">addition,</text:span> what we do is we introduce this addition symbol realizing I'm not going to write down these parentheses and all these zeros all the time, a vector is just this thing <text:span text:style-name="T27">in the 2</text:span><text:span text:style-name="T19">nd</text:span><text:span text:style-name="T27"> slot, </text:span>do I need really need to include all of those zeros? <text:span text:style-name="T27">P</text:span>robably not because I don't lose anything by just creating this<draw:frame draw:style-name="fr3" draw:name="Object23" text:anchor-type="as-char" svg:y="-0.1484in" svg:width="0.1937in" svg:height="0.1839in" draw:z-index="185"><draw:object xlink:href="./Object 24" xlink:type="simple" xlink:show="embed" xlink:actuate="onLoad"/><draw:image xlink:href="./ObjectReplacements/Object 24" xlink:type="simple" xlink:show="embed" xlink:actuate="onLoad"/><svg:desc>formula</svg:desc></draw:frame>sign and so whenever we see a<draw:frame draw:style-name="fr3" draw:name="Object181" text:anchor-type="as-char" svg:y="-0.1484in" svg:width="0.1937in" svg:height="0.1839in" draw:z-index="186"><draw:object xlink:href="./Object 181" xlink:type="simple" xlink:show="embed" xlink:actuate="onLoad"/><draw:image xlink:href="./ObjectReplacements/Object 181" xlink:type="simple" xlink:show="embed" xlink:actuate="onLoad"/><svg:desc>formula</svg:desc></draw:frame>between different graded <text:soft-page-break/>objects, if you really want to go back to the fundamentals this is what the fundamentals mean that<draw:frame draw:style-name="fr3" draw:name="Object182" text:anchor-type="as-char" svg:y="-0.1484in" svg:width="0.1937in" svg:height="0.1839in" draw:z-index="187"><draw:object xlink:href="./Object 182" xlink:type="simple" xlink:show="embed" xlink:actuate="onLoad"/><draw:image xlink:href="./ObjectReplacements/Object 182" xlink:type="simple" xlink:show="embed" xlink:actuate="onLoad"/><svg:desc>formula</svg:desc></draw:frame>is literally this ordered <text:span text:style-name="T27">q</text:span>uintet, let's see what else do I want to say about this? <text:span text:style-name="T28">L</text:span>et's see.</text:p>
      <text:p text:style-name="P18"/>
      <text:p text:style-name="P18">I guess the only other point is there's a strong desire to interpret this, I mean we've interpreted<draw:frame draw:style-name="fr3" draw:name="Object183" text:anchor-type="as-char" svg:y="-0.1484in" svg:width="0.3917in" svg:height="0.1839in" draw:z-index="76"><draw:object xlink:href="./Object 183" xlink:type="simple" xlink:show="embed" xlink:actuate="onLoad"/><draw:image xlink:href="./ObjectReplacements/Object 183" xlink:type="simple" xlink:show="embed" xlink:actuate="onLoad"/></draw:frame>as a little slice of oriented area with a circulation and we've interpreted<draw:frame draw:style-name="fr3" draw:name="Object184" text:anchor-type="as-char" svg:y="-0.1043in" svg:width="0.8693in" svg:height="0.1646in" draw:z-index="77"><draw:object xlink:href="./Object 184" xlink:type="simple" xlink:show="embed" xlink:actuate="onLoad"/><draw:image xlink:href="./ObjectReplacements/Object 184" xlink:type="simple" xlink:show="embed" xlink:actuate="onLoad"/></draw:frame>as an oriented volume a three-dimensional volume and we've interpreted<draw:frame draw:style-name="fr3" draw:name="Object185" text:anchor-type="as-char" svg:y="-0.1043in" svg:width="1.178in" svg:height="0.1646in" draw:z-index="78"><draw:object xlink:href="./Object 185" xlink:type="simple" xlink:show="embed" xlink:actuate="onLoad"/><draw:image xlink:href="./ObjectReplacements/Object 185" xlink:type="simple" xlink:show="embed" xlink:actuate="onLoad"/><svg:desc>formula</svg:desc></draw:frame>as a four-dimensional volume element and that's fine but interpreting them as a sum, you know I'll keep an eye out but I think we're just going to have to live with the idea that, no all we mean is that we're carrying these things along together, now it's easier to interpret the space-time product portions like the space-time product portion of<draw:frame draw:style-name="fr3" draw:name="Object186" text:anchor-type="as-char" svg:y="-0.1484in" svg:width="0.1665in" svg:height="0.1839in" draw:z-index="79"><draw:object xlink:href="./Object 186" xlink:type="simple" xlink:show="embed" xlink:actuate="onLoad"/><draw:image xlink:href="./ObjectReplacements/Object 186" xlink:type="simple" xlink:show="embed" xlink:actuate="onLoad"/></draw:frame>so we have a space-time product of<draw:frame draw:style-name="fr3" draw:name="Object187" text:anchor-type="as-char" svg:y="-0.1484in" svg:width="0.1665in" svg:height="0.1839in" draw:z-index="80"><draw:object xlink:href="./Object 187" xlink:type="simple" xlink:show="embed" xlink:actuate="onLoad"/><draw:image xlink:href="./ObjectReplacements/Object 187" xlink:type="simple" xlink:show="embed" xlink:actuate="onLoad"/></draw:frame>with some blade<draw:frame draw:style-name="fr3" draw:name="Object188" text:anchor-type="as-char" svg:y="-0.1484in" svg:width="0.1992in" svg:height="0.1839in" draw:z-index="81"><draw:object xlink:href="./Object 188" xlink:type="simple" xlink:show="embed" xlink:actuate="onLoad"/><draw:image xlink:href="./ObjectReplacements/Object 188" xlink:type="simple" xlink:show="embed" xlink:actuate="onLoad"/></draw:frame>, this is always going to be some projection of<draw:frame draw:style-name="fr3" draw:name="Object189" text:anchor-type="as-char" svg:y="-0.1484in" svg:width="0.1665in" svg:height="0.1839in" draw:z-index="82"><draw:object xlink:href="./Object 189" xlink:type="simple" xlink:show="embed" xlink:actuate="onLoad"/><draw:image xlink:href="./ObjectReplacements/Object 189" xlink:type="simple" xlink:show="embed" xlink:actuate="onLoad"/></draw:frame>onto<draw:frame draw:style-name="fr3" draw:name="Object190" text:anchor-type="as-char" svg:y="-0.1484in" svg:width="0.1992in" svg:height="0.1839in" draw:z-index="83"><draw:object xlink:href="./Object 190" xlink:type="simple" xlink:show="embed" xlink:actuate="onLoad"/><draw:image xlink:href="./ObjectReplacements/Object 190" xlink:type="simple" xlink:show="embed" xlink:actuate="onLoad"/></draw:frame>with a rotation of some kind or I should say one of the resulting components, one of the resulting graded objects is going to have that interpretation and each graded object has some interpretation but the sum of them together that might be a little bit much to ask for but there's always somebody who comes up with an interpretation and people jump on it very quickly because it really does, if it's a good interpretation, it really does make things a little easier for us human brains to understand but I think what's really going on here is all of this architecture just does an amazing job of keeping track of pretty much everything you ever wanted to know about space-time, at least that's the promise of it all, so moving on.</text:p>
      <text:p text:style-name="P18"/>
      <text:p text:style-name="P21"><text:span text:style-name="T30">W</text:span><text:span text:style-name="T29">e're now going to return to the paper, </text:span><text:span text:style-name="T30">l</text:span>et's do a little foreshadowing of our next <text:span text:style-name="T30">subject, </text:span>we've talked about multi-vectors quite a bit so now we're going to return to the paper and if you have any questions left about multi-<text:span text:style-name="T30">vectors,</text:span> give this paper a chance. <text:span text:style-name="T30">W</text:span>hat you already know the authors here probably, they're cutting to the core of it very quickly and I bet the paper itself will clear up any remaining questions so we will be we will begin this section on multi-vectors, section 3.3. <text:span text:style-name="T30">A</text:span>s you can see it starts <text:span text:style-name="T30">with</text:span> a very clever <text:span text:style-name="T30">notation</text:span> tightening of how to understand multi-vectors they give the different blade types names and interpretation so we're going to talk about that you've already seen a lot of this but you haven't seen their compression, I've given you the uncompressed version where everything has a bunch of wedge products but why draw all those wedge products if you don't need them and there are important circumstances where you don't need to draw in wedge products and we'll talk about how they how they do that we've already looked at this paragraph a little bit when we talked about<draw:frame draw:style-name="fr2" draw:name="Object191" text:anchor-type="as-char" svg:y="-0.1484in" svg:width="0.1665in" svg:height="0.1839in" draw:z-index="196"><draw:object xlink:href="./Object 191" xlink:type="simple" xlink:show="embed" xlink:actuate="onLoad"/><draw:image xlink:href="./ObjectReplacements/Object 191" xlink:type="simple" xlink:show="embed" xlink:actuate="onLoad"/></draw:frame>-blades, these paragraphs introduce that special notation you can see a little bit of foreshadowing right here of how this is going to work. <text:span text:style-name="T31">T</text:span>his is space-time product on the left, this is wedge product on the right so you might wonder you know this is a space-time product usually there's other pieces but where <text:span text:style-name="T31">would </text:span>those other pieces go? <text:span text:style-name="T31">T</text:span>hat'll be fun to see, they rename a space-time product you'll see how we do that and then ultimately they start giving this compressed notation for any multi-vector in<draw:frame draw:style-name="fr3" draw:name="Object24" text:anchor-type="as-char" svg:y="-0.1508in" svg:width="0.3193in" svg:height="0.211in" draw:z-index="23"><draw:object xlink:href="./Object 25" xlink:type="simple" xlink:show="embed" xlink:actuate="onLoad"/><draw:image xlink:href="./ObjectReplacements/Object 25" xlink:type="simple" xlink:show="embed" xlink:actuate="onLoad"/><svg:desc>formula</svg:desc></draw:frame>.</text:p>
      <text:p text:style-name="P21"/>
      <text:p text:style-name="P21"><text:span text:style-name="T31">I</text:span>t going to look like that <text:span text:style-name="T31">((3.7) in paper) </text:span>so they're going to introduce different fonts or different alphabets and fonts for each different part of a multi-vector so we can write it in a much more compressed form and you'll see how that works also then they introduce this notation <text:span text:style-name="T31">((3.8) in paper) </text:span>which we've already introduced so it'll be the second time you're seeing it and this section actually goes on and on and on quite a bit. <text:span text:style-name="T31">T</text:span>hey have another chart that breaks everything down and then they talk about some of the stuff we talked about multiplying or about space-time multiplication of multi-vectors so there's actually a lot of reading ahead of us, <text:span text:style-name="T31">T</text:span>his project of going through this paper is not going to be short and I don't know when it will finish it when, we'll finish it I hope I don't run out of steam if I do run out of steam though I promise to run out of steam at a place where if you've been following you can just press forward yourself so thank you for paying attention and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29T12:21:16.708000000</meta:creation-date>
    <meta:editing-cycles>26</meta:editing-cycles>
    <meta:editing-duration>PT3H22M16S</meta:editing-duration>
    <dc:title>Geometric Algebra: Multivector Addition</dc:title>
    <dc:subject>QED Prerequisites</dc:subject>
    <meta:keyword>XylyXylyX</meta:keyword>
    <dc:date>2024-02-01T19:43:45.974000000</dc:date>
    <dc:creator>Daniel Volinski</dc:creator>
    <meta:generator>LibreOffice/6.4.5.2$Windows_X86_64 LibreOffice_project/a726b36747cf2001e06b58ad5db1aa3a9a1872d6</meta:generator>
    <meta:document-statistic meta:table-count="8" meta:image-count="0" meta:object-count="191" meta:page-count="5" meta:paragraph-count="39" meta:word-count="3240" meta:character-count="17874" meta:non-whitespace-character-count="14665"/>
  </office:meta>
</office:document-meta>
</file>

<file path=Object 1/content.xml><?xml version="1.0" encoding="utf-8"?>
<math xmlns="http://www.w3.org/1998/Math/MathML">
  <semantics>
    <msub>
      <mi>ℳ</mi>
      <mrow>
        <mn>1</mn>
        <mi>,</mi>
        <mn>3</mn>
      </mrow>
    </msub>
    <annotation encoding="StarMath 5.0">ℳ sub {1 , 3}</annotation>
  </semantics>
</math>
</file>

<file path=Object 10/content.xml><?xml version="1.0" encoding="utf-8"?>
<math xmlns="http://www.w3.org/1998/Math/MathML">
  <semantics>
    <msub>
      <mstyle mathvariant="sans-serif">
        <mi>C</mi>
      </mstyle>
      <mrow>
        <mn>1</mn>
        <mn>3</mn>
      </mrow>
    </msub>
    <annotation encoding="StarMath 5.0">{font sans C} sub {1 3}</annotation>
  </semantics>
</math>
</file>

<file path=Object 100/content.xml><?xml version="1.0" encoding="utf-8"?>
<math xmlns="http://www.w3.org/1998/Math/MathML" display="block">
  <semantics>
    <mi>W</mi>
    <annotation encoding="StarMath 5.0">W</annotation>
  </semantics>
</math>
</file>

<file path=Object 101/content.xml><?xml version="1.0" encoding="utf-8"?>
<math xmlns="http://www.w3.org/1998/Math/MathML" display="block">
  <semantics>
    <mi>Z</mi>
    <annotation encoding="StarMath 5.0">Z</annotation>
  </semantics>
</math>
</file>

<file path=Object 102/content.xml><?xml version="1.0" encoding="utf-8"?>
<math xmlns="http://www.w3.org/1998/Math/MathML">
  <semantics>
    <mrow>
      <mrow/>
      <msub>
        <mo stretchy="false">+</mo>
        <mi>z</mi>
      </msub>
      <mrow/>
    </mrow>
    <annotation encoding="StarMath 5.0">{{}+ sub z{}}</annotation>
  </semantics>
</math>
</file>

<file path=Object 103/content.xml><?xml version="1.0" encoding="utf-8"?>
<math xmlns="http://www.w3.org/1998/Math/MathML" display="block">
  <semantics>
    <mi>Z</mi>
    <annotation encoding="StarMath 5.0"> Z </annotation>
  </semantics>
</math>
</file>

<file path=Object 104/content.xml><?xml version="1.0" encoding="utf-8"?>
<math xmlns="http://www.w3.org/1998/Math/MathML" display="block">
  <semantics>
    <mi>Z</mi>
    <annotation encoding="StarMath 5.0"> Z </annotation>
  </semantics>
</math>
</file>

<file path=Object 105/content.xml><?xml version="1.0" encoding="utf-8"?>
<math xmlns="http://www.w3.org/1998/Math/MathML">
  <semantics>
    <mrow>
      <mo fence="true" stretchy="false">(</mo>
      <mrow>
        <mrow>
          <mi>v</mi>
          <mi>,</mi>
          <mi>ω</mi>
        </mrow>
      </mrow>
      <mo fence="true" stretchy="false">)</mo>
    </mrow>
    <annotation encoding="StarMath 5.0">( v , %omega )</annotation>
  </semantics>
</math>
</file>

<file path=Object 106/content.xml><?xml version="1.0" encoding="utf-8"?>
<math xmlns="http://www.w3.org/1998/Math/MathML">
  <semantics>
    <mrow>
      <mrow/>
      <msub>
        <mo stretchy="false">+</mo>
        <mi>z</mi>
      </msub>
      <mrow/>
    </mrow>
    <annotation encoding="StarMath 5.0">{{}+ sub z{}}</annotation>
  </semantics>
</math>
</file>

<file path=Object 107/content.xml><?xml version="1.0" encoding="utf-8"?>
<math xmlns="http://www.w3.org/1998/Math/MathML" display="block">
  <semantics>
    <mi>Z</mi>
    <annotation encoding="StarMath 5.0"> Z </annotation>
  </semantics>
</math>
</file>

<file path=Object 108/content.xml><?xml version="1.0" encoding="utf-8"?>
<math xmlns="http://www.w3.org/1998/Math/MathML">
  <semantics>
    <mrow>
      <mo fence="true" stretchy="false">(</mo>
      <mrow>
        <mrow>
          <mi>s</mi>
          <mi>,</mi>
          <mi>α</mi>
        </mrow>
      </mrow>
      <mo fence="true" stretchy="false">)</mo>
    </mrow>
    <annotation encoding="StarMath 5.0">( s , %alpha )</annotation>
  </semantics>
</math>
</file>

<file path=Object 109/content.xml><?xml version="1.0" encoding="utf-8"?>
<math xmlns="http://www.w3.org/1998/Math/MathML" display="block">
  <semantics>
    <mi>Z</mi>
    <annotation encoding="StarMath 5.0"> Z </annotation>
  </semantics>
</math>
</file>

<file path=Object 11/content.xml><?xml version="1.0" encoding="utf-8"?>
<math xmlns="http://www.w3.org/1998/Math/MathML">
  <semantics>
    <msub>
      <mstyle mathvariant="sans-serif">
        <mi>C</mi>
      </mstyle>
      <mrow>
        <mn>1</mn>
        <mn>3</mn>
      </mrow>
    </msub>
    <annotation encoding="StarMath 5.0">{font sans C} sub {1 3}</annotation>
  </semantics>
</math>
</file>

<file path=Object 110/content.xml><?xml version="1.0" encoding="utf-8"?>
<math xmlns="http://www.w3.org/1998/Math/MathML" display="block">
  <semantics>
    <mrow>
      <mrow>
        <mrow>
          <mo fence="true" stretchy="false">(</mo>
          <mrow>
            <mrow>
              <mi>v</mi>
              <mi>,</mi>
              <mi>ω</mi>
            </mrow>
          </mrow>
          <mo fence="true" stretchy="false">)</mo>
        </mrow>
        <msub>
          <mo stretchy="false">+</mo>
          <mi>z</mi>
        </msub>
        <mrow>
          <mo fence="true" stretchy="false">(</mo>
          <mrow>
            <mrow>
              <mi>s</mi>
              <mi>,</mi>
              <mi>α</mi>
            </mrow>
          </mrow>
          <mo fence="true" stretchy="false">)</mo>
        </mrow>
      </mrow>
      <mo stretchy="false">=</mo>
      <mrow>
        <mo fence="true" stretchy="false">(</mo>
        <mrow>
          <mrow>
            <mi>v</mi>
            <mrow>
              <mspace width="0.5em"/>
              <msub>
                <mo stretchy="false">+</mo>
                <mi>v</mi>
              </msub>
              <mspace width="0.5em"/>
            </mrow>
            <mi>s</mi>
            <mi>,</mi>
            <mi>ω</mi>
            <mrow>
              <mspace width="0.5em"/>
              <msub>
                <mo stretchy="false">+</mo>
                <mi>w</mi>
              </msub>
              <mspace width="0.5em"/>
            </mrow>
            <mi>α</mi>
          </mrow>
        </mrow>
        <mo fence="true" stretchy="false">)</mo>
      </mrow>
    </mrow>
    <annotation encoding="StarMath 5.0">( v , %omega ) + sub z ( s , %alpha ) = ( v ` + sub v ` s , %omega ` + sub w ` %alpha) </annotation>
  </semantics>
</math>
</file>

<file path=Object 111/content.xml><?xml version="1.0" encoding="utf-8"?>
<math xmlns="http://www.w3.org/1998/Math/MathML" display="block">
  <semantics>
    <mi>Z</mi>
    <annotation encoding="StarMath 5.0"> Z </annotation>
  </semantics>
</math>
</file>

<file path=Object 112/content.xml><?xml version="1.0" encoding="utf-8"?>
<math xmlns="http://www.w3.org/1998/Math/MathML" display="block">
  <semantics>
    <mi>V</mi>
    <annotation encoding="StarMath 5.0"> V </annotation>
  </semantics>
</math>
</file>

<file path=Object 113/content.xml><?xml version="1.0" encoding="utf-8"?>
<math xmlns="http://www.w3.org/1998/Math/MathML" display="block">
  <semantics>
    <mi>W</mi>
    <annotation encoding="StarMath 5.0">W </annotation>
  </semantics>
</math>
</file>

<file path=Object 114/content.xml><?xml version="1.0" encoding="utf-8"?>
<math xmlns="http://www.w3.org/1998/Math/MathML" display="block">
  <semantics>
    <mi>Z</mi>
    <annotation encoding="StarMath 5.0"> Z </annotation>
  </semantics>
</math>
</file>

<file path=Object 115/content.xml><?xml version="1.0" encoding="utf-8"?>
<math xmlns="http://www.w3.org/1998/Math/MathML" display="block">
  <semantics>
    <mi>Z</mi>
    <annotation encoding="StarMath 5.0">Z</annotation>
  </semantics>
</math>
</file>

<file path=Object 116/content.xml><?xml version="1.0" encoding="utf-8"?>
<math xmlns="http://www.w3.org/1998/Math/MathML" display="block">
  <semantics>
    <mi>Z</mi>
    <annotation encoding="StarMath 5.0"> Z </annotation>
  </semantics>
</math>
</file>

<file path=Object 117/content.xml><?xml version="1.0" encoding="utf-8"?>
<math xmlns="http://www.w3.org/1998/Math/MathML" display="block">
  <semantics>
    <mi>Z</mi>
    <annotation encoding="StarMath 5.0"> Z </annotation>
  </semantics>
</math>
</file>

<file path=Object 118/content.xml><?xml version="1.0" encoding="utf-8"?>
<math xmlns="http://www.w3.org/1998/Math/MathML">
  <semantics>
    <mrow>
      <mrow>
        <mo fence="true" stretchy="false">(</mo>
        <mrow>
          <mrow>
            <msub>
              <mi>e</mi>
              <mn>0</mn>
            </msub>
            <mi>,</mi>
            <mn>0</mn>
          </mrow>
        </mrow>
        <mo fence="true" stretchy="false">)</mo>
      </mrow>
      <mi>,</mi>
      <mrow>
        <mo fence="true" stretchy="false">(</mo>
        <mrow>
          <mrow>
            <msub>
              <mi>e</mi>
              <mn>1</mn>
            </msub>
            <mi>,</mi>
            <mn>0</mn>
          </mrow>
        </mrow>
        <mo fence="true" stretchy="false">)</mo>
      </mrow>
      <mi>,</mi>
      <mo stretchy="false">…</mo>
      <mi>,</mi>
      <mrow>
        <mo fence="true" stretchy="false">(</mo>
        <mrow>
          <mrow>
            <msub>
              <mi>e</mi>
              <mrow>
                <mi>N</mi>
                <mo stretchy="false">−</mo>
                <mn>1</mn>
              </mrow>
            </msub>
            <mi>,</mi>
            <mn>0</mn>
          </mrow>
        </mrow>
        <mo fence="true" stretchy="false">)</mo>
      </mrow>
    </mrow>
    <annotation encoding="StarMath 5.0">( e sub 0 , 0 ) , ( e sub 1 , 0 ) , dotslow , ( e sub {N-1} , 0 )</annotation>
  </semantics>
</math>
</file>

<file path=Object 119/content.xml><?xml version="1.0" encoding="utf-8"?>
<math xmlns="http://www.w3.org/1998/Math/MathML">
  <semantics>
    <mrow>
      <mrow>
        <mo fence="true" stretchy="false">(</mo>
        <mrow>
          <mrow>
            <mn>0</mn>
            <mi>,</mi>
            <msub>
              <mi>f</mi>
              <mn>0</mn>
            </msub>
          </mrow>
        </mrow>
        <mo fence="true" stretchy="false">)</mo>
      </mrow>
      <mi>,</mi>
      <mrow>
        <mo fence="true" stretchy="false">(</mo>
        <mrow>
          <mrow>
            <mn>0</mn>
            <mi>,</mi>
            <msub>
              <mi>f</mi>
              <mn>1</mn>
            </msub>
          </mrow>
        </mrow>
        <mo fence="true" stretchy="false">)</mo>
      </mrow>
      <mi>,</mi>
      <mo stretchy="false">…</mo>
      <mrow>
        <mo fence="true" stretchy="false">(</mo>
        <mrow>
          <mrow>
            <mn>0</mn>
            <mi>,</mi>
            <msub>
              <mi>f</mi>
              <mrow>
                <mi>M</mi>
                <mo stretchy="false">−</mo>
                <mn>1</mn>
              </mrow>
            </msub>
          </mrow>
        </mrow>
        <mo fence="true" stretchy="false">)</mo>
      </mrow>
    </mrow>
    <annotation encoding="StarMath 5.0">( 0 , f sub 0 ) , ( 0 , f sub 1 ) , dotslow ( 0 , f sub {M-1} )</annotation>
  </semantics>
</math>
</file>

<file path=Object 12/content.xml><?xml version="1.0" encoding="utf-8"?>
<math xmlns="http://www.w3.org/1998/Math/MathML">
  <semantics>
    <msub>
      <mstyle mathvariant="sans-serif">
        <mi>C</mi>
      </mstyle>
      <mrow>
        <mn>1</mn>
        <mn>3</mn>
      </mrow>
    </msub>
    <annotation encoding="StarMath 5.0">{font sans C} sub {1 3}</annotation>
  </semantics>
</math>
</file>

<file path=Object 120/content.xml><?xml version="1.0" encoding="utf-8"?>
<math xmlns="http://www.w3.org/1998/Math/MathML" display="block">
  <semantics>
    <mi>Z</mi>
    <annotation encoding="StarMath 5.0">Z</annotation>
  </semantics>
</math>
</file>

<file path=Object 121/content.xml><?xml version="1.0" encoding="utf-8"?>
<math xmlns="http://www.w3.org/1998/Math/MathML" display="block">
  <semantics>
    <mi>Z</mi>
    <annotation encoding="StarMath 5.0">  Z </annotation>
  </semantics>
</math>
</file>

<file path=Object 122/content.xml><?xml version="1.0" encoding="utf-8"?>
<math xmlns="http://www.w3.org/1998/Math/MathML">
  <semantics>
    <mrow>
      <mo fence="true" stretchy="false">(</mo>
      <mrow>
        <mrow>
          <mi>v</mi>
          <mi>,</mi>
          <mi>ω</mi>
        </mrow>
      </mrow>
      <mo fence="true" stretchy="false">)</mo>
    </mrow>
    <annotation encoding="StarMath 5.0">( v , %omega )</annotation>
  </semantics>
</math>
</file>

<file path=Object 123/content.xml><?xml version="1.0" encoding="utf-8"?>
<math xmlns="http://www.w3.org/1998/Math/MathML" display="block">
  <semantics>
    <mrow>
      <mrow>
        <mrow>
          <mo fence="true" stretchy="false">(</mo>
          <mrow>
            <mrow>
              <mi>v</mi>
              <mi>,</mi>
              <mi>ω</mi>
            </mrow>
          </mrow>
          <mo fence="true" stretchy="false">)</mo>
        </mrow>
        <mo stretchy="false">=</mo>
        <mrow>
          <mo fence="true" stretchy="false">(</mo>
          <mrow>
            <mrow>
              <msup>
                <mi>v</mi>
                <mstyle color="blue">
                  <mi>i</mi>
                </mstyle>
              </msup>
              <msub>
                <mi>e</mi>
                <mstyle color="blue">
                  <mi>i</mi>
                </mstyle>
              </msub>
              <mi>,</mi>
              <msup>
                <mi>ω</mi>
                <mstyle color="blue">
                  <mi>j</mi>
                </mstyle>
              </msup>
              <msub>
                <mi>f</mi>
                <mstyle color="blue">
                  <mi>j</mi>
                </mstyle>
              </msub>
            </mrow>
          </mrow>
          <mo fence="true" stretchy="false">)</mo>
        </mrow>
        <mo stretchy="false">=</mo>
        <mrow>
          <mo fence="true" stretchy="false">(</mo>
          <mrow>
            <mrow>
              <msup>
                <mi>v</mi>
                <mstyle color="blue">
                  <mi>i</mi>
                </mstyle>
              </msup>
              <msub>
                <mi>e</mi>
                <mstyle color="blue">
                  <mi>i</mi>
                </mstyle>
              </msub>
              <mi>,</mi>
              <mn>0</mn>
            </mrow>
          </mrow>
          <mo fence="true" stretchy="false">)</mo>
        </mrow>
      </mrow>
      <mrow>
        <mspace width="0.5em"/>
        <msub>
          <mo stretchy="false">+</mo>
          <mi>Z</mi>
        </msub>
        <mspace width="0.5em"/>
      </mrow>
      <mrow>
        <mo fence="true" stretchy="false">(</mo>
        <mrow>
          <mrow>
            <mn>0</mn>
            <mi>,</mi>
            <msup>
              <mi>ω</mi>
              <mstyle color="blue">
                <mi>j</mi>
              </mstyle>
            </msup>
            <msub>
              <mi>f</mi>
              <mstyle color="blue">
                <mi>j</mi>
              </mstyle>
            </msub>
          </mrow>
        </mrow>
        <mo fence="true" stretchy="false">)</mo>
      </mrow>
    </mrow>
    <annotation encoding="StarMath 5.0">( v , %omega ) = (  v sup {color blue i} e sub {color blue i} , %omega sup {color blue j} f sub {color blue j} ) = ( v sup {color blue i} e sub {color blue i} , 0 ) ` + sub Z ` ( 0 , %omega sup {color blue j} f sub {color blue j} )</annotation>
  </semantics>
</math>
</file>

<file path=Object 124/content.xml><?xml version="1.0" encoding="utf-8"?>
<math xmlns="http://www.w3.org/1998/Math/MathML" display="block">
  <semantics>
    <mi>N</mi>
    <annotation encoding="StarMath 5.0"> N </annotation>
  </semantics>
</math>
</file>

<file path=Object 125/content.xml><?xml version="1.0" encoding="utf-8"?>
<math xmlns="http://www.w3.org/1998/Math/MathML" display="block">
  <semantics>
    <mi>V</mi>
    <annotation encoding="StarMath 5.0"> V </annotation>
  </semantics>
</math>
</file>

<file path=Object 126/content.xml><?xml version="1.0" encoding="utf-8"?>
<math xmlns="http://www.w3.org/1998/Math/MathML" display="block">
  <semantics>
    <mi>M</mi>
    <annotation encoding="StarMath 5.0"> M </annotation>
  </semantics>
</math>
</file>

<file path=Object 127/content.xml><?xml version="1.0" encoding="utf-8"?>
<math xmlns="http://www.w3.org/1998/Math/MathML" display="block">
  <semantics>
    <mi>W</mi>
    <annotation encoding="StarMath 5.0">W</annotation>
  </semantics>
</math>
</file>

<file path=Object 128/content.xml><?xml version="1.0" encoding="utf-8"?>
<math xmlns="http://www.w3.org/1998/Math/MathML" display="block">
  <semantics>
    <mi>Z</mi>
    <annotation encoding="StarMath 5.0"> Z </annotation>
  </semantics>
</math>
</file>

<file path=Object 129/content.xml><?xml version="1.0" encoding="utf-8"?>
<math xmlns="http://www.w3.org/1998/Math/MathML">
  <semantics>
    <mrow>
      <mi>dim</mi>
      <mrow>
        <mrow>
          <mo fence="true" stretchy="false">(</mo>
          <mrow>
            <mi>W</mi>
          </mrow>
          <mo fence="true" stretchy="false">)</mo>
        </mrow>
        <mo stretchy="false">=</mo>
        <mrow>
          <mi>N</mi>
          <mo stretchy="false">+</mo>
          <mi>M</mi>
        </mrow>
      </mrow>
    </mrow>
    <annotation encoding="StarMath 5.0">{func dim} ( W ) = N + M</annotation>
  </semantics>
</math>
</file>

<file path=Object 13/content.xml><?xml version="1.0" encoding="utf-8"?>
<math xmlns="http://www.w3.org/1998/Math/MathML">
  <semantics>
    <msub>
      <mstyle mathvariant="sans-serif">
        <mi>C</mi>
      </mstyle>
      <mrow>
        <mn>1</mn>
        <mn>3</mn>
      </mrow>
    </msub>
    <annotation encoding="StarMath 5.0">{font sans C} sub {1 3}</annotation>
  </semantics>
</math>
</file>

<file path=Object 130/content.xml><?xml version="1.0" encoding="utf-8"?>
<math xmlns="http://www.w3.org/1998/Math/MathML" display="block">
  <semantics>
    <mi>Q</mi>
    <annotation encoding="StarMath 5.0"> Q </annotation>
  </semantics>
</math>
</file>

<file path=Object 131/content.xml><?xml version="1.0" encoding="utf-8"?>
<math xmlns="http://www.w3.org/1998/Math/MathML" display="block">
  <semantics>
    <mi>Q</mi>
    <annotation encoding="StarMath 5.0"> Q </annotation>
  </semantics>
</math>
</file>

<file path=Object 132/content.xml><?xml version="1.0" encoding="utf-8"?>
<math xmlns="http://www.w3.org/1998/Math/MathML" display="block">
  <semantics>
    <mi>V</mi>
    <annotation encoding="StarMath 5.0"> V </annotation>
  </semantics>
</math>
</file>

<file path=Object 133/content.xml><?xml version="1.0" encoding="utf-8"?>
<math xmlns="http://www.w3.org/1998/Math/MathML" display="block">
  <semantics>
    <mi>W</mi>
    <annotation encoding="StarMath 5.0">W</annotation>
  </semantics>
</math>
</file>

<file path=Object 134/content.xml><?xml version="1.0" encoding="utf-8"?>
<math xmlns="http://www.w3.org/1998/Math/MathML" display="block">
  <semantics>
    <mi>Z</mi>
    <annotation encoding="StarMath 5.0"> Z </annotation>
  </semantics>
</math>
</file>

<file path=Object 135/content.xml><?xml version="1.0" encoding="utf-8"?>
<math xmlns="http://www.w3.org/1998/Math/MathML">
  <semantics>
    <msub>
      <mstyle mathvariant="sans-serif">
        <mi>C</mi>
      </mstyle>
      <mrow>
        <mn>1</mn>
        <mn>3</mn>
      </mrow>
    </msub>
    <annotation encoding="StarMath 5.0">{font sans C} sub {1 3}</annotation>
  </semantics>
</math>
</file>

<file path=Object 136/content.xml><?xml version="1.0" encoding="utf-8"?>
<math xmlns="http://www.w3.org/1998/Math/MathML">
  <semantics>
    <msub>
      <mstyle mathvariant="sans-serif">
        <mi>C</mi>
      </mstyle>
      <mrow>
        <mn>1</mn>
        <mn>3</mn>
      </mrow>
    </msub>
    <annotation encoding="StarMath 5.0">{font sans C} sub {1 3}</annotation>
  </semantics>
</math>
</file>

<file path=Object 137/content.xml><?xml version="1.0" encoding="utf-8"?>
<math xmlns="http://www.w3.org/1998/Math/MathML">
  <semantics>
    <mrow>
      <mi>v</mi>
      <mo stretchy="false">∧</mo>
      <mi>w</mi>
      <mo stretchy="false">∧</mo>
      <mi>z</mi>
    </mrow>
    <annotation encoding="StarMath 5.0">v and w and z</annotation>
  </semantics>
</math>
</file>

<file path=Object 138/content.xml><?xml version="1.0" encoding="utf-8"?>
<math xmlns="http://www.w3.org/1998/Math/MathML">
  <semantics>
    <mrow>
      <mi>v</mi>
      <mo stretchy="false">∧</mo>
      <mi>w</mi>
      <mo stretchy="false">∧</mo>
      <mi>z</mi>
      <mo stretchy="false">∧</mo>
      <mi>q</mi>
    </mrow>
    <annotation encoding="StarMath 5.0">v and w and z and q</annotation>
  </semantics>
</math>
</file>

<file path=Object 139/content.xml><?xml version="1.0" encoding="utf-8"?>
<math xmlns="http://www.w3.org/1998/Math/MathML" display="block">
  <semantics>
    <mtable>
      <mtr>
        <mtd>
          <mrow>
            <mi>a</mi>
            <mo stretchy="false">=</mo>
            <mrow>
              <mo fence="true" stretchy="false">(</mo>
              <mrow>
                <mrow>
                  <mn>7</mn>
                  <mi>,</mi>
                  <mn>2</mn>
                  <mspace width="0.5em"/>
                  <msub>
                    <mi>γ</mi>
                    <mn>2</mn>
                  </msub>
                  <mi>,</mi>
                  <mn>3</mn>
                  <mspace width="0.5em"/>
                  <mrow>
                    <msub>
                      <mi>γ</mi>
                      <mn>1</mn>
                    </msub>
                    <mo stretchy="false">∧</mo>
                    <msub>
                      <mi>γ</mi>
                      <mn>3</mn>
                    </msub>
                  </mrow>
                  <mi>,</mi>
                  <mn>5</mn>
                  <mspace width="0.5em"/>
                  <mrow>
                    <msub>
                      <mi>γ</mi>
                      <mn>0</mn>
                    </msub>
                    <mo stretchy="false">∧</mo>
                    <msub>
                      <mi>γ</mi>
                      <mn>1</mn>
                    </msub>
                    <mo stretchy="false">∧</mo>
                    <msub>
                      <mi>γ</mi>
                      <mn>2</mn>
                    </msub>
                  </mrow>
                  <mi>,</mi>
                  <mn>7</mn>
                  <mspace width="0.5em"/>
                  <mrow>
                    <msub>
                      <mi>γ</mi>
                      <mn>0</mn>
                    </msub>
                    <mo stretchy="false">∧</mo>
                    <msub>
                      <mi>γ</mi>
                      <mn>1</mn>
                    </msub>
                    <mo stretchy="false">∧</mo>
                    <msub>
                      <mi>γ</mi>
                      <mn>2</mn>
                    </msub>
                    <mo stretchy="false">∧</mo>
                    <msub>
                      <mi>γ</mi>
                      <mn>3</mn>
                    </msub>
                  </mrow>
                </mrow>
              </mrow>
              <mo fence="true" stretchy="false">)</mo>
            </mrow>
          </mrow>
        </mtd>
      </mtr>
      <mtr>
        <mtd>
          <mrow>
            <mi>b</mi>
            <mo stretchy="false">=</mo>
            <mrow>
              <mo fence="true" stretchy="false">(</mo>
              <mrow>
                <mrow>
                  <mn>1</mn>
                  <mi>,</mi>
                  <mn>3</mn>
                  <mspace width="0.5em"/>
                  <msub>
                    <mi>γ</mi>
                    <mn>2</mn>
                  </msub>
                  <mrow>
                    <mi>,</mi>
                    <mo stretchy="false">−</mo>
                    <mspace width="0.5em"/>
                  </mrow>
                  <mrow>
                    <msub>
                      <mi>γ</mi>
                      <mn>2</mn>
                    </msub>
                    <mo stretchy="false">∧</mo>
                    <msub>
                      <mi>γ</mi>
                      <mn>3</mn>
                    </msub>
                  </mrow>
                  <mi>,</mi>
                  <mn>2</mn>
                  <mspace width="0.5em"/>
                  <mrow>
                    <msub>
                      <mi>γ</mi>
                      <mn>0</mn>
                    </msub>
                    <mo stretchy="false">∧</mo>
                    <msub>
                      <mi>γ</mi>
                      <mn>1</mn>
                    </msub>
                    <mo stretchy="false">∧</mo>
                    <msub>
                      <mi>γ</mi>
                      <mn>3</mn>
                    </msub>
                  </mrow>
                  <mi>,</mi>
                  <mn>4</mn>
                  <mspace width="0.5em"/>
                  <mrow>
                    <msub>
                      <mi>γ</mi>
                      <mn>0</mn>
                    </msub>
                    <mo stretchy="false">∧</mo>
                    <msub>
                      <mi>γ</mi>
                      <mn>1</mn>
                    </msub>
                    <mo stretchy="false">∧</mo>
                    <msub>
                      <mi>γ</mi>
                      <mn>2</mn>
                    </msub>
                    <mo stretchy="false">∧</mo>
                    <msub>
                      <mi>γ</mi>
                      <mn>3</mn>
                    </msub>
                  </mrow>
                </mrow>
              </mrow>
              <mo fence="true" stretchy="false">)</mo>
            </mrow>
          </mrow>
        </mtd>
      </mtr>
    </mtable>
    <annotation encoding="StarMath 5.0">stack {
a = ( 7 , 2 ` %gamma sub 2 , 3 ` %gamma sub 1 and %gamma sub 3 , 5 ` %gamma sub 0 and %gamma sub 1 and %gamma sub 2 , 7 ` %gamma sub 0 and %gamma sub 1 and %gamma sub 2 and %gamma sub 3 ) #
b = ( 1 , 3 ` %gamma sub 2 , - ` %gamma sub 2 and %gamma sub 3 , 2 ` %gamma sub 0 and %gamma sub 1 and %gamma sub 3 , 4 ` %gamma sub 0 and %gamma sub 1 and %gamma sub 2 and %gamma sub 3 )
}</annotation>
  </semantics>
</math>
</file>

<file path=Object 14/content.xml><?xml version="1.0" encoding="utf-8"?>
<math xmlns="http://www.w3.org/1998/Math/MathML">
  <semantics>
    <msub>
      <mstyle mathvariant="sans-serif">
        <mi>C</mi>
      </mstyle>
      <mrow>
        <mn>1</mn>
        <mn>3</mn>
      </mrow>
    </msub>
    <annotation encoding="StarMath 5.0">{font sans C} sub {1 3}</annotation>
  </semantics>
</math>
</file>

<file path=Object 140/content.xml><?xml version="1.0" encoding="utf-8"?>
<math xmlns="http://www.w3.org/1998/Math/MathML" display="block">
  <semantics>
    <mrow>
      <mi>a</mi>
      <mi>,</mi>
      <mrow>
        <mi>b</mi>
        <mo stretchy="false">∈</mo>
        <msub>
          <mstyle mathvariant="sans-serif">
            <mi>C</mi>
          </mstyle>
          <mrow>
            <mn>1</mn>
            <mn>3</mn>
          </mrow>
        </msub>
      </mrow>
    </mrow>
    <annotation encoding="StarMath 5.0">a , b in {font sans C} sub {1 3}</annotation>
  </semantics>
</math>
</file>

<file path=Object 141/content.xml><?xml version="1.0" encoding="utf-8"?>
<math xmlns="http://www.w3.org/1998/Math/MathML" display="block">
  <semantics>
    <mi>a</mi>
    <annotation encoding="StarMath 5.0"> a </annotation>
  </semantics>
</math>
</file>

<file path=Object 142/content.xml><?xml version="1.0" encoding="utf-8"?>
<math xmlns="http://www.w3.org/1998/Math/MathML">
  <semantics>
    <mrow>
      <msub>
        <mi mathvariant="normal">Λ</mi>
        <mn>0</mn>
      </msub>
      <mrow>
        <mo fence="true" stretchy="false">(</mo>
        <mrow>
          <msub>
            <mi>ℳ</mi>
            <mrow>
              <mn>1</mn>
              <mi>,</mi>
              <mn>3</mn>
            </mrow>
          </msub>
        </mrow>
        <mo fence="true" stretchy="false">)</mo>
      </mrow>
    </mrow>
    <annotation encoding="StarMath 5.0">%LAMBDA sub 0 ( ℳ sub {1 , 3} )</annotation>
  </semantics>
</math>
</file>

<file path=Object 143/content.xml><?xml version="1.0" encoding="utf-8"?>
<math xmlns="http://www.w3.org/1998/Math/MathML">
  <semantics>
    <mrow>
      <msub>
        <mi mathvariant="normal">Λ</mi>
        <mn>1</mn>
      </msub>
      <mrow>
        <mo fence="true" stretchy="false">(</mo>
        <mrow>
          <msub>
            <mi>ℳ</mi>
            <mrow>
              <mn>1</mn>
              <mi>,</mi>
              <mn>3</mn>
            </mrow>
          </msub>
        </mrow>
        <mo fence="true" stretchy="false">)</mo>
      </mrow>
    </mrow>
    <annotation encoding="StarMath 5.0">%LAMBDA sub 1 ( ℳ sub {1 , 3} )</annotation>
  </semantics>
</math>
</file>

<file path=Object 144/content.xml><?xml version="1.0" encoding="utf-8"?>
<math xmlns="http://www.w3.org/1998/Math/MathML" display="block">
  <semantics>
    <mi>b</mi>
    <annotation encoding="StarMath 5.0">b</annotation>
  </semantics>
</math>
</file>

<file path=Object 145/content.xml><?xml version="1.0" encoding="utf-8"?>
<math xmlns="http://www.w3.org/1998/Math/MathML">
  <semantics>
    <mrow>
      <mi>a</mi>
      <mo stretchy="false">+</mo>
      <mi>b</mi>
    </mrow>
    <annotation encoding="StarMath 5.0">a + b</annotation>
  </semantics>
</math>
</file>

<file path=Object 146/content.xml><?xml version="1.0" encoding="utf-8"?>
<math xmlns="http://www.w3.org/1998/Math/MathML" display="block">
  <semantics>
    <mi>a</mi>
    <annotation encoding="StarMath 5.0"> a </annotation>
  </semantics>
</math>
</file>

<file path=Object 147/content.xml><?xml version="1.0" encoding="utf-8"?>
<math xmlns="http://www.w3.org/1998/Math/MathML">
  <semantics>
    <mrow>
      <mrow/>
      <msub>
        <mo stretchy="false">+</mo>
        <mi>Z</mi>
      </msub>
      <mrow/>
    </mrow>
    <annotation encoding="StarMath 5.0">{{}+ sub Z{}}</annotation>
  </semantics>
</math>
</file>

<file path=Object 148/content.xml><?xml version="1.0" encoding="utf-8"?>
<math xmlns="http://www.w3.org/1998/Math/MathML" display="block">
  <semantics>
    <mi>a</mi>
    <annotation encoding="StarMath 5.0">a</annotation>
  </semantics>
</math>
</file>

<file path=Object 149/content.xml><?xml version="1.0" encoding="utf-8"?>
<math xmlns="http://www.w3.org/1998/Math/MathML" display="block">
  <semantics>
    <mi>b</mi>
    <annotation encoding="StarMath 5.0">b</annotation>
  </semantics>
</math>
</file>

<file path=Object 15/content.xml><?xml version="1.0" encoding="utf-8"?>
<math xmlns="http://www.w3.org/1998/Math/MathML">
  <semantics>
    <msub>
      <mstyle mathvariant="sans-serif">
        <mi>C</mi>
      </mstyle>
      <mrow>
        <mn>1</mn>
        <mn>3</mn>
      </mrow>
    </msub>
    <annotation encoding="StarMath 5.0">{font sans C} sub {1 3}</annotation>
  </semantics>
</math>
</file>

<file path=Object 150/content.xml><?xml version="1.0" encoding="utf-8"?>
<math xmlns="http://www.w3.org/1998/Math/MathML" display="block">
  <semantics>
    <mi>Z</mi>
    <annotation encoding="StarMath 5.0">Z</annotation>
  </semantics>
</math>
</file>

<file path=Object 151/content.xml><?xml version="1.0" encoding="utf-8"?>
<math xmlns="http://www.w3.org/1998/Math/MathML" display="block">
  <semantics>
    <mtable>
      <mtr>
        <mtd columnalign="left">
          <mrow>
            <mrow>
              <mi>a</mi>
              <mo stretchy="false">+</mo>
              <mi>b</mi>
            </mrow>
            <mo stretchy="false">=</mo>
            <mrow>
              <mo fence="true" stretchy="true">(</mo>
              <mrow>
                <mrow>
                  <mrow>
                    <mn>7</mn>
                    <mo stretchy="false">+</mo>
                    <mn>1</mn>
                  </mrow>
                  <mi>,</mi>
                  <mn>2</mn>
                  <mspace width="0.5em"/>
                  <mrow>
                    <msub>
                      <mi>γ</mi>
                      <mn>2</mn>
                    </msub>
                    <mo stretchy="false">+</mo>
                    <mn>3</mn>
                  </mrow>
                  <mspace width="0.5em"/>
                  <msub>
                    <mi>γ</mi>
                    <mn>2</mn>
                  </msub>
                  <mi>,</mi>
                  <mn>3</mn>
                  <mspace width="0.5em"/>
                  <mrow>
                    <mrow>
                      <msub>
                        <mi>γ</mi>
                        <mn>1</mn>
                      </msub>
                      <mo stretchy="false">∧</mo>
                      <msub>
                        <mi>γ</mi>
                        <mn>3</mn>
                      </msub>
                    </mrow>
                    <mo stretchy="false">−</mo>
                    <mrow>
                      <msub>
                        <mi>γ</mi>
                        <mn>2</mn>
                      </msub>
                      <mo stretchy="false">∧</mo>
                      <msub>
                        <mi>γ</mi>
                        <mn>3</mn>
                      </msub>
                    </mrow>
                  </mrow>
                  <mi>,</mi>
                </mrow>
              </mrow>
            </mrow>
          </mrow>
        </mtd>
      </mtr>
      <mtr>
        <mtd columnalign="left">
          <mrow>
            <mphantom>
              <mrow>
                <mi>a</mi>
                <mo stretchy="false">+</mo>
                <mi>b</mi>
              </mrow>
            </mphantom>
            <mtext>    </mtext>
            <mn>5</mn>
            <mspace width="0.5em"/>
            <mrow>
              <mrow>
                <msub>
                  <mi>γ</mi>
                  <mn>0</mn>
                </msub>
                <mo stretchy="false">∧</mo>
                <msub>
                  <mi>γ</mi>
                  <mn>1</mn>
                </msub>
                <mo stretchy="false">∧</mo>
                <msub>
                  <mi>γ</mi>
                  <mn>2</mn>
                </msub>
              </mrow>
              <mo stretchy="false">+</mo>
              <mn>2</mn>
            </mrow>
            <mspace width="0.5em"/>
            <mrow>
              <msub>
                <mi>γ</mi>
                <mn>0</mn>
              </msub>
              <mo stretchy="false">∧</mo>
              <msub>
                <mi>γ</mi>
                <mn>1</mn>
              </msub>
              <mo stretchy="false">∧</mo>
              <msub>
                <mi>γ</mi>
                <mn>3</mn>
              </msub>
            </mrow>
            <mi>,</mi>
          </mrow>
        </mtd>
      </mtr>
      <mtr>
        <mtd columnalign="left">
          <mrow>
            <mphantom>
              <mrow>
                <mi>a</mi>
                <mo stretchy="false">+</mo>
                <mi>b</mi>
              </mrow>
            </mphantom>
            <mtext>    </mtext>
            <mn>7</mn>
            <mrow>
              <mrow>
                <mrow>
                  <mspace width="0.5em"/>
                  <mrow>
                    <mrow>
                      <msub>
                        <mi>γ</mi>
                        <mn>0</mn>
                      </msub>
                      <mo stretchy="false">∧</mo>
                      <msub>
                        <mi>γ</mi>
                        <mn>1</mn>
                      </msub>
                      <mo stretchy="false">∧</mo>
                      <msub>
                        <mi>γ</mi>
                        <mn>2</mn>
                      </msub>
                      <mo stretchy="false">∧</mo>
                      <msub>
                        <mi>γ</mi>
                        <mn>3</mn>
                      </msub>
                    </mrow>
                    <mo stretchy="false">+</mo>
                    <mn>4</mn>
                  </mrow>
                  <mspace width="0.5em"/>
                  <mrow>
                    <msub>
                      <mi>γ</mi>
                      <mn>0</mn>
                    </msub>
                    <mo stretchy="false">∧</mo>
                    <msub>
                      <mi>γ</mi>
                      <mn>1</mn>
                    </msub>
                    <mo stretchy="false">∧</mo>
                    <msub>
                      <mi>γ</mi>
                      <mn>2</mn>
                    </msub>
                    <mo stretchy="false">∧</mo>
                    <msub>
                      <mi>γ</mi>
                      <mn>3</mn>
                    </msub>
                  </mrow>
                </mrow>
              </mrow>
              <mo fence="true" stretchy="true">)</mo>
            </mrow>
          </mrow>
        </mtd>
      </mtr>
    </mtable>
    <annotation encoding="StarMath 5.0">alignl a + b = left ( { 7 + 1 , 2 ` %gamma sub 2 + 3 ` %gamma sub 2 , 3 ` %gamma sub 1 and %gamma sub 3 - %gamma sub 2 and %gamma sub 3 , } right none newline
alignl phantom{a + b} {"    "} 5 ` %gamma sub 0 and %gamma sub 1 and %gamma sub 2 + 2 ` %gamma sub 0 and %gamma sub 1 and %gamma sub 3 , newline
alignl phantom{a + b} {"    "} 7 left none { ` %gamma sub 0 and %gamma sub 1 and %gamma sub 2 and %gamma sub 3 + 4 ` %gamma sub 0 and %gamma sub 1 and %gamma sub 2 and %gamma sub 3 } right )</annotation>
  </semantics>
</math>
</file>

<file path=Object 152/content.xml><?xml version="1.0" encoding="utf-8"?>
<math xmlns="http://www.w3.org/1998/Math/MathML" display="block">
  <semantics>
    <mrow>
      <mn>7</mn>
      <mo stretchy="false">+</mo>
      <mn>1</mn>
    </mrow>
    <annotation encoding="StarMath 5.0"> 7 + 1</annotation>
  </semantics>
</math>
</file>

<file path=Object 153/content.xml><?xml version="1.0" encoding="utf-8"?>
<math xmlns="http://www.w3.org/1998/Math/MathML">
  <semantics>
    <mrow>
      <mrow/>
      <mo stretchy="false">+</mo>
      <mrow/>
    </mrow>
    <annotation encoding="StarMath 5.0">{{}+{}}</annotation>
  </semantics>
</math>
</file>

<file path=Object 154/content.xml><?xml version="1.0" encoding="utf-8"?>
<math xmlns="http://www.w3.org/1998/Math/MathML">
  <semantics>
    <mrow>
      <mrow/>
      <mo stretchy="false">+</mo>
      <mrow/>
    </mrow>
    <annotation encoding="StarMath 5.0">{{}+{}}</annotation>
  </semantics>
</math>
</file>

<file path=Object 155/content.xml><?xml version="1.0" encoding="utf-8"?>
<math xmlns="http://www.w3.org/1998/Math/MathML">
  <semantics>
    <mrow>
      <mrow/>
      <mo stretchy="false">+</mo>
      <mrow/>
    </mrow>
    <annotation encoding="StarMath 5.0">{{}+{}}</annotation>
  </semantics>
</math>
</file>

<file path=Object 156/content.xml><?xml version="1.0" encoding="utf-8"?>
<math xmlns="http://www.w3.org/1998/Math/MathML">
  <semantics>
    <msub>
      <mi mathvariant="normal">Λ</mi>
      <mn>0</mn>
    </msub>
    <annotation encoding="StarMath 5.0">%LAMBDA sub 0</annotation>
  </semantics>
</math>
</file>

<file path=Object 157/content.xml><?xml version="1.0" encoding="utf-8"?>
<math xmlns="http://www.w3.org/1998/Math/MathML">
  <semantics>
    <msub>
      <mi mathvariant="normal">Λ</mi>
      <mn>0</mn>
    </msub>
    <annotation encoding="StarMath 5.0">%LAMBDA sub 0</annotation>
  </semantics>
</math>
</file>

<file path=Object 158/content.xml><?xml version="1.0" encoding="utf-8"?>
<math xmlns="http://www.w3.org/1998/Math/MathML">
  <semantics>
    <mrow>
      <mrow/>
      <mo stretchy="false">+</mo>
      <mrow/>
    </mrow>
    <annotation encoding="StarMath 5.0">{{}+{}}</annotation>
  </semantics>
</math>
</file>

<file path=Object 159/content.xml><?xml version="1.0" encoding="utf-8"?>
<math xmlns="http://www.w3.org/1998/Math/MathML">
  <semantics>
    <mrow>
      <mrow/>
      <mo stretchy="false">+</mo>
      <mrow/>
    </mrow>
    <annotation encoding="StarMath 5.0">{{}+{}}</annotation>
  </semantics>
</math>
</file>

<file path=Object 16/content.xml><?xml version="1.0" encoding="utf-8"?>
<math xmlns="http://www.w3.org/1998/Math/MathML">
  <semantics>
    <msub>
      <mstyle mathvariant="sans-serif">
        <mi>C</mi>
      </mstyle>
      <mrow>
        <mn>1</mn>
        <mn>3</mn>
      </mrow>
    </msub>
    <annotation encoding="StarMath 5.0">{font sans C} sub {1 3}</annotation>
  </semantics>
</math>
</file>

<file path=Object 160/content.xml><?xml version="1.0" encoding="utf-8"?>
<math xmlns="http://www.w3.org/1998/Math/MathML">
  <semantics>
    <mrow>
      <mn>2</mn>
      <mspace width="0.5em"/>
      <mrow>
        <msub>
          <mi>γ</mi>
          <mn>2</mn>
        </msub>
        <mo stretchy="false">+</mo>
        <mn>3</mn>
      </mrow>
      <mspace width="0.5em"/>
      <msub>
        <mi>γ</mi>
        <mn>2</mn>
      </msub>
    </mrow>
    <annotation encoding="StarMath 5.0">2 ` %gamma sub 2 + 3 ` %gamma sub 2</annotation>
  </semantics>
</math>
</file>

<file path=Object 161/content.xml><?xml version="1.0" encoding="utf-8"?>
<math xmlns="http://www.w3.org/1998/Math/MathML">
  <semantics>
    <mrow>
      <mrow/>
      <mo stretchy="false">+</mo>
      <mrow/>
    </mrow>
    <annotation encoding="StarMath 5.0">{{}+{}}</annotation>
  </semantics>
</math>
</file>

<file path=Object 162/content.xml><?xml version="1.0" encoding="utf-8"?>
<math xmlns="http://www.w3.org/1998/Math/MathML">
  <semantics>
    <msub>
      <mi mathvariant="normal">Λ</mi>
      <mn>1</mn>
    </msub>
    <annotation encoding="StarMath 5.0">%LAMBDA sub 1</annotation>
  </semantics>
</math>
</file>

<file path=Object 163/content.xml><?xml version="1.0" encoding="utf-8"?>
<math xmlns="http://www.w3.org/1998/Math/MathML">
  <semantics>
    <mrow>
      <mn>3</mn>
      <mspace width="0.5em"/>
      <mrow>
        <mrow>
          <msub>
            <mi>γ</mi>
            <mn>1</mn>
          </msub>
          <mo stretchy="false">∧</mo>
          <msub>
            <mi>γ</mi>
            <mn>3</mn>
          </msub>
        </mrow>
        <mo stretchy="false">−</mo>
        <mrow>
          <msub>
            <mi>γ</mi>
            <mn>2</mn>
          </msub>
          <mo stretchy="false">∧</mo>
          <msub>
            <mi>γ</mi>
            <mn>3</mn>
          </msub>
        </mrow>
      </mrow>
    </mrow>
    <annotation encoding="StarMath 5.0">3 ` %gamma sub 1 and %gamma sub 3 - %gamma sub 2 and %gamma sub 3</annotation>
  </semantics>
</math>
</file>

<file path=Object 164/content.xml><?xml version="1.0" encoding="utf-8"?>
<math xmlns="http://www.w3.org/1998/Math/MathML" display="block">
  <semantics>
    <mrow>
      <mrow/>
      <mo stretchy="false">−</mo>
      <mrow/>
    </mrow>
    <annotation encoding="StarMath 5.0">{{}-{}}</annotation>
  </semantics>
</math>
</file>

<file path=Object 165/content.xml><?xml version="1.0" encoding="utf-8"?>
<math xmlns="http://www.w3.org/1998/Math/MathML" display="block">
  <semantics>
    <mrow>
      <mrow/>
      <mo stretchy="false">−</mo>
      <mrow/>
    </mrow>
    <annotation encoding="StarMath 5.0">{{}-{}}</annotation>
  </semantics>
</math>
</file>

<file path=Object 166/content.xml><?xml version="1.0" encoding="utf-8"?>
<math xmlns="http://www.w3.org/1998/Math/MathML" display="block">
  <semantics>
    <mrow>
      <mrow/>
      <mo stretchy="false">−</mo>
      <mrow/>
    </mrow>
    <annotation encoding="StarMath 5.0">{{}-{}}</annotation>
  </semantics>
</math>
</file>

<file path=Object 167/content.xml><?xml version="1.0" encoding="utf-8"?>
<math xmlns="http://www.w3.org/1998/Math/MathML">
  <semantics>
    <mrow>
      <mrow/>
      <mo stretchy="false">+</mo>
      <mrow/>
    </mrow>
    <annotation encoding="StarMath 5.0">{{}+{}}</annotation>
  </semantics>
</math>
</file>

<file path=Object 168/content.xml><?xml version="1.0" encoding="utf-8"?>
<math xmlns="http://www.w3.org/1998/Math/MathML" display="block">
  <semantics>
    <mrow>
      <mrow/>
      <mo stretchy="false">−</mo>
      <mrow/>
    </mrow>
    <annotation encoding="StarMath 5.0">{{}-{}}</annotation>
  </semantics>
</math>
</file>

<file path=Object 169/content.xml><?xml version="1.0" encoding="utf-8"?>
<math xmlns="http://www.w3.org/1998/Math/MathML" display="block">
  <semantics>
    <mrow>
      <mrow>
        <mo fence="true" stretchy="true">(</mo>
        <mrow>
          <mrow>
            <mn>0</mn>
            <mi>,</mi>
            <msup>
              <mi>A</mi>
              <mstyle color="blue">
                <mi>μ</mi>
              </mstyle>
            </msup>
            <msub>
              <mi>γ</mi>
              <mstyle color="blue">
                <mi>μ</mi>
              </mstyle>
            </msub>
            <mi>,</mi>
            <mn>0</mn>
            <mi>,</mi>
            <mn>0</mn>
            <mi>,</mi>
            <mn>0</mn>
          </mrow>
        </mrow>
        <mo fence="true" stretchy="true">)</mo>
      </mrow>
      <mrow>
        <mspace width="0.5em"/>
        <msub>
          <mo stretchy="false">+</mo>
          <mi>Z</mi>
        </msub>
        <mspace width="0.5em"/>
      </mrow>
      <mrow>
        <mo fence="true" stretchy="true">(</mo>
        <mrow>
          <mrow>
            <mn>0</mn>
            <mi>,</mi>
            <mn>0</mn>
            <mi>,</mi>
            <mn>½</mn>
            <msup>
              <mi>F</mi>
              <mrow>
                <mi>μ</mi>
                <mi>ν</mi>
              </mrow>
            </msup>
            <mrow>
              <msub>
                <mi>γ</mi>
                <mi>μ</mi>
              </msub>
              <mo stretchy="false">∧</mo>
              <msub>
                <mi>γ</mi>
                <mi>ν</mi>
              </msub>
            </mrow>
            <mi>,</mi>
            <mn>0</mn>
            <mi>,</mi>
            <mn>0</mn>
          </mrow>
        </mrow>
        <mo fence="true" stretchy="true">)</mo>
      </mrow>
    </mrow>
    <annotation encoding="StarMath 5.0">left ( { 0 , A sup {color blue %mu} %gamma sub {color blue %mu} , 0 , 0 , 0 } right ) ` + sub Z ` left ( { 0 , 0 , ½ F sup {%mu %nu} %gamma sub %mu and %gamma sub %nu , 0 , 0} right )</annotation>
  </semantics>
</math>
</file>

<file path=Object 17/content.xml><?xml version="1.0" encoding="utf-8"?>
<math xmlns="http://www.w3.org/1998/Math/MathML">
  <semantics>
    <msub>
      <mstyle mathvariant="sans-serif">
        <mi>C</mi>
      </mstyle>
      <mrow>
        <mn>1</mn>
        <mn>3</mn>
      </mrow>
    </msub>
    <annotation encoding="StarMath 5.0">{font sans C} sub {1 3}</annotation>
  </semantics>
</math>
</file>

<file path=Object 170/content.xml><?xml version="1.0" encoding="utf-8"?>
<math xmlns="http://www.w3.org/1998/Math/MathML" display="block">
  <semantics>
    <mi>μ</mi>
    <annotation encoding="StarMath 5.0">%mu</annotation>
  </semantics>
</math>
</file>

<file path=Object 171/content.xml><?xml version="1.0" encoding="utf-8"?>
<math xmlns="http://www.w3.org/1998/Math/MathML" display="block">
  <semantics>
    <mi>ν</mi>
    <annotation encoding="StarMath 5.0">%nu</annotation>
  </semantics>
</math>
</file>

<file path=Object 172/content.xml><?xml version="1.0" encoding="utf-8"?>
<math xmlns="http://www.w3.org/1998/Math/MathML" display="block">
  <semantics>
    <mrow>
      <mo fence="true" stretchy="true">(</mo>
      <mrow>
        <mrow>
          <mn>0</mn>
          <mi>,</mi>
          <msup>
            <mi>A</mi>
            <mstyle color="blue">
              <mi>μ</mi>
            </mstyle>
          </msup>
          <msub>
            <mi>γ</mi>
            <mstyle color="blue">
              <mi>μ</mi>
            </mstyle>
          </msub>
          <mi>,</mi>
          <mn>½</mn>
          <msup>
            <mi>F</mi>
            <mrow>
              <mi>α</mi>
              <mi>β</mi>
            </mrow>
          </msup>
          <mrow>
            <msub>
              <mi>γ</mi>
              <mi>α</mi>
            </msub>
            <mo stretchy="false">∧</mo>
            <msub>
              <mi>γ</mi>
              <mi>β</mi>
            </msub>
          </mrow>
          <mi>,</mi>
          <mn>0</mn>
          <mi>,</mi>
          <mn>0</mn>
        </mrow>
      </mrow>
      <mo fence="true" stretchy="true">)</mo>
    </mrow>
    <annotation encoding="StarMath 5.0">left ( { 0 , A sup {color blue %mu} %gamma sub {color blue %mu} , ½ F sup {%alpha %beta} %gamma sub %alpha and %gamma sub %beta , 0 , 0 } right )</annotation>
  </semantics>
</math>
</file>

<file path=Object 173/content.xml><?xml version="1.0" encoding="utf-8"?>
<math xmlns="http://www.w3.org/1998/Math/MathML" display="block">
  <semantics>
    <mi>α</mi>
    <annotation encoding="StarMath 5.0"> %alpha</annotation>
  </semantics>
</math>
</file>

<file path=Object 174/content.xml><?xml version="1.0" encoding="utf-8"?>
<math xmlns="http://www.w3.org/1998/Math/MathML" display="block">
  <semantics>
    <mi>β</mi>
    <annotation encoding="StarMath 5.0">%beta </annotation>
  </semantics>
</math>
</file>

<file path=Object 175/content.xml><?xml version="1.0" encoding="utf-8"?>
<math xmlns="http://www.w3.org/1998/Math/MathML" display="block">
  <semantics>
    <mi>μ</mi>
    <annotation encoding="StarMath 5.0"> %mu </annotation>
  </semantics>
</math>
</file>

<file path=Object 176/content.xml><?xml version="1.0" encoding="utf-8"?>
<math xmlns="http://www.w3.org/1998/Math/MathML">
  <semantics>
    <mrow>
      <mi>v</mi>
      <mo stretchy="false">+</mo>
      <mrow>
        <mi>u</mi>
        <mo stretchy="false">∧</mo>
        <mi>w</mi>
      </mrow>
    </mrow>
    <annotation encoding="StarMath 5.0">v + u and w</annotation>
  </semantics>
</math>
</file>

<file path=Object 177/content.xml><?xml version="1.0" encoding="utf-8"?>
<math xmlns="http://www.w3.org/1998/Math/MathML" display="block">
  <semantics>
    <mi>v</mi>
    <annotation encoding="StarMath 5.0">v</annotation>
  </semantics>
</math>
</file>

<file path=Object 178/content.xml><?xml version="1.0" encoding="utf-8"?>
<math xmlns="http://www.w3.org/1998/Math/MathML">
  <semantics>
    <mrow>
      <mi>v</mi>
      <mo stretchy="false">+</mo>
      <mrow>
        <mi>u</mi>
        <mo stretchy="false">∧</mo>
        <mi>w</mi>
      </mrow>
    </mrow>
    <annotation encoding="StarMath 5.0">v + u and w</annotation>
  </semantics>
</math>
</file>

<file path=Object 179/content.xml><?xml version="1.0" encoding="utf-8"?>
<math xmlns="http://www.w3.org/1998/Math/MathML">
  <semantics>
    <mrow>
      <mrow/>
      <mo stretchy="false">+</mo>
      <mrow/>
    </mrow>
    <annotation encoding="StarMath 5.0">{{}+{}}</annotation>
  </semantics>
</math>
</file>

<file path=Object 18/content.xml><?xml version="1.0" encoding="utf-8"?>
<math xmlns="http://www.w3.org/1998/Math/MathML">
  <semantics>
    <msub>
      <mstyle mathvariant="sans-serif">
        <mi>C</mi>
      </mstyle>
      <mrow>
        <mn>1</mn>
        <mn>3</mn>
      </mrow>
    </msub>
    <annotation encoding="StarMath 5.0">{font sans C} sub {1 3}</annotation>
  </semantics>
</math>
</file>

<file path=Object 180/content.xml><?xml version="1.0" encoding="utf-8"?>
<math xmlns="http://www.w3.org/1998/Math/MathML">
  <semantics>
    <msub>
      <mrow>
        <mrow/>
        <mo stretchy="false">+</mo>
        <mrow/>
      </mrow>
      <msub>
        <mstyle mathvariant="sans-serif">
          <mi>C</mi>
        </mstyle>
        <mrow>
          <mn>1</mn>
          <mn>3</mn>
        </mrow>
      </msub>
    </msub>
    <annotation encoding="StarMath 5.0">{{}+{}} sub {{font sans C} sub {1 3}}</annotation>
  </semantics>
</math>
</file>

<file path=Object 181/content.xml><?xml version="1.0" encoding="utf-8"?>
<math xmlns="http://www.w3.org/1998/Math/MathML">
  <semantics>
    <mrow>
      <mrow/>
      <mo stretchy="false">+</mo>
      <mrow/>
    </mrow>
    <annotation encoding="StarMath 5.0">{{}+{}}</annotation>
  </semantics>
</math>
</file>

<file path=Object 182/content.xml><?xml version="1.0" encoding="utf-8"?>
<math xmlns="http://www.w3.org/1998/Math/MathML">
  <semantics>
    <mrow>
      <mrow/>
      <mo stretchy="false">+</mo>
      <mrow/>
    </mrow>
    <annotation encoding="StarMath 5.0">{{}+{}}</annotation>
  </semantics>
</math>
</file>

<file path=Object 183/content.xml><?xml version="1.0" encoding="utf-8"?>
<math xmlns="http://www.w3.org/1998/Math/MathML">
  <semantics>
    <mrow>
      <mi>u</mi>
      <mo stretchy="false">∧</mo>
      <mi>v</mi>
    </mrow>
    <annotation encoding="StarMath 5.0">u and v</annotation>
  </semantics>
</math>
</file>

<file path=Object 184/content.xml><?xml version="1.0" encoding="utf-8"?>
<math xmlns="http://www.w3.org/1998/Math/MathML">
  <semantics>
    <mrow>
      <msub>
        <mi>γ</mi>
        <mn>0</mn>
      </msub>
      <mo stretchy="false">∧</mo>
      <msub>
        <mi>γ</mi>
        <mn>1</mn>
      </msub>
      <mo stretchy="false">∧</mo>
      <msub>
        <mi>γ</mi>
        <mn>3</mn>
      </msub>
    </mrow>
    <annotation encoding="StarMath 5.0">%gamma sub 0 and %gamma sub 1 and %gamma sub 3</annotation>
  </semantics>
</math>
</file>

<file path=Object 185/content.xml><?xml version="1.0" encoding="utf-8"?>
<math xmlns="http://www.w3.org/1998/Math/MathML">
  <semantics>
    <mrow>
      <msub>
        <mi>γ</mi>
        <mn>0</mn>
      </msub>
      <mo stretchy="false">∧</mo>
      <msub>
        <mi>γ</mi>
        <mn>1</mn>
      </msub>
      <mo stretchy="false">∧</mo>
      <msub>
        <mi>γ</mi>
        <mn>2</mn>
      </msub>
      <mo stretchy="false">∧</mo>
      <msub>
        <mi>γ</mi>
        <mn>3</mn>
      </msub>
    </mrow>
    <annotation encoding="StarMath 5.0">%gamma sub 0 and %gamma sub 1 and %gamma sub 2 and %gamma sub 3</annotation>
  </semantics>
</math>
</file>

<file path=Object 186/content.xml><?xml version="1.0" encoding="utf-8"?>
<math xmlns="http://www.w3.org/1998/Math/MathML" display="block">
  <semantics>
    <mi>v</mi>
    <annotation encoding="StarMath 5.0">v</annotation>
  </semantics>
</math>
</file>

<file path=Object 187/content.xml><?xml version="1.0" encoding="utf-8"?>
<math xmlns="http://www.w3.org/1998/Math/MathML" display="block">
  <semantics>
    <mi>v</mi>
    <annotation encoding="StarMath 5.0">v</annotation>
  </semantics>
</math>
</file>

<file path=Object 188/content.xml><?xml version="1.0" encoding="utf-8"?>
<math xmlns="http://www.w3.org/1998/Math/MathML" display="block">
  <semantics>
    <mi>F</mi>
    <annotation encoding="StarMath 5.0"> F </annotation>
  </semantics>
</math>
</file>

<file path=Object 189/content.xml><?xml version="1.0" encoding="utf-8"?>
<math xmlns="http://www.w3.org/1998/Math/MathML" display="block">
  <semantics>
    <mi>v</mi>
    <annotation encoding="StarMath 5.0">v</annotation>
  </semantics>
</math>
</file>

<file path=Object 19/content.xml><?xml version="1.0" encoding="utf-8"?>
<math xmlns="http://www.w3.org/1998/Math/MathML">
  <semantics>
    <msub>
      <mstyle mathvariant="sans-serif">
        <mi>C</mi>
      </mstyle>
      <mrow>
        <mn>1</mn>
        <mn>3</mn>
      </mrow>
    </msub>
    <annotation encoding="StarMath 5.0">{font sans C} sub {1 3}</annotation>
  </semantics>
</math>
</file>

<file path=Object 190/content.xml><?xml version="1.0" encoding="utf-8"?>
<math xmlns="http://www.w3.org/1998/Math/MathML" display="block">
  <semantics>
    <mi>F</mi>
    <annotation encoding="StarMath 5.0">F</annotation>
  </semantics>
</math>
</file>

<file path=Object 191/content.xml><?xml version="1.0" encoding="utf-8"?>
<math xmlns="http://www.w3.org/1998/Math/MathML" display="block">
  <semantics>
    <mi>k</mi>
    <annotation encoding="StarMath 5.0"> k</annotation>
  </semantics>
</math>
</file>

<file path=Object 2/content.xml><?xml version="1.0" encoding="utf-8"?>
<math xmlns="http://www.w3.org/1998/Math/MathML">
  <semantics>
    <msub>
      <mi>ℳ</mi>
      <mrow>
        <mn>1</mn>
        <mi>,</mi>
        <mn>3</mn>
      </mrow>
    </msub>
    <annotation encoding="StarMath 5.0">ℳ sub {1 , 3}</annotation>
  </semantics>
</math>
</file>

<file path=Object 20/content.xml><?xml version="1.0" encoding="utf-8"?>
<math xmlns="http://www.w3.org/1998/Math/MathML">
  <semantics>
    <msub>
      <mstyle mathvariant="sans-serif">
        <mi>C</mi>
      </mstyle>
      <mrow>
        <mn>1</mn>
        <mn>3</mn>
      </mrow>
    </msub>
    <annotation encoding="StarMath 5.0">{font sans C} sub {1 3}</annotation>
  </semantics>
</math>
</file>

<file path=Object 21/content.xml><?xml version="1.0" encoding="utf-8"?>
<math xmlns="http://www.w3.org/1998/Math/MathML">
  <semantics>
    <msub>
      <mstyle mathvariant="sans-serif">
        <mi>C</mi>
      </mstyle>
      <mrow>
        <mn>1</mn>
        <mn>3</mn>
      </mrow>
    </msub>
    <annotation encoding="StarMath 5.0">{font sans C} sub {1 3}</annotation>
  </semantics>
</math>
</file>

<file path=Object 22/content.xml><?xml version="1.0" encoding="utf-8"?>
<math xmlns="http://www.w3.org/1998/Math/MathML">
  <semantics>
    <msub>
      <mstyle mathvariant="sans-serif">
        <mi>C</mi>
      </mstyle>
      <mrow>
        <mn>1</mn>
        <mn>3</mn>
      </mrow>
    </msub>
    <annotation encoding="StarMath 5.0">{font sans C} sub {1 3}</annotation>
  </semantics>
</math>
</file>

<file path=Object 23/content.xml><?xml version="1.0" encoding="utf-8"?>
<math xmlns="http://www.w3.org/1998/Math/MathML">
  <semantics>
    <msub>
      <mstyle mathvariant="sans-serif">
        <mi>C</mi>
      </mstyle>
      <mrow>
        <mn>1</mn>
        <mn>3</mn>
      </mrow>
    </msub>
    <annotation encoding="StarMath 5.0">{font sans C} sub {1 3}</annotation>
  </semantics>
</math>
</file>

<file path=Object 24/content.xml><?xml version="1.0" encoding="utf-8"?>
<math xmlns="http://www.w3.org/1998/Math/MathML">
  <semantics>
    <mrow>
      <mrow/>
      <mo stretchy="false">+</mo>
      <mrow/>
    </mrow>
    <annotation encoding="StarMath 5.0">{{}+{}}</annotation>
  </semantics>
</math>
</file>

<file path=Object 25/content.xml><?xml version="1.0" encoding="utf-8"?>
<math xmlns="http://www.w3.org/1998/Math/MathML">
  <semantics>
    <msub>
      <mstyle mathvariant="sans-serif">
        <mi>C</mi>
      </mstyle>
      <mrow>
        <mn>1</mn>
        <mn>3</mn>
      </mrow>
    </msub>
    <annotation encoding="StarMath 5.0">{font sans C} sub {1 3}</annotation>
  </semantics>
</math>
</file>

<file path=Object 26/content.xml><?xml version="1.0" encoding="utf-8"?>
<math xmlns="http://www.w3.org/1998/Math/MathML" display="block">
  <semantics>
    <mrow>
      <mrow/>
      <mo stretchy="false">⊕</mo>
      <mrow/>
    </mrow>
    <annotation encoding="StarMath 5.0">{{}oplus{}}</annotation>
  </semantics>
</math>
</file>

<file path=Object 27/content.xml><?xml version="1.0" encoding="utf-8"?>
<math xmlns="http://www.w3.org/1998/Math/MathML" display="block">
  <semantics>
    <mrow>
      <mrow/>
      <mo stretchy="false">⊕</mo>
      <mrow/>
    </mrow>
    <annotation encoding="StarMath 5.0">{{}oplus{}}</annotation>
  </semantics>
</math>
</file>

<file path=Object 28/content.xml><?xml version="1.0" encoding="utf-8"?>
<math xmlns="http://www.w3.org/1998/Math/MathML" display="block">
  <semantics>
    <mrow>
      <mrow/>
      <mo stretchy="false">⊕</mo>
      <mrow/>
    </mrow>
    <annotation encoding="StarMath 5.0">{{}oplus{}}</annotation>
  </semantics>
</math>
</file>

<file path=Object 29/content.xml><?xml version="1.0" encoding="utf-8"?>
<math xmlns="http://www.w3.org/1998/Math/MathML" display="block">
  <semantics>
    <mrow>
      <mrow/>
      <mo stretchy="false">⊕</mo>
      <mrow/>
    </mrow>
    <annotation encoding="StarMath 5.0">{{}oplus{}}</annotation>
  </semantics>
</math>
</file>

<file path=Object 3/content.xml><?xml version="1.0" encoding="utf-8"?>
<math xmlns="http://www.w3.org/1998/Math/MathML">
  <semantics>
    <msub>
      <mi>ℳ</mi>
      <mrow>
        <mn>1</mn>
        <mi>,</mi>
        <mn>3</mn>
      </mrow>
    </msub>
    <annotation encoding="StarMath 5.0">ℳ sub {1 , 3}</annotation>
  </semantics>
</math>
</file>

<file path=Object 30/content.xml><?xml version="1.0" encoding="utf-8"?>
<math xmlns="http://www.w3.org/1998/Math/MathML" display="block">
  <semantics>
    <msub>
      <mi>ℳ</mi>
      <mrow>
        <mn>1</mn>
        <mi>,</mi>
        <mn>3</mn>
      </mrow>
    </msub>
    <annotation encoding="StarMath 5.0">ℳ sub {1 , 3}</annotation>
  </semantics>
</math>
</file>

<file path=Object 31/content.xml><?xml version="1.0" encoding="utf-8"?>
<math xmlns="http://www.w3.org/1998/Math/MathML" display="block">
  <semantics>
    <mrow>
      <msub>
        <mi>γ</mi>
        <mn>0</mn>
      </msub>
      <mi>,</mi>
      <msub>
        <mi>γ</mi>
        <mn>1</mn>
      </msub>
      <mi>,</mi>
      <msub>
        <mi>γ</mi>
        <mn>2</mn>
      </msub>
      <mi>,</mi>
      <msub>
        <mi>γ</mi>
        <mn>3</mn>
      </msub>
    </mrow>
    <annotation encoding="StarMath 5.0">%gamma sub 0 , %gamma sub 1 , %gamma sub 2 , %gamma sub 3</annotation>
  </semantics>
</math>
</file>

<file path=Object 32/content.xml><?xml version="1.0" encoding="utf-8"?>
<math xmlns="http://www.w3.org/1998/Math/MathML" display="block">
  <semantics>
    <mi mathvariant="normal">ℝ</mi>
    <annotation encoding="StarMath 5.0">setR</annotation>
  </semantics>
</math>
</file>

<file path=Object 33/content.xml><?xml version="1.0" encoding="utf-8"?>
<math xmlns="http://www.w3.org/1998/Math/MathML" display="block">
  <semantics>
    <mn>1</mn>
    <annotation encoding="StarMath 5.0">1</annotation>
  </semantics>
</math>
</file>

<file path=Object 34/content.xml><?xml version="1.0" encoding="utf-8"?>
<math xmlns="http://www.w3.org/1998/Math/MathML" display="block">
  <semantics>
    <mrow>
      <msub>
        <mi>γ</mi>
        <mn>0</mn>
      </msub>
      <mo stretchy="false">∧</mo>
      <msub>
        <mi>γ</mi>
        <mn>1</mn>
      </msub>
      <mo stretchy="false">∧</mo>
      <msub>
        <mi>γ</mi>
        <mn>2</mn>
      </msub>
      <mo stretchy="false">∧</mo>
      <msub>
        <mi>γ</mi>
        <mn>3</mn>
      </msub>
    </mrow>
    <annotation encoding="StarMath 5.0">%gamma sub 0 and %gamma sub 1 and %gamma sub 2 and %gamma sub 3</annotation>
  </semantics>
</math>
</file>

<file path=Object 35/content.xml><?xml version="1.0" encoding="utf-8"?>
<math xmlns="http://www.w3.org/1998/Math/MathML" display="block">
  <semantics>
    <msub>
      <mstyle mathvariant="sans-serif">
        <mi>C</mi>
      </mstyle>
      <mrow>
        <mn>1</mn>
        <mi>,</mi>
        <mn>3</mn>
      </mrow>
    </msub>
    <annotation encoding="StarMath 5.0">{font sans C} sub {1 , 3}</annotation>
  </semantics>
</math>
</file>

<file path=Object 36/content.xml><?xml version="1.0" encoding="utf-8"?>
<math xmlns="http://www.w3.org/1998/Math/MathML" display="block">
  <semantics>
    <mrow>
      <msub>
        <mi>γ</mi>
        <mn>0</mn>
      </msub>
      <mo stretchy="false">∧</mo>
      <msub>
        <mi>γ</mi>
        <mn>3</mn>
      </msub>
    </mrow>
    <annotation encoding="StarMath 5.0">%gamma sub 0 and %gamma sub 3</annotation>
  </semantics>
</math>
</file>

<file path=Object 37/content.xml><?xml version="1.0" encoding="utf-8"?>
<math xmlns="http://www.w3.org/1998/Math/MathML" display="block">
  <semantics>
    <mrow>
      <msub>
        <mi>γ</mi>
        <mn>0</mn>
      </msub>
      <mo stretchy="false">∧</mo>
      <msub>
        <mi>γ</mi>
        <mn>1</mn>
      </msub>
    </mrow>
    <annotation encoding="StarMath 5.0">%gamma sub 0 and %gamma sub 1</annotation>
  </semantics>
</math>
</file>

<file path=Object 38/content.xml><?xml version="1.0" encoding="utf-8"?>
<math xmlns="http://www.w3.org/1998/Math/MathML" display="block">
  <semantics>
    <mrow>
      <msub>
        <mi>γ</mi>
        <mn>0</mn>
      </msub>
      <mo stretchy="false">∧</mo>
      <msub>
        <mi>γ</mi>
        <mn>2</mn>
      </msub>
    </mrow>
    <annotation encoding="StarMath 5.0">%gamma sub 0 and %gamma sub 2</annotation>
  </semantics>
</math>
</file>

<file path=Object 39/content.xml><?xml version="1.0" encoding="utf-8"?>
<math xmlns="http://www.w3.org/1998/Math/MathML" display="block">
  <semantics>
    <mrow>
      <msub>
        <mi>γ</mi>
        <mn>2</mn>
      </msub>
      <mo stretchy="false">∧</mo>
      <msub>
        <mi>γ</mi>
        <mn>3</mn>
      </msub>
    </mrow>
    <annotation encoding="StarMath 5.0">%gamma sub 2 and %gamma sub 3</annotation>
  </semantics>
</math>
</file>

<file path=Object 4/content.xml><?xml version="1.0" encoding="utf-8"?>
<math xmlns="http://www.w3.org/1998/Math/MathML">
  <semantics>
    <msub>
      <mi>ℳ</mi>
      <mrow>
        <mn>1</mn>
        <mi>,</mi>
        <mn>3</mn>
      </mrow>
    </msub>
    <annotation encoding="StarMath 5.0">ℳ sub {1 , 3}</annotation>
  </semantics>
</math>
</file>

<file path=Object 40/content.xml><?xml version="1.0" encoding="utf-8"?>
<math xmlns="http://www.w3.org/1998/Math/MathML" display="block">
  <semantics>
    <mrow>
      <msub>
        <mi>γ</mi>
        <mn>1</mn>
      </msub>
      <mo stretchy="false">∧</mo>
      <msub>
        <mi>γ</mi>
        <mn>2</mn>
      </msub>
    </mrow>
    <annotation encoding="StarMath 5.0">%gamma sub 1 and %gamma sub 2</annotation>
  </semantics>
</math>
</file>

<file path=Object 41/content.xml><?xml version="1.0" encoding="utf-8"?>
<math xmlns="http://www.w3.org/1998/Math/MathML" display="block">
  <semantics>
    <mrow>
      <msub>
        <mi>γ</mi>
        <mn>1</mn>
      </msub>
      <mo stretchy="false">∧</mo>
      <msub>
        <mi>γ</mi>
        <mn>3</mn>
      </msub>
    </mrow>
    <annotation encoding="StarMath 5.0">%gamma sub 1 and %gamma sub 3</annotation>
  </semantics>
</math>
</file>

<file path=Object 42/content.xml><?xml version="1.0" encoding="utf-8"?>
<math xmlns="http://www.w3.org/1998/Math/MathML" display="block">
  <semantics>
    <mrow>
      <msub>
        <mi>γ</mi>
        <mn>0</mn>
      </msub>
      <mo stretchy="false">∧</mo>
      <msub>
        <mi>γ</mi>
        <mn>1</mn>
      </msub>
      <mo stretchy="false">∧</mo>
      <msub>
        <mi>γ</mi>
        <mn>2</mn>
      </msub>
    </mrow>
    <annotation encoding="StarMath 5.0">%gamma sub 0 and %gamma sub 1 and %gamma sub 2</annotation>
  </semantics>
</math>
</file>

<file path=Object 43/content.xml><?xml version="1.0" encoding="utf-8"?>
<math xmlns="http://www.w3.org/1998/Math/MathML" display="block">
  <semantics>
    <mrow>
      <msub>
        <mi>γ</mi>
        <mn>0</mn>
      </msub>
      <mo stretchy="false">∧</mo>
      <msub>
        <mi>γ</mi>
        <mn>2</mn>
      </msub>
      <mo stretchy="false">∧</mo>
      <msub>
        <mi>γ</mi>
        <mn>3</mn>
      </msub>
    </mrow>
    <annotation encoding="StarMath 5.0">%gamma sub 0 and %gamma sub 2 and %gamma sub 3</annotation>
  </semantics>
</math>
</file>

<file path=Object 44/content.xml><?xml version="1.0" encoding="utf-8"?>
<math xmlns="http://www.w3.org/1998/Math/MathML" display="block">
  <semantics>
    <mrow>
      <msub>
        <mi>γ</mi>
        <mn>0</mn>
      </msub>
      <mo stretchy="false">∧</mo>
      <msub>
        <mi>γ</mi>
        <mn>1</mn>
      </msub>
      <mo stretchy="false">∧</mo>
      <msub>
        <mi>γ</mi>
        <mn>3</mn>
      </msub>
    </mrow>
    <annotation encoding="StarMath 5.0">%gamma sub 0 and %gamma sub 1 and %gamma sub 3</annotation>
  </semantics>
</math>
</file>

<file path=Object 45/content.xml><?xml version="1.0" encoding="utf-8"?>
<math xmlns="http://www.w3.org/1998/Math/MathML" display="block">
  <semantics>
    <mrow>
      <msub>
        <mi>γ</mi>
        <mn>1</mn>
      </msub>
      <mo stretchy="false">∧</mo>
      <msub>
        <mi>γ</mi>
        <mn>2</mn>
      </msub>
      <mo stretchy="false">∧</mo>
      <msub>
        <mi>γ</mi>
        <mn>3</mn>
      </msub>
    </mrow>
    <annotation encoding="StarMath 5.0">%gamma sub 1 and %gamma sub 2 and %gamma sub 3</annotation>
  </semantics>
</math>
</file>

<file path=Object 46/content.xml><?xml version="1.0" encoding="utf-8"?>
<math xmlns="http://www.w3.org/1998/Math/MathML" display="block">
  <semantics>
    <mrow>
      <mi>grade</mi>
      <mn>0</mn>
    </mrow>
    <annotation encoding="StarMath 5.0">{func grade} 0</annotation>
  </semantics>
</math>
</file>

<file path=Object 47/content.xml><?xml version="1.0" encoding="utf-8"?>
<math xmlns="http://www.w3.org/1998/Math/MathML" display="block">
  <semantics>
    <mrow>
      <mi>grade</mi>
      <mn>1</mn>
    </mrow>
    <annotation encoding="StarMath 5.0">{func grade} 1</annotation>
  </semantics>
</math>
</file>

<file path=Object 48/content.xml><?xml version="1.0" encoding="utf-8"?>
<math xmlns="http://www.w3.org/1998/Math/MathML" display="block">
  <semantics>
    <mrow>
      <mi>grade</mi>
      <mn>2</mn>
    </mrow>
    <annotation encoding="StarMath 5.0">{func grade} 2</annotation>
  </semantics>
</math>
</file>

<file path=Object 49/content.xml><?xml version="1.0" encoding="utf-8"?>
<math xmlns="http://www.w3.org/1998/Math/MathML" display="block">
  <semantics>
    <mrow>
      <mi>grade</mi>
      <mn>3</mn>
    </mrow>
    <annotation encoding="StarMath 5.0">{func grade} 3</annotation>
  </semantics>
</math>
</file>

<file path=Object 5/content.xml><?xml version="1.0" encoding="utf-8"?>
<math xmlns="http://www.w3.org/1998/Math/MathML">
  <semantics>
    <mrow>
      <mrow>
        <msub>
          <mi>ℳ</mi>
          <mrow>
            <mn>1</mn>
            <mi>,</mi>
            <mn>3</mn>
          </mrow>
        </msub>
        <mo stretchy="false">=</mo>
        <mi mathvariant="normal">Λ</mi>
      </mrow>
      <mrow>
        <mo fence="true" stretchy="false">(</mo>
        <mrow>
          <msub>
            <mi>ℳ</mi>
            <mrow>
              <mn>1</mn>
              <mi>,</mi>
              <mn>3</mn>
            </mrow>
          </msub>
        </mrow>
        <mo fence="true" stretchy="false">)</mo>
      </mrow>
    </mrow>
    <annotation encoding="StarMath 5.0">ℳ sub {1 , 3} = %LAMBDA ( ℳ sub {1 , 3} )</annotation>
  </semantics>
</math>
</file>

<file path=Object 50/content.xml><?xml version="1.0" encoding="utf-8"?>
<math xmlns="http://www.w3.org/1998/Math/MathML" display="block">
  <semantics>
    <mrow>
      <mi>grade</mi>
      <mn>4</mn>
    </mrow>
    <annotation encoding="StarMath 5.0">{func grade} 4</annotation>
  </semantics>
</math>
</file>

<file path=Object 51/content.xml><?xml version="1.0" encoding="utf-8"?>
<math xmlns="http://www.w3.org/1998/Math/MathML" display="block">
  <semantics>
    <mrow>
      <mrow/>
      <mo stretchy="false">⊕</mo>
      <mrow/>
    </mrow>
    <annotation encoding="StarMath 5.0">{{}oplus{}}</annotation>
  </semantics>
</math>
</file>

<file path=Object 52/content.xml><?xml version="1.0" encoding="utf-8"?>
<math xmlns="http://www.w3.org/1998/Math/MathML" display="block">
  <semantics>
    <mi>V</mi>
    <annotation encoding="StarMath 5.0"> V </annotation>
  </semantics>
</math>
</file>

<file path=Object 53/content.xml><?xml version="1.0" encoding="utf-8"?>
<math xmlns="http://www.w3.org/1998/Math/MathML" display="block">
  <semantics>
    <mi>W</mi>
    <annotation encoding="StarMath 5.0">W </annotation>
  </semantics>
</math>
</file>

<file path=Object 54/content.xml><?xml version="1.0" encoding="utf-8"?>
<math xmlns="http://www.w3.org/1998/Math/MathML" display="block">
  <semantics>
    <mi>Z</mi>
    <annotation encoding="StarMath 5.0">Z</annotation>
  </semantics>
</math>
</file>

<file path=Object 55/content.xml><?xml version="1.0" encoding="utf-8"?>
<math xmlns="http://www.w3.org/1998/Math/MathML" display="block">
  <semantics>
    <mi>Z</mi>
    <annotation encoding="StarMath 5.0"> Z </annotation>
  </semantics>
</math>
</file>

<file path=Object 56/content.xml><?xml version="1.0" encoding="utf-8"?>
<math xmlns="http://www.w3.org/1998/Math/MathML" display="block">
  <semantics>
    <mi>V</mi>
    <annotation encoding="StarMath 5.0"> V </annotation>
  </semantics>
</math>
</file>

<file path=Object 57/content.xml><?xml version="1.0" encoding="utf-8"?>
<math xmlns="http://www.w3.org/1998/Math/MathML" display="block">
  <semantics>
    <mi>W</mi>
    <annotation encoding="StarMath 5.0"> W </annotation>
  </semantics>
</math>
</file>

<file path=Object 58/content.xml><?xml version="1.0" encoding="utf-8"?>
<math xmlns="http://www.w3.org/1998/Math/MathML" display="block">
  <semantics>
    <mrow>
      <mi>Z</mi>
      <mo stretchy="false">=</mo>
      <mrow>
        <mi>W</mi>
        <mo stretchy="false">⊕</mo>
        <mi>V</mi>
      </mrow>
    </mrow>
    <annotation encoding="StarMath 5.0">Z = W oplus V</annotation>
  </semantics>
</math>
</file>

<file path=Object 59/content.xml><?xml version="1.0" encoding="utf-8"?>
<math xmlns="http://www.w3.org/1998/Math/MathML" display="block">
  <semantics>
    <mi>Z</mi>
    <annotation encoding="StarMath 5.0">Z </annotation>
  </semantics>
</math>
</file>

<file path=Object 6/content.xml><?xml version="1.0" encoding="utf-8"?>
<math xmlns="http://www.w3.org/1998/Math/MathML">
  <semantics>
    <msub>
      <mi>ℳ</mi>
      <mrow>
        <mn>1</mn>
        <mi>,</mi>
        <mn>3</mn>
      </mrow>
    </msub>
    <annotation encoding="StarMath 5.0">ℳ sub {1 , 3}</annotation>
  </semantics>
</math>
</file>

<file path=Object 60/content.xml><?xml version="1.0" encoding="utf-8"?>
<math xmlns="http://www.w3.org/1998/Math/MathML" display="block">
  <semantics>
    <mi>W</mi>
    <annotation encoding="StarMath 5.0">W</annotation>
  </semantics>
</math>
</file>

<file path=Object 61/content.xml><?xml version="1.0" encoding="utf-8"?>
<math xmlns="http://www.w3.org/1998/Math/MathML" display="block">
  <semantics>
    <mi>V</mi>
    <annotation encoding="StarMath 5.0">V</annotation>
  </semantics>
</math>
</file>

<file path=Object 62/content.xml><?xml version="1.0" encoding="utf-8"?>
<math xmlns="http://www.w3.org/1998/Math/MathML" display="block">
  <semantics>
    <mi>Z</mi>
    <annotation encoding="StarMath 5.0"> Z </annotation>
  </semantics>
</math>
</file>

<file path=Object 63/content.xml><?xml version="1.0" encoding="utf-8"?>
<math xmlns="http://www.w3.org/1998/Math/MathML" display="block">
  <semantics>
    <mi>V</mi>
    <annotation encoding="StarMath 5.0"> V </annotation>
  </semantics>
</math>
</file>

<file path=Object 64/content.xml><?xml version="1.0" encoding="utf-8"?>
<math xmlns="http://www.w3.org/1998/Math/MathML" display="block">
  <semantics>
    <mi>W</mi>
    <annotation encoding="StarMath 5.0"> W </annotation>
  </semantics>
</math>
</file>

<file path=Object 65/content.xml><?xml version="1.0" encoding="utf-8"?>
<math xmlns="http://www.w3.org/1998/Math/MathML" display="block">
  <semantics>
    <mrow>
      <mrow>
        <msub>
          <mstyle mathvariant="sans-serif">
            <mi>C</mi>
          </mstyle>
          <mrow>
            <mn>1</mn>
            <mn>3</mn>
          </mrow>
        </msub>
        <mo stretchy="false">=</mo>
        <msub>
          <mi mathvariant="normal">Λ</mi>
          <mn>0</mn>
        </msub>
      </mrow>
      <mrow>
        <mrow>
          <mo fence="true" stretchy="false">(</mo>
          <mrow>
            <msub>
              <mi>ℳ</mi>
              <mrow>
                <mn>1</mn>
                <mi>,</mi>
                <mn>3</mn>
              </mrow>
            </msub>
          </mrow>
          <mo fence="true" stretchy="false">)</mo>
        </mrow>
        <mo stretchy="false">⊕</mo>
        <msub>
          <mi mathvariant="normal">Λ</mi>
          <mn>1</mn>
        </msub>
      </mrow>
      <mrow>
        <mrow>
          <mo fence="true" stretchy="false">(</mo>
          <mrow>
            <msub>
              <mi>ℳ</mi>
              <mrow>
                <mn>1</mn>
                <mi>,</mi>
                <mn>3</mn>
              </mrow>
            </msub>
          </mrow>
          <mo fence="true" stretchy="false">)</mo>
        </mrow>
        <mo stretchy="false">⊕</mo>
        <msub>
          <mi mathvariant="normal">Λ</mi>
          <mn>2</mn>
        </msub>
      </mrow>
      <mrow>
        <mrow>
          <mo fence="true" stretchy="false">(</mo>
          <mrow>
            <msub>
              <mi>ℳ</mi>
              <mrow>
                <mn>1</mn>
                <mi>,</mi>
                <mn>3</mn>
              </mrow>
            </msub>
          </mrow>
          <mo fence="true" stretchy="false">)</mo>
        </mrow>
        <mo stretchy="false">⊕</mo>
        <msub>
          <mi mathvariant="normal">Λ</mi>
          <mn>3</mn>
        </msub>
      </mrow>
      <mrow>
        <mrow>
          <mo fence="true" stretchy="false">(</mo>
          <mrow>
            <msub>
              <mi>ℳ</mi>
              <mrow>
                <mn>1</mn>
                <mi>,</mi>
                <mn>3</mn>
              </mrow>
            </msub>
          </mrow>
          <mo fence="true" stretchy="false">)</mo>
        </mrow>
        <mo stretchy="false">⊕</mo>
        <msub>
          <mi mathvariant="normal">Λ</mi>
          <mn>4</mn>
        </msub>
      </mrow>
      <mrow>
        <mo fence="true" stretchy="false">(</mo>
        <mrow>
          <msub>
            <mi>ℳ</mi>
            <mrow>
              <mn>1</mn>
              <mi>,</mi>
              <mn>3</mn>
            </mrow>
          </msub>
        </mrow>
        <mo fence="true" stretchy="false">)</mo>
      </mrow>
    </mrow>
    <annotation encoding="StarMath 5.0">{font sans C} sub {1 3} = %LAMBDA sub 0 ( ℳ sub {1 , 3} ) oplus %LAMBDA sub 1 ( ℳ sub {1 , 3} ) oplus %LAMBDA sub 2 ( ℳ sub {1 , 3} ) oplus %LAMBDA sub 3 ( ℳ sub {1 , 3} ) oplus %LAMBDA sub 4 ( ℳ sub {1 , 3} )</annotation>
  </semantics>
</math>
</file>

<file path=Object 66/content.xml><?xml version="1.0" encoding="utf-8"?>
<math xmlns="http://www.w3.org/1998/Math/MathML">
  <semantics>
    <msub>
      <mi>ℳ</mi>
      <mrow>
        <mn>1</mn>
        <mi>,</mi>
        <mn>3</mn>
      </mrow>
    </msub>
    <annotation encoding="StarMath 5.0">ℳ sub {1 , 3}</annotation>
  </semantics>
</math>
</file>

<file path=Object 67/content.xml><?xml version="1.0" encoding="utf-8"?>
<math xmlns="http://www.w3.org/1998/Math/MathML">
  <semantics>
    <msub>
      <mi>ℳ</mi>
      <mrow>
        <mn>1</mn>
        <mi>,</mi>
        <mn>3</mn>
      </mrow>
    </msub>
    <annotation encoding="StarMath 5.0">ℳ sub {1 , 3}</annotation>
  </semantics>
</math>
</file>

<file path=Object 68/content.xml><?xml version="1.0" encoding="utf-8"?>
<math xmlns="http://www.w3.org/1998/Math/MathML">
  <semantics>
    <mrow>
      <mi>η</mi>
      <mrow>
        <mo fence="true" stretchy="false">(</mo>
        <mrow>
          <mi>,</mi>
        </mrow>
        <mo fence="true" stretchy="false">)</mo>
      </mrow>
    </mrow>
    <annotation encoding="StarMath 5.0">%eta ( , )</annotation>
  </semantics>
</math>
</file>

<file path=Object 69/content.xml><?xml version="1.0" encoding="utf-8"?>
<math xmlns="http://www.w3.org/1998/Math/MathML">
  <semantics>
    <mstyle mathvariant="sans-serif">
      <mi>C</mi>
    </mstyle>
    <annotation encoding="StarMath 5.0">{font sans C}</annotation>
  </semantics>
</math>
</file>

<file path=Object 7/content.xml><?xml version="1.0" encoding="utf-8"?>
<math xmlns="http://www.w3.org/1998/Math/MathML">
  <semantics>
    <msub>
      <mi>ℳ</mi>
      <mrow>
        <mn>1</mn>
        <mi>,</mi>
        <mn>3</mn>
      </mrow>
    </msub>
    <annotation encoding="StarMath 5.0">ℳ sub {1 , 3}</annotation>
  </semantics>
</math>
</file>

<file path=Object 70/content.xml><?xml version="1.0" encoding="utf-8"?>
<math xmlns="http://www.w3.org/1998/Math/MathML">
  <semantics>
    <mstyle mathvariant="sans-serif">
      <mi>C</mi>
    </mstyle>
    <annotation encoding="StarMath 5.0">{font sans C}</annotation>
  </semantics>
</math>
</file>

<file path=Object 71/content.xml><?xml version="1.0" encoding="utf-8"?>
<math xmlns="http://www.w3.org/1998/Math/MathML">
  <semantics>
    <msub>
      <mstyle mathvariant="sans-serif">
        <mi>C</mi>
      </mstyle>
      <mrow>
        <mn>1</mn>
        <mn>3</mn>
      </mrow>
    </msub>
    <annotation encoding="StarMath 5.0">{font sans C} sub {1 3}</annotation>
  </semantics>
</math>
</file>

<file path=Object 72/content.xml><?xml version="1.0" encoding="utf-8"?>
<math xmlns="http://www.w3.org/1998/Math/MathML" display="block">
  <semantics>
    <mi>V</mi>
    <annotation encoding="StarMath 5.0"> V </annotation>
  </semantics>
</math>
</file>

<file path=Object 73/content.xml><?xml version="1.0" encoding="utf-8"?>
<math xmlns="http://www.w3.org/1998/Math/MathML" display="block">
  <semantics>
    <mi>V</mi>
    <annotation encoding="StarMath 5.0"> V </annotation>
  </semantics>
</math>
</file>

<file path=Object 74/content.xml><?xml version="1.0" encoding="utf-8"?>
<math xmlns="http://www.w3.org/1998/Math/MathML">
  <semantics>
    <msub>
      <mi>F</mi>
      <mn>1</mn>
    </msub>
    <annotation encoding="StarMath 5.0">F_1</annotation>
  </semantics>
</math>
</file>

<file path=Object 75/content.xml><?xml version="1.0" encoding="utf-8"?>
<math xmlns="http://www.w3.org/1998/Math/MathML" display="block">
  <semantics>
    <mi>V</mi>
    <annotation encoding="StarMath 5.0"> V </annotation>
  </semantics>
</math>
</file>

<file path=Object 76/content.xml><?xml version="1.0" encoding="utf-8"?>
<math xmlns="http://www.w3.org/1998/Math/MathML">
  <semantics>
    <mrow>
      <mi>dim</mi>
      <mrow>
        <mrow>
          <mo fence="true" stretchy="false">(</mo>
          <mrow>
            <mi>V</mi>
          </mrow>
          <mo fence="true" stretchy="false">)</mo>
        </mrow>
        <mo stretchy="false">=</mo>
        <mi>N</mi>
      </mrow>
    </mrow>
    <annotation encoding="StarMath 5.0">{func dim} ( V ) = N</annotation>
  </semantics>
</math>
</file>

<file path=Object 77/content.xml><?xml version="1.0" encoding="utf-8"?>
<math xmlns="http://www.w3.org/1998/Math/MathML" display="block">
  <semantics>
    <mi>W</mi>
    <annotation encoding="StarMath 5.0">W</annotation>
  </semantics>
</math>
</file>

<file path=Object 78/content.xml><?xml version="1.0" encoding="utf-8"?>
<math xmlns="http://www.w3.org/1998/Math/MathML">
  <semantics>
    <mrow>
      <mi>dim</mi>
      <mrow>
        <mrow>
          <mo fence="true" stretchy="false">(</mo>
          <mrow>
            <mi>W</mi>
          </mrow>
          <mo fence="true" stretchy="false">)</mo>
        </mrow>
        <mo stretchy="false">=</mo>
        <mi>M</mi>
      </mrow>
    </mrow>
    <annotation encoding="StarMath 5.0">{func dim} ( W ) = M</annotation>
  </semantics>
</math>
</file>

<file path=Object 79/content.xml><?xml version="1.0" encoding="utf-8"?>
<math xmlns="http://www.w3.org/1998/Math/MathML">
  <semantics>
    <msub>
      <mi>F</mi>
      <mn>2</mn>
    </msub>
    <annotation encoding="StarMath 5.0">F_2</annotation>
  </semantics>
</math>
</file>

<file path=Object 8/content.xml><?xml version="1.0" encoding="utf-8"?>
<math xmlns="http://www.w3.org/1998/Math/MathML">
  <semantics>
    <msub>
      <mstyle mathvariant="sans-serif">
        <mi>C</mi>
      </mstyle>
      <mrow>
        <mn>1</mn>
        <mn>3</mn>
      </mrow>
    </msub>
    <annotation encoding="StarMath 5.0">{font sans C} sub {1 3}</annotation>
  </semantics>
</math>
</file>

<file path=Object 80/content.xml><?xml version="1.0" encoding="utf-8"?>
<math xmlns="http://www.w3.org/1998/Math/MathML">
  <semantics>
    <msub>
      <mi>F</mi>
      <mn>1</mn>
    </msub>
    <annotation encoding="StarMath 5.0">F_1</annotation>
  </semantics>
</math>
</file>

<file path=Object 81/content.xml><?xml version="1.0" encoding="utf-8"?>
<math xmlns="http://www.w3.org/1998/Math/MathML" display="block">
  <semantics>
    <mi>W</mi>
    <annotation encoding="StarMath 5.0">W </annotation>
  </semantics>
</math>
</file>

<file path=Object 82/content.xml><?xml version="1.0" encoding="utf-8"?>
<math xmlns="http://www.w3.org/1998/Math/MathML" display="block">
  <semantics>
    <msub>
      <mi>e</mi>
      <mstyle color="red">
        <mi>μ</mi>
      </mstyle>
    </msub>
    <annotation encoding="StarMath 5.0">e sub {color red %mu}</annotation>
  </semantics>
</math>
</file>

<file path=Object 83/content.xml><?xml version="1.0" encoding="utf-8"?>
<math xmlns="http://www.w3.org/1998/Math/MathML" display="block">
  <semantics>
    <msub>
      <mi>f</mi>
      <mstyle color="red">
        <mi>ν</mi>
      </mstyle>
    </msub>
    <annotation encoding="StarMath 5.0">f sub {color red %nu}</annotation>
  </semantics>
</math>
</file>

<file path=Object 84/content.xml><?xml version="1.0" encoding="utf-8"?>
<math xmlns="http://www.w3.org/1998/Math/MathML" display="block">
  <semantics>
    <mi>Z</mi>
    <annotation encoding="StarMath 5.0"> Z</annotation>
  </semantics>
</math>
</file>

<file path=Object 85/content.xml><?xml version="1.0" encoding="utf-8"?>
<math xmlns="http://www.w3.org/1998/Math/MathML" display="block">
  <semantics>
    <mrow>
      <mi>v</mi>
      <mo stretchy="false">∈</mo>
      <mi>V</mi>
    </mrow>
    <annotation encoding="StarMath 5.0">v in V</annotation>
  </semantics>
</math>
</file>

<file path=Object 86/content.xml><?xml version="1.0" encoding="utf-8"?>
<math xmlns="http://www.w3.org/1998/Math/MathML" display="block">
  <semantics>
    <mrow>
      <mi>ω</mi>
      <mo stretchy="false">∈</mo>
      <mi>W</mi>
    </mrow>
    <annotation encoding="StarMath 5.0">%omega in W</annotation>
  </semantics>
</math>
</file>

<file path=Object 87/content.xml><?xml version="1.0" encoding="utf-8"?>
<math xmlns="http://www.w3.org/1998/Math/MathML" display="block">
  <semantics>
    <mi>ω</mi>
    <annotation encoding="StarMath 5.0"> %omega </annotation>
  </semantics>
</math>
</file>

<file path=Object 88/content.xml><?xml version="1.0" encoding="utf-8"?>
<math xmlns="http://www.w3.org/1998/Math/MathML" display="block">
  <semantics>
    <mi>W</mi>
    <annotation encoding="StarMath 5.0"> W </annotation>
  </semantics>
</math>
</file>

<file path=Object 89/content.xml><?xml version="1.0" encoding="utf-8"?>
<math xmlns="http://www.w3.org/1998/Math/MathML" display="block">
  <semantics>
    <mi>V</mi>
    <annotation encoding="StarMath 5.0"> V </annotation>
  </semantics>
</math>
</file>

<file path=Object 9/content.xml><?xml version="1.0" encoding="utf-8"?>
<math xmlns="http://www.w3.org/1998/Math/MathML">
  <semantics>
    <msub>
      <mstyle mathvariant="sans-serif">
        <mi>C</mi>
      </mstyle>
      <mrow>
        <mn>1</mn>
        <mn>3</mn>
      </mrow>
    </msub>
    <annotation encoding="StarMath 5.0">{font sans C} sub {1 3}</annotation>
  </semantics>
</math>
</file>

<file path=Object 90/content.xml><?xml version="1.0" encoding="utf-8"?>
<math xmlns="http://www.w3.org/1998/Math/MathML" display="block">
  <semantics>
    <mi>Z</mi>
    <annotation encoding="StarMath 5.0">Z</annotation>
  </semantics>
</math>
</file>

<file path=Object 91/content.xml><?xml version="1.0" encoding="utf-8"?>
<math xmlns="http://www.w3.org/1998/Math/MathML" display="block">
  <semantics>
    <mi>V</mi>
    <annotation encoding="StarMath 5.0"> V </annotation>
  </semantics>
</math>
</file>

<file path=Object 92/content.xml><?xml version="1.0" encoding="utf-8"?>
<math xmlns="http://www.w3.org/1998/Math/MathML" display="block">
  <semantics>
    <mi>V</mi>
    <annotation encoding="StarMath 5.0"> V</annotation>
  </semantics>
</math>
</file>

<file path=Object 93/content.xml><?xml version="1.0" encoding="utf-8"?>
<math xmlns="http://www.w3.org/1998/Math/MathML" display="block">
  <semantics>
    <mi>V</mi>
    <annotation encoding="StarMath 5.0"> V </annotation>
  </semantics>
</math>
</file>

<file path=Object 94/content.xml><?xml version="1.0" encoding="utf-8"?>
<math xmlns="http://www.w3.org/1998/Math/MathML">
  <semantics>
    <mrow>
      <mrow/>
      <msub>
        <mo stretchy="false">+</mo>
        <mi>v</mi>
      </msub>
      <mrow/>
    </mrow>
    <annotation encoding="StarMath 5.0">{{}+ sub v{}}</annotation>
  </semantics>
</math>
</file>

<file path=Object 95/content.xml><?xml version="1.0" encoding="utf-8"?>
<math xmlns="http://www.w3.org/1998/Math/MathML" display="block">
  <semantics>
    <mi>W</mi>
    <annotation encoding="StarMath 5.0"> W </annotation>
  </semantics>
</math>
</file>

<file path=Object 96/content.xml><?xml version="1.0" encoding="utf-8"?>
<math xmlns="http://www.w3.org/1998/Math/MathML">
  <semantics>
    <mrow>
      <mrow/>
      <msub>
        <mo stretchy="false">+</mo>
        <mi>w</mi>
      </msub>
      <mrow/>
    </mrow>
    <annotation encoding="StarMath 5.0">{{}+ sub w{}}</annotation>
  </semantics>
</math>
</file>

<file path=Object 97/content.xml><?xml version="1.0" encoding="utf-8"?>
<math xmlns="http://www.w3.org/1998/Math/MathML" display="block">
  <semantics>
    <mi>Z</mi>
    <annotation encoding="StarMath 5.0">Z</annotation>
  </semantics>
</math>
</file>

<file path=Object 98/content.xml><?xml version="1.0" encoding="utf-8"?>
<math xmlns="http://www.w3.org/1998/Math/MathML" display="block">
  <semantics>
    <mi>Z</mi>
    <annotation encoding="StarMath 5.0"> Z </annotation>
  </semantics>
</math>
</file>

<file path=Object 99/content.xml><?xml version="1.0" encoding="utf-8"?>
<math xmlns="http://www.w3.org/1998/Math/MathML" display="block">
  <semantics>
    <mi>V</mi>
    <annotation encoding="StarMath 5.0">V</annotation>
  </semantics>
</math>
</file>